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6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96.172499999999999" table:style-name="ce1">
            <text:p>96.1725</text:p>
          </table:table-cell>
          <table:table-cell office:value-type="float" office:value="95.717600000000004" table:style-name="ce1">
            <text:p>95.7176</text:p>
          </table:table-cell>
          <table:table-cell office:value-type="float" office:value="95.618600000000001" table:style-name="ce1">
            <text:p>95.6186</text:p>
          </table:table-cell>
          <table:table-cell office:value-type="float" office:value="95.654300000000006" table:style-name="ce1">
            <text:p>95.6543</text:p>
          </table:table-cell>
          <table:table-cell office:value-type="float" office:value="96.76" table:style-name="ce1">
            <text:p>96.76</text:p>
          </table:table-cell>
          <table:table-cell office:value-type="float" office:value="95.808000000000007" table:style-name="ce1">
            <text:p>95.808</text:p>
          </table:table-cell>
          <table:table-cell office:value-type="float" office:value="95.708799999999997" table:style-name="ce1">
            <text:p>95.7088</text:p>
          </table:table-cell>
          <table:table-cell office:value-type="float" office:value="95.7102" table:style-name="ce1">
            <text:p>95.7102</text:p>
          </table:table-cell>
          <table:table-cell office:value-type="float" office:value="95.901399999999995" table:style-name="ce1">
            <text:p>95.9014</text:p>
          </table:table-cell>
          <table:table-cell office:value-type="float" office:value="95.5852" table:style-name="ce1">
            <text:p>95.5852</text:p>
          </table:table-cell>
          <table:table-cell office:value-type="float" office:value="96.216700000000003" table:style-name="ce1">
            <text:p>96.2167</text:p>
          </table:table-cell>
          <table:table-cell office:value-type="float" office:value="95.594899999999996" table:style-name="ce1">
            <text:p>95.5949</text:p>
          </table:table-cell>
          <table:table-cell office:value-type="float" office:value="96.9011" table:style-name="ce1">
            <text:p>96.9011</text:p>
          </table:table-cell>
          <table:table-cell office:value-type="float" office:value="96.197100000000006" table:style-name="ce1">
            <text:p>96.1971</text:p>
          </table:table-cell>
          <table:table-cell office:value-type="float" office:value="96.64" table:style-name="ce1">
            <text:p>96.64</text:p>
          </table:table-cell>
          <table:table-cell office:value-type="float" office:value="95.551000000000002" table:style-name="ce1">
            <text:p>95.551</text:p>
          </table:table-cell>
          <table:table-cell office:value-type="float" office:value="95.916300000000007" table:style-name="ce1">
            <text:p>95.9163</text:p>
          </table:table-cell>
          <table:table-cell office:value-type="float" office:value="95.671899999999994" table:style-name="ce1">
            <text:p>95.6719</text:p>
          </table:table-cell>
          <table:table-cell office:value-type="float" office:value="96.543400000000005" table:style-name="ce1">
            <text:p>96.5434</text:p>
          </table:table-cell>
          <table:table-cell office:value-type="float" office:value="96.349900000000005" table:style-name="ce1">
            <text:p>96.3499</text:p>
          </table:table-cell>
          <table:table-cell office:value-type="float" office:value="96.816199999999995" table:style-name="ce1">
            <text:p>96.8162</text:p>
          </table:table-cell>
          <table:table-cell office:value-type="float" office:value="95.987499999999997" table:style-name="ce1">
            <text:p>95.9875</text:p>
          </table:table-cell>
          <table:table-cell office:value-type="float" office:value="97.081400000000002" table:style-name="ce1">
            <text:p>97.0814</text:p>
          </table:table-cell>
          <table:table-cell office:value-type="float" office:value="95.847800000000007" table:style-name="ce1">
            <text:p>95.8478</text:p>
          </table:table-cell>
          <table:table-cell office:value-type="float" office:value="96.325299999999999" table:style-name="ce1">
            <text:p>96.3253</text:p>
          </table:table-cell>
          <table:table-cell office:value-type="float" office:value="96.405799999999999" table:style-name="ce1">
            <text:p>96.4058</text:p>
          </table:table-cell>
          <table:table-cell office:value-type="float" office:value="95.925700000000006" table:style-name="ce1">
            <text:p>95.9257</text:p>
          </table:table-cell>
          <table:table-cell office:value-type="float" office:value="96.003" table:style-name="ce1">
            <text:p>96.003</text:p>
          </table:table-cell>
          <table:table-cell office:value-type="float" office:value="96.852199999999996" table:style-name="ce1">
            <text:p>96.8522</text:p>
          </table:table-cell>
          <table:table-cell office:value-type="float" office:value="96.2714" table:style-name="ce1">
            <text:p>96.2714</text:p>
          </table:table-cell>
          <table:table-cell table:style-name="ce1"/>
          <table:table-cell office:value-type="float" office:value="96.122851724137931" table:formula="of:=AVERAGE([.C2:.AE2])" table:style-name="ce1">
            <text:p>96.1228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87.415400000000005" table:style-name="ce1">
            <text:p>87.4154</text:p>
          </table:table-cell>
          <table:table-cell office:value-type="float" office:value="86.754400000000004" table:style-name="ce1">
            <text:p>86.7544</text:p>
          </table:table-cell>
          <table:table-cell office:value-type="float" office:value="86.343999999999994" table:style-name="ce1">
            <text:p>86.344</text:p>
          </table:table-cell>
          <table:table-cell office:value-type="float" office:value="86.804199999999994" table:style-name="ce1">
            <text:p>86.8042</text:p>
          </table:table-cell>
          <table:table-cell office:value-type="float" office:value="87.134399999999999" table:style-name="ce1">
            <text:p>87.1344</text:p>
          </table:table-cell>
          <table:table-cell office:value-type="float" office:value="90.781599999999997" table:style-name="ce1">
            <text:p>90.7816</text:p>
          </table:table-cell>
          <table:table-cell office:value-type="float" office:value="86.165999999999997" table:style-name="ce1">
            <text:p>86.166</text:p>
          </table:table-cell>
          <table:table-cell office:value-type="float" office:value="86.352500000000006" table:style-name="ce1">
            <text:p>86.3525</text:p>
          </table:table-cell>
          <table:table-cell office:value-type="float" office:value="86.678299999999993" table:style-name="ce1">
            <text:p>86.6783</text:p>
          </table:table-cell>
          <table:table-cell office:value-type="float" office:value="87.121200000000002" table:style-name="ce1">
            <text:p>87.1212</text:p>
          </table:table-cell>
          <table:table-cell office:value-type="float" office:value="86.590500000000006" table:style-name="ce1">
            <text:p>86.5905</text:p>
          </table:table-cell>
          <table:table-cell office:value-type="float" office:value="86.155199999999994" table:style-name="ce1">
            <text:p>86.1552</text:p>
          </table:table-cell>
          <table:table-cell office:value-type="float" office:value="87.203199999999995" table:style-name="ce1">
            <text:p>87.2032</text:p>
          </table:table-cell>
          <table:table-cell office:value-type="float" office:value="86.248800000000003" table:style-name="ce1">
            <text:p>86.2488</text:p>
          </table:table-cell>
          <table:table-cell office:value-type="float" office:value="87.026399999999995" table:style-name="ce1">
            <text:p>87.0264</text:p>
          </table:table-cell>
          <table:table-cell office:value-type="float" office:value="86.685900000000004" table:style-name="ce1">
            <text:p>86.6859</text:p>
          </table:table-cell>
          <table:table-cell office:value-type="float" office:value="86.574399999999997" table:style-name="ce1">
            <text:p>86.5744</text:p>
          </table:table-cell>
          <table:table-cell office:value-type="float" office:value="87.137299999999996" table:style-name="ce1">
            <text:p>87.1373</text:p>
          </table:table-cell>
          <table:table-cell office:value-type="float" office:value="87.337800000000001" table:style-name="ce1">
            <text:p>87.3378</text:p>
          </table:table-cell>
          <table:table-cell office:value-type="float" office:value="86.342799999999997" table:style-name="ce1">
            <text:p>86.3428</text:p>
          </table:table-cell>
          <table:table-cell office:value-type="float" office:value="86.711699999999993" table:style-name="ce1">
            <text:p>86.7117</text:p>
          </table:table-cell>
          <table:table-cell office:value-type="float" office:value="87.152799999999999" table:style-name="ce1">
            <text:p>87.1528</text:p>
          </table:table-cell>
          <table:table-cell office:value-type="float" office:value="86.516400000000004" table:style-name="ce1">
            <text:p>86.5164</text:p>
          </table:table-cell>
          <table:table-cell office:value-type="float" office:value="86.446100000000001" table:style-name="ce1">
            <text:p>86.4461</text:p>
          </table:table-cell>
          <table:table-cell office:value-type="float" office:value="86.150800000000004" table:style-name="ce1">
            <text:p>86.1508</text:p>
          </table:table-cell>
          <table:table-cell office:value-type="float" office:value="86.506500000000003" table:style-name="ce1">
            <text:p>86.5065</text:p>
          </table:table-cell>
          <table:table-cell office:value-type="float" office:value="86.164199999999994" table:style-name="ce1">
            <text:p>86.1642</text:p>
          </table:table-cell>
          <table:table-cell office:value-type="float" office:value="86.983599999999996" table:style-name="ce1">
            <text:p>86.9836</text:p>
          </table:table-cell>
          <table:table-cell office:value-type="float" office:value="87.325199999999995" table:style-name="ce1">
            <text:p>87.3252</text:p>
          </table:table-cell>
          <table:table-cell office:value-type="float" office:value="86.569100000000006" table:style-name="ce1">
            <text:p>86.5691</text:p>
          </table:table-cell>
          <table:table-cell table:style-name="ce1"/>
          <table:table-cell office:value-type="float" office:value="86.82638965517242" table:formula="of:=AVERAGE([.C3:.AE3])" table:style-name="ce1">
            <text:p>86.8263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92.057100000000005" table:style-name="ce1">
            <text:p>92.0571</text:p>
          </table:table-cell>
          <table:table-cell office:value-type="float" office:value="83.225999999999999" table:style-name="ce1">
            <text:p>83.226</text:p>
          </table:table-cell>
          <table:table-cell office:value-type="float" office:value="83.373000000000005" table:style-name="ce1">
            <text:p>83.373</text:p>
          </table:table-cell>
          <table:table-cell office:value-type="float" office:value="84.273399999999995" table:style-name="ce1">
            <text:p>84.2734</text:p>
          </table:table-cell>
          <table:table-cell office:value-type="float" office:value="83.161900000000003" table:style-name="ce1">
            <text:p>83.1619</text:p>
          </table:table-cell>
          <table:table-cell office:value-type="float" office:value="82.938800000000001" table:style-name="ce1">
            <text:p>82.9388</text:p>
          </table:table-cell>
          <table:table-cell office:value-type="float" office:value="83.427700000000002" table:style-name="ce1">
            <text:p>83.4277</text:p>
          </table:table-cell>
          <table:table-cell office:value-type="float" office:value="88.384399999999999" table:style-name="ce1">
            <text:p>88.3844</text:p>
          </table:table-cell>
          <table:table-cell office:value-type="float" office:value="83.593400000000003" table:style-name="ce1">
            <text:p>83.5934</text:p>
          </table:table-cell>
          <table:table-cell office:value-type="float" office:value="83.115300000000005" table:style-name="ce1">
            <text:p>83.1153</text:p>
          </table:table-cell>
          <table:table-cell office:value-type="float" office:value="84.492099999999994" table:style-name="ce1">
            <text:p>84.4921</text:p>
          </table:table-cell>
          <table:table-cell office:value-type="float" office:value="83.312899999999999" table:style-name="ce1">
            <text:p>83.3129</text:p>
          </table:table-cell>
          <table:table-cell office:value-type="float" office:value="83.238900000000001" table:style-name="ce1">
            <text:p>83.2389</text:p>
          </table:table-cell>
          <table:table-cell office:value-type="float" office:value="82.963399999999993" table:style-name="ce1">
            <text:p>82.9634</text:p>
          </table:table-cell>
          <table:table-cell office:value-type="float" office:value="84.554500000000004" table:style-name="ce1">
            <text:p>84.5545</text:p>
          </table:table-cell>
          <table:table-cell office:value-type="float" office:value="83.043899999999994" table:style-name="ce1">
            <text:p>83.0439</text:p>
          </table:table-cell>
          <table:table-cell office:value-type="float" office:value="84.573499999999996" table:style-name="ce1">
            <text:p>84.5735</text:p>
          </table:table-cell>
          <table:table-cell office:value-type="float" office:value="83.509399999999999" table:style-name="ce1">
            <text:p>83.5094</text:p>
          </table:table-cell>
          <table:table-cell office:value-type="float" office:value="87.532499999999999" table:style-name="ce1">
            <text:p>87.5325</text:p>
          </table:table-cell>
          <table:table-cell office:value-type="float" office:value="83.571700000000007" table:style-name="ce1">
            <text:p>83.5717</text:p>
          </table:table-cell>
          <table:table-cell office:value-type="float" office:value="82.630600000000001" table:style-name="ce1">
            <text:p>82.6306</text:p>
          </table:table-cell>
          <table:table-cell office:value-type="float" office:value="83.810299999999998" table:style-name="ce1">
            <text:p>83.8103</text:p>
          </table:table-cell>
          <table:table-cell office:value-type="float" office:value="84.524299999999997" table:style-name="ce1">
            <text:p>84.5243</text:p>
          </table:table-cell>
          <table:table-cell office:value-type="float" office:value="83.713999999999999" table:style-name="ce1">
            <text:p>83.714</text:p>
          </table:table-cell>
          <table:table-cell office:value-type="float" office:value="84.738" table:style-name="ce1">
            <text:p>84.738</text:p>
          </table:table-cell>
          <table:table-cell office:value-type="float" office:value="83.2714" table:style-name="ce1">
            <text:p>83.2714</text:p>
          </table:table-cell>
          <table:table-cell office:value-type="float" office:value="83.084000000000003" table:style-name="ce1">
            <text:p>83.084</text:p>
          </table:table-cell>
          <table:table-cell office:value-type="float" office:value="83.9602" table:style-name="ce1">
            <text:p>83.9602</text:p>
          </table:table-cell>
          <table:table-cell office:value-type="float" office:value="84.343999999999994" table:style-name="ce1">
            <text:p>84.344</text:p>
          </table:table-cell>
          <table:table-cell office:value-type="float" office:value="84.7971" table:style-name="ce1">
            <text:p>84.7971</text:p>
          </table:table-cell>
          <table:table-cell table:style-name="ce1"/>
          <table:table-cell office:value-type="float" office:value="83.971055172413799" table:formula="of:=AVERAGE([.C4:.AE4])" table:style-name="ce1">
            <text:p>83.9710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90.540999999999997" table:style-name="ce1">
            <text:p>90.541</text:p>
          </table:table-cell>
          <table:table-cell office:value-type="float" office:value="90.447599999999994" table:style-name="ce1">
            <text:p>90.4476</text:p>
          </table:table-cell>
          <table:table-cell office:value-type="float" office:value="88.907799999999995" table:style-name="ce1">
            <text:p>88.9078</text:p>
          </table:table-cell>
          <table:table-cell office:value-type="float" office:value="92.291600000000003" table:style-name="ce1">
            <text:p>92.2916</text:p>
          </table:table-cell>
          <table:table-cell office:value-type="float" office:value="90.8048" table:style-name="ce1">
            <text:p>90.8048</text:p>
          </table:table-cell>
          <table:table-cell office:value-type="float" office:value="92.206999999999994" table:style-name="ce1">
            <text:p>92.207</text:p>
          </table:table-cell>
          <table:table-cell office:value-type="float" office:value="90.637299999999996" table:style-name="ce1">
            <text:p>90.6373</text:p>
          </table:table-cell>
          <table:table-cell office:value-type="float" office:value="90.893199999999993" table:style-name="ce1">
            <text:p>90.8932</text:p>
          </table:table-cell>
          <table:table-cell office:value-type="float" office:value="90.9529" table:style-name="ce1">
            <text:p>90.9529</text:p>
          </table:table-cell>
          <table:table-cell office:value-type="float" office:value="90.366200000000006" table:style-name="ce1">
            <text:p>90.3662</text:p>
          </table:table-cell>
          <table:table-cell office:value-type="float" office:value="92.224000000000004" table:style-name="ce1">
            <text:p>92.224</text:p>
          </table:table-cell>
          <table:table-cell office:value-type="float" office:value="91.890299999999996" table:style-name="ce1">
            <text:p>91.8903</text:p>
          </table:table-cell>
          <table:table-cell office:value-type="float" office:value="90.686199999999999" table:style-name="ce1">
            <text:p>90.6862</text:p>
          </table:table-cell>
          <table:table-cell office:value-type="float" office:value="90.880600000000001" table:style-name="ce1">
            <text:p>90.8806</text:p>
          </table:table-cell>
          <table:table-cell office:value-type="float" office:value="92.519099999999995" table:style-name="ce1">
            <text:p>92.5191</text:p>
          </table:table-cell>
          <table:table-cell office:value-type="float" office:value="92.440299999999993" table:style-name="ce1">
            <text:p>92.4403</text:p>
          </table:table-cell>
          <table:table-cell office:value-type="float" office:value="90.042500000000004" table:style-name="ce1">
            <text:p>90.0425</text:p>
          </table:table-cell>
          <table:table-cell office:value-type="float" office:value="88.7029" table:style-name="ce1">
            <text:p>88.7029</text:p>
          </table:table-cell>
          <table:table-cell office:value-type="float" office:value="88.933000000000007" table:style-name="ce1">
            <text:p>88.933</text:p>
          </table:table-cell>
          <table:table-cell office:value-type="float" office:value="88.680099999999996" table:style-name="ce1">
            <text:p>88.6801</text:p>
          </table:table-cell>
          <table:table-cell office:value-type="float" office:value="90.752099999999999" table:style-name="ce1">
            <text:p>90.7521</text:p>
          </table:table-cell>
          <table:table-cell office:value-type="float" office:value="91.914000000000001" table:style-name="ce1">
            <text:p>91.914</text:p>
          </table:table-cell>
          <table:table-cell office:value-type="float" office:value="89.587599999999995" table:style-name="ce1">
            <text:p>89.5876</text:p>
          </table:table-cell>
          <table:table-cell office:value-type="float" office:value="90.514399999999995" table:style-name="ce1">
            <text:p>90.5144</text:p>
          </table:table-cell>
          <table:table-cell office:value-type="float" office:value="96.880300000000005" table:style-name="ce1">
            <text:p>96.8803</text:p>
          </table:table-cell>
          <table:table-cell office:value-type="float" office:value="90.304500000000004" table:style-name="ce1">
            <text:p>90.3045</text:p>
          </table:table-cell>
          <table:table-cell office:value-type="float" office:value="90.721299999999999" table:style-name="ce1">
            <text:p>90.7213</text:p>
          </table:table-cell>
          <table:table-cell office:value-type="float" office:value="90.111000000000004" table:style-name="ce1">
            <text:p>90.111</text:p>
          </table:table-cell>
          <table:table-cell office:value-type="float" office:value="92.780799999999999" table:style-name="ce1">
            <text:p>92.7808</text:p>
          </table:table-cell>
          <table:table-cell office:value-type="float" office:value="91.947900000000004" table:style-name="ce1">
            <text:p>91.9479</text:p>
          </table:table-cell>
          <table:table-cell table:style-name="ce1"/>
          <table:table-cell office:value-type="float" office:value="91.035217241379328" table:formula="of:=AVERAGE([.C5:.AE5])" table:style-name="ce1">
            <text:p>91.035217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86.800700000000006" table:style-name="ce1">
            <text:p>86.8007</text:p>
          </table:table-cell>
          <table:table-cell office:value-type="float" office:value="87.409599999999998" table:style-name="ce1">
            <text:p>87.4096</text:p>
          </table:table-cell>
          <table:table-cell office:value-type="float" office:value="84.964299999999994" table:style-name="ce1">
            <text:p>84.9643</text:p>
          </table:table-cell>
          <table:table-cell office:value-type="float" office:value="85.324399999999997" table:style-name="ce1">
            <text:p>85.3244</text:p>
          </table:table-cell>
          <table:table-cell office:value-type="float" office:value="85.316999999999993" table:style-name="ce1">
            <text:p>85.317</text:p>
          </table:table-cell>
          <table:table-cell office:value-type="float" office:value="85.116500000000002" table:style-name="ce1">
            <text:p>85.1165</text:p>
          </table:table-cell>
          <table:table-cell office:value-type="float" office:value="84.311499999999995" table:style-name="ce1">
            <text:p>84.3115</text:p>
          </table:table-cell>
          <table:table-cell office:value-type="float" office:value="86.826999999999998" table:style-name="ce1">
            <text:p>86.827</text:p>
          </table:table-cell>
          <table:table-cell office:value-type="float" office:value="86.512299999999996" table:style-name="ce1">
            <text:p>86.5123</text:p>
          </table:table-cell>
          <table:table-cell office:value-type="float" office:value="84.873000000000005" table:style-name="ce1">
            <text:p>84.873</text:p>
          </table:table-cell>
          <table:table-cell office:value-type="float" office:value="88.075000000000003" table:style-name="ce1">
            <text:p>88.075</text:p>
          </table:table-cell>
          <table:table-cell office:value-type="float" office:value="84.2851" table:style-name="ce1">
            <text:p>84.2851</text:p>
          </table:table-cell>
          <table:table-cell office:value-type="float" office:value="87.173299999999998" table:style-name="ce1">
            <text:p>87.1733</text:p>
          </table:table-cell>
          <table:table-cell office:value-type="float" office:value="86.936499999999995" table:style-name="ce1">
            <text:p>86.9365</text:p>
          </table:table-cell>
          <table:table-cell office:value-type="float" office:value="84.810900000000004" table:style-name="ce1">
            <text:p>84.8109</text:p>
          </table:table-cell>
          <table:table-cell office:value-type="float" office:value="85.933899999999994" table:style-name="ce1">
            <text:p>85.9339</text:p>
          </table:table-cell>
          <table:table-cell office:value-type="float" office:value="85.491200000000006" table:style-name="ce1">
            <text:p>85.4912</text:p>
          </table:table-cell>
          <table:table-cell office:value-type="float" office:value="84.941199999999995" table:style-name="ce1">
            <text:p>84.9412</text:p>
          </table:table-cell>
          <table:table-cell office:value-type="float" office:value="87.527199999999993" table:style-name="ce1">
            <text:p>87.5272</text:p>
          </table:table-cell>
          <table:table-cell office:value-type="float" office:value="86.319699999999997" table:style-name="ce1">
            <text:p>86.3197</text:p>
          </table:table-cell>
          <table:table-cell office:value-type="float" office:value="84.483000000000004" table:style-name="ce1">
            <text:p>84.483</text:p>
          </table:table-cell>
          <table:table-cell office:value-type="float" office:value="86.616799999999998" table:style-name="ce1">
            <text:p>86.6168</text:p>
          </table:table-cell>
          <table:table-cell office:value-type="float" office:value="85.192899999999995" table:style-name="ce1">
            <text:p>85.1929</text:p>
          </table:table-cell>
          <table:table-cell office:value-type="float" office:value="87.430599999999998" table:style-name="ce1">
            <text:p>87.4306</text:p>
          </table:table-cell>
          <table:table-cell office:value-type="float" office:value="84.178299999999993" table:style-name="ce1">
            <text:p>84.1783</text:p>
          </table:table-cell>
          <table:table-cell office:value-type="float" office:value="84.813500000000005" table:style-name="ce1">
            <text:p>84.8135</text:p>
          </table:table-cell>
          <table:table-cell office:value-type="float" office:value="86.428299999999993" table:style-name="ce1">
            <text:p>86.4283</text:p>
          </table:table-cell>
          <table:table-cell office:value-type="float" office:value="86.980099999999993" table:style-name="ce1">
            <text:p>86.9801</text:p>
          </table:table-cell>
          <table:table-cell office:value-type="float" office:value="85.530500000000004" table:style-name="ce1">
            <text:p>85.5305</text:p>
          </table:table-cell>
          <table:table-cell office:value-type="float" office:value="84.290400000000005" table:style-name="ce1">
            <text:p>84.2904</text:p>
          </table:table-cell>
          <table:table-cell table:style-name="ce1"/>
          <table:table-cell office:value-type="float" office:value="85.796344827586211" table:formula="of:=AVERAGE([.C6:.AE6])" table:style-name="ce1">
            <text:p>85.79634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89.405799999999999" table:style-name="ce1">
            <text:p>89.4058</text:p>
          </table:table-cell>
          <table:table-cell office:value-type="float" office:value="85.185299999999998" table:style-name="ce1">
            <text:p>85.1853</text:p>
          </table:table-cell>
          <table:table-cell office:value-type="float" office:value="84.842200000000005" table:style-name="ce1">
            <text:p>84.8422</text:p>
          </table:table-cell>
          <table:table-cell office:value-type="float" office:value="83.351600000000005" table:style-name="ce1">
            <text:p>83.3516</text:p>
          </table:table-cell>
          <table:table-cell office:value-type="float" office:value="85.664199999999994" table:style-name="ce1">
            <text:p>85.6642</text:p>
          </table:table-cell>
          <table:table-cell office:value-type="float" office:value="85.094300000000004" table:style-name="ce1">
            <text:p>85.0943</text:p>
          </table:table-cell>
          <table:table-cell office:value-type="float" office:value="84.722200000000001" table:style-name="ce1">
            <text:p>84.7222</text:p>
          </table:table-cell>
          <table:table-cell office:value-type="float" office:value="85.531599999999997" table:style-name="ce1">
            <text:p>85.5316</text:p>
          </table:table-cell>
          <table:table-cell office:value-type="float" office:value="85.480999999999995" table:style-name="ce1">
            <text:p>85.481</text:p>
          </table:table-cell>
          <table:table-cell office:value-type="float" office:value="86.221299999999999" table:style-name="ce1">
            <text:p>86.2213</text:p>
          </table:table-cell>
          <table:table-cell office:value-type="float" office:value="85.520200000000003" table:style-name="ce1">
            <text:p>85.5202</text:p>
          </table:table-cell>
          <table:table-cell office:value-type="float" office:value="85.435599999999994" table:style-name="ce1">
            <text:p>85.4356</text:p>
          </table:table-cell>
          <table:table-cell office:value-type="float" office:value="85.4251" table:style-name="ce1">
            <text:p>85.4251</text:p>
          </table:table-cell>
          <table:table-cell office:value-type="float" office:value="83.366500000000002" table:style-name="ce1">
            <text:p>83.3665</text:p>
          </table:table-cell>
          <table:table-cell office:value-type="float" office:value="86.0334" table:style-name="ce1">
            <text:p>86.0334</text:p>
          </table:table-cell>
          <table:table-cell office:value-type="float" office:value="85.265199999999993" table:style-name="ce1">
            <text:p>85.2652</text:p>
          </table:table-cell>
          <table:table-cell office:value-type="float" office:value="84.665700000000001" table:style-name="ce1">
            <text:p>84.6657</text:p>
          </table:table-cell>
          <table:table-cell office:value-type="float" office:value="83.179199999999994" table:style-name="ce1">
            <text:p>83.1792</text:p>
          </table:table-cell>
          <table:table-cell office:value-type="float" office:value="85.388499999999993" table:style-name="ce1">
            <text:p>85.3885</text:p>
          </table:table-cell>
          <table:table-cell office:value-type="float" office:value="85.887299999999996" table:style-name="ce1">
            <text:p>85.8873</text:p>
          </table:table-cell>
          <table:table-cell office:value-type="float" office:value="85.259699999999995" table:style-name="ce1">
            <text:p>85.2597</text:p>
          </table:table-cell>
          <table:table-cell office:value-type="float" office:value="85.924800000000005" table:style-name="ce1">
            <text:p>85.9248</text:p>
          </table:table-cell>
          <table:table-cell office:value-type="float" office:value="84.907799999999995" table:style-name="ce1">
            <text:p>84.9078</text:p>
          </table:table-cell>
          <table:table-cell office:value-type="float" office:value="85.256200000000007" table:style-name="ce1">
            <text:p>85.2562</text:p>
          </table:table-cell>
          <table:table-cell office:value-type="float" office:value="84.560299999999998" table:style-name="ce1">
            <text:p>84.5603</text:p>
          </table:table-cell>
          <table:table-cell office:value-type="float" office:value="83.975399999999993" table:style-name="ce1">
            <text:p>83.9754</text:p>
          </table:table-cell>
          <table:table-cell office:value-type="float" office:value="85.439700000000002" table:style-name="ce1">
            <text:p>85.4397</text:p>
          </table:table-cell>
          <table:table-cell office:value-type="float" office:value="83.0779" table:style-name="ce1">
            <text:p>83.0779</text:p>
          </table:table-cell>
          <table:table-cell office:value-type="float" office:value="84.063800000000001" table:style-name="ce1">
            <text:p>84.0638</text:p>
          </table:table-cell>
          <table:table-cell office:value-type="float" office:value="85.586100000000002" table:style-name="ce1">
            <text:p>85.5861</text:p>
          </table:table-cell>
          <table:table-cell table:style-name="ce1"/>
          <table:table-cell office:value-type="float" office:value="84.97627931034485" table:formula="of:=AVERAGE([.C7:.AE7])" table:style-name="ce1">
            <text:p>84.9762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85.811499999999995" table:style-name="ce1">
            <text:p>85.8115</text:p>
          </table:table-cell>
          <table:table-cell office:value-type="float" office:value="84.863600000000005" table:style-name="ce1">
            <text:p>84.8636</text:p>
          </table:table-cell>
          <table:table-cell office:value-type="float" office:value="85.760499999999993" table:style-name="ce1">
            <text:p>85.7605</text:p>
          </table:table-cell>
          <table:table-cell office:value-type="float" office:value="85.290700000000001" table:style-name="ce1">
            <text:p>85.2907</text:p>
          </table:table-cell>
          <table:table-cell office:value-type="float" office:value="85.270799999999994" table:style-name="ce1">
            <text:p>85.2708</text:p>
          </table:table-cell>
          <table:table-cell office:value-type="float" office:value="85.606300000000005" table:style-name="ce1">
            <text:p>85.6063</text:p>
          </table:table-cell>
          <table:table-cell office:value-type="float" office:value="86.474000000000004" table:style-name="ce1">
            <text:p>86.474</text:p>
          </table:table-cell>
          <table:table-cell office:value-type="float" office:value="85.729500000000002" table:style-name="ce1">
            <text:p>85.7295</text:p>
          </table:table-cell>
          <table:table-cell office:value-type="float" office:value="85.548900000000003" table:style-name="ce1">
            <text:p>85.5489</text:p>
          </table:table-cell>
          <table:table-cell office:value-type="float" office:value="84.744699999999995" table:style-name="ce1">
            <text:p>84.7447</text:p>
          </table:table-cell>
          <table:table-cell office:value-type="float" office:value="85.242099999999994" table:style-name="ce1">
            <text:p>85.2421</text:p>
          </table:table-cell>
          <table:table-cell office:value-type="float" office:value="84.990600000000001" table:style-name="ce1">
            <text:p>84.9906</text:p>
          </table:table-cell>
          <table:table-cell office:value-type="float" office:value="85.136399999999995" table:style-name="ce1">
            <text:p>85.1364</text:p>
          </table:table-cell>
          <table:table-cell office:value-type="float" office:value="85.333399999999997" table:style-name="ce1">
            <text:p>85.3334</text:p>
          </table:table-cell>
          <table:table-cell office:value-type="float" office:value="89.503200000000007" table:style-name="ce1">
            <text:p>89.5032</text:p>
          </table:table-cell>
          <table:table-cell office:value-type="float" office:value="85.255899999999997" table:style-name="ce1">
            <text:p>85.2559</text:p>
          </table:table-cell>
          <table:table-cell office:value-type="float" office:value="85.441999999999993" table:style-name="ce1">
            <text:p>85.442</text:p>
          </table:table-cell>
          <table:table-cell office:value-type="float" office:value="85.553299999999993" table:style-name="ce1">
            <text:p>85.5533</text:p>
          </table:table-cell>
          <table:table-cell office:value-type="float" office:value="85.3065" table:style-name="ce1">
            <text:p>85.3065</text:p>
          </table:table-cell>
          <table:table-cell office:value-type="float" office:value="86.001199999999997" table:style-name="ce1">
            <text:p>86.0012</text:p>
          </table:table-cell>
          <table:table-cell office:value-type="float" office:value="86.170699999999997" table:style-name="ce1">
            <text:p>86.1707</text:p>
          </table:table-cell>
          <table:table-cell office:value-type="float" office:value="85.923299999999998" table:style-name="ce1">
            <text:p>85.9233</text:p>
          </table:table-cell>
          <table:table-cell office:value-type="float" office:value="85.772800000000004" table:style-name="ce1">
            <text:p>85.7728</text:p>
          </table:table-cell>
          <table:table-cell office:value-type="float" office:value="86.496200000000002" table:style-name="ce1">
            <text:p>86.4962</text:p>
          </table:table-cell>
          <table:table-cell office:value-type="float" office:value="88.795100000000005" table:style-name="ce1">
            <text:p>88.7951</text:p>
          </table:table-cell>
          <table:table-cell office:value-type="float" office:value="86.029300000000006" table:style-name="ce1">
            <text:p>86.0293</text:p>
          </table:table-cell>
          <table:table-cell office:value-type="float" office:value="85.950500000000005" table:style-name="ce1">
            <text:p>85.9505</text:p>
          </table:table-cell>
          <table:table-cell office:value-type="float" office:value="85.409499999999994" table:style-name="ce1">
            <text:p>85.4095</text:p>
          </table:table-cell>
          <table:table-cell office:value-type="float" office:value="86.009699999999995" table:style-name="ce1">
            <text:p>86.0097</text:p>
          </table:table-cell>
          <table:table-cell office:value-type="float" office:value="87.679199999999994" table:style-name="ce1">
            <text:p>87.6792</text:p>
          </table:table-cell>
          <table:table-cell table:style-name="ce1"/>
          <table:table-cell office:value-type="float" office:value="85.906548275862079" table:formula="of:=AVERAGE([.C8:.AE8])" table:style-name="ce1">
            <text:p>85.9065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88.6768" table:style-name="ce1">
            <text:p>88.6768</text:p>
          </table:table-cell>
          <table:table-cell office:value-type="float" office:value="83.126999999999995" table:style-name="ce1">
            <text:p>83.127</text:p>
          </table:table-cell>
          <table:table-cell office:value-type="float" office:value="83.809399999999997" table:style-name="ce1">
            <text:p>83.8094</text:p>
          </table:table-cell>
          <table:table-cell office:value-type="float" office:value="83.436499999999995" table:style-name="ce1">
            <text:p>83.4365</text:p>
          </table:table-cell>
          <table:table-cell office:value-type="float" office:value="83.369399999999999" table:style-name="ce1">
            <text:p>83.3694</text:p>
          </table:table-cell>
          <table:table-cell office:value-type="float" office:value="83.311800000000005" table:style-name="ce1">
            <text:p>83.3118</text:p>
          </table:table-cell>
          <table:table-cell office:value-type="float" office:value="82.972200000000001" table:style-name="ce1">
            <text:p>82.9722</text:p>
          </table:table-cell>
          <table:table-cell office:value-type="float" office:value="83.373500000000007" table:style-name="ce1">
            <text:p>83.3735</text:p>
          </table:table-cell>
          <table:table-cell office:value-type="float" office:value="82.849199999999996" table:style-name="ce1">
            <text:p>82.8492</text:p>
          </table:table-cell>
          <table:table-cell office:value-type="float" office:value="83.069400000000002" table:style-name="ce1">
            <text:p>83.0694</text:p>
          </table:table-cell>
          <table:table-cell office:value-type="float" office:value="83.480099999999993" table:style-name="ce1">
            <text:p>83.4801</text:p>
          </table:table-cell>
          <table:table-cell office:value-type="float" office:value="83.274299999999997" table:style-name="ce1">
            <text:p>83.2743</text:p>
          </table:table-cell>
          <table:table-cell office:value-type="float" office:value="83.287199999999999" table:style-name="ce1">
            <text:p>83.2872</text:p>
          </table:table-cell>
          <table:table-cell office:value-type="float" office:value="83.441500000000005" table:style-name="ce1">
            <text:p>83.4415</text:p>
          </table:table-cell>
          <table:table-cell office:value-type="float" office:value="83.197599999999994" table:style-name="ce1">
            <text:p>83.1976</text:p>
          </table:table-cell>
          <table:table-cell office:value-type="float" office:value="83.233599999999996" table:style-name="ce1">
            <text:p>83.2336</text:p>
          </table:table-cell>
          <table:table-cell office:value-type="float" office:value="83.326999999999998" table:style-name="ce1">
            <text:p>83.327</text:p>
          </table:table-cell>
          <table:table-cell office:value-type="float" office:value="81.7547" table:style-name="ce1">
            <text:p>81.7547</text:p>
          </table:table-cell>
          <table:table-cell office:value-type="float" office:value="83.373199999999997" table:style-name="ce1">
            <text:p>83.3732</text:p>
          </table:table-cell>
          <table:table-cell office:value-type="float" office:value="83.410700000000006" table:style-name="ce1">
            <text:p>83.4107</text:p>
          </table:table-cell>
          <table:table-cell office:value-type="float" office:value="83.407200000000003" table:style-name="ce1">
            <text:p>83.4072</text:p>
          </table:table-cell>
          <table:table-cell office:value-type="float" office:value="83.709900000000005" table:style-name="ce1">
            <text:p>83.7099</text:p>
          </table:table-cell>
          <table:table-cell office:value-type="float" office:value="83.427099999999996" table:style-name="ce1">
            <text:p>83.4271</text:p>
          </table:table-cell>
          <table:table-cell office:value-type="float" office:value="83.139600000000002" table:style-name="ce1">
            <text:p>83.1396</text:p>
          </table:table-cell>
          <table:table-cell office:value-type="float" office:value="83.511399999999995" table:style-name="ce1">
            <text:p>83.5114</text:p>
          </table:table-cell>
          <table:table-cell office:value-type="float" office:value="83.587800000000001" table:style-name="ce1">
            <text:p>83.5878</text:p>
          </table:table-cell>
          <table:table-cell office:value-type="float" office:value="83.771699999999996" table:style-name="ce1">
            <text:p>83.7717</text:p>
          </table:table-cell>
          <table:table-cell office:value-type="float" office:value="85.932400000000001" table:style-name="ce1">
            <text:p>85.9324</text:p>
          </table:table-cell>
          <table:table-cell office:value-type="float" office:value="83.145799999999994" table:style-name="ce1">
            <text:p>83.1458</text:p>
          </table:table-cell>
          <table:table-cell office:value-type="float" office:value="81.680000000000007" table:style-name="ce1">
            <text:p>81.68</text:p>
          </table:table-cell>
          <table:table-cell table:style-name="ce1"/>
          <table:table-cell office:value-type="float" office:value="83.324524137931022" table:formula="of:=AVERAGE([.C9:.AE9])" table:style-name="ce1">
            <text:p>83.3245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87.561499999999995" table:style-name="ce1">
            <text:p>87.5615</text:p>
          </table:table-cell>
          <table:table-cell office:value-type="float" office:value="86.359800000000007" table:style-name="ce1">
            <text:p>86.3598</text:p>
          </table:table-cell>
          <table:table-cell office:value-type="float" office:value="86.008499999999998" table:style-name="ce1">
            <text:p>86.0085</text:p>
          </table:table-cell>
          <table:table-cell office:value-type="float" office:value="86.666899999999998" table:style-name="ce1">
            <text:p>86.6669</text:p>
          </table:table-cell>
          <table:table-cell office:value-type="float" office:value="85.940299999999993" table:style-name="ce1">
            <text:p>85.9403</text:p>
          </table:table-cell>
          <table:table-cell office:value-type="float" office:value="85.884399999999999" table:style-name="ce1">
            <text:p>85.8844</text:p>
          </table:table-cell>
          <table:table-cell office:value-type="float" office:value="85.576999999999998" table:style-name="ce1">
            <text:p>85.577</text:p>
          </table:table-cell>
          <table:table-cell office:value-type="float" office:value="84.894300000000001" table:style-name="ce1">
            <text:p>84.8943</text:p>
          </table:table-cell>
          <table:table-cell office:value-type="float" office:value="84.868600000000001" table:style-name="ce1">
            <text:p>84.8686</text:p>
          </table:table-cell>
          <table:table-cell office:value-type="float" office:value="86.256200000000007" table:style-name="ce1">
            <text:p>86.2562</text:p>
          </table:table-cell>
          <table:table-cell office:value-type="float" office:value="86.094300000000004" table:style-name="ce1">
            <text:p>86.0943</text:p>
          </table:table-cell>
          <table:table-cell office:value-type="float" office:value="86.762299999999996" table:style-name="ce1">
            <text:p>86.7623</text:p>
          </table:table-cell>
          <table:table-cell office:value-type="float" office:value="87.317899999999995" table:style-name="ce1">
            <text:p>87.3179</text:p>
          </table:table-cell>
          <table:table-cell office:value-type="float" office:value="84.921800000000005" table:style-name="ce1">
            <text:p>84.9218</text:p>
          </table:table-cell>
          <table:table-cell office:value-type="float" office:value="86.404300000000006" table:style-name="ce1">
            <text:p>86.4043</text:p>
          </table:table-cell>
          <table:table-cell office:value-type="float" office:value="86.093699999999998" table:style-name="ce1">
            <text:p>86.0937</text:p>
          </table:table-cell>
          <table:table-cell office:value-type="float" office:value="85.922700000000006" table:style-name="ce1">
            <text:p>85.9227</text:p>
          </table:table-cell>
          <table:table-cell office:value-type="float" office:value="86.276600000000002" table:style-name="ce1">
            <text:p>86.2766</text:p>
          </table:table-cell>
          <table:table-cell office:value-type="float" office:value="87.132300000000001" table:style-name="ce1">
            <text:p>87.1323</text:p>
          </table:table-cell>
          <table:table-cell office:value-type="float" office:value="87.289199999999994" table:style-name="ce1">
            <text:p>87.2892</text:p>
          </table:table-cell>
          <table:table-cell office:value-type="float" office:value="86.659300000000002" table:style-name="ce1">
            <text:p>86.6593</text:p>
          </table:table-cell>
          <table:table-cell office:value-type="float" office:value="84.808599999999998" table:style-name="ce1">
            <text:p>84.8086</text:p>
          </table:table-cell>
          <table:table-cell office:value-type="float" office:value="86.903999999999996" table:style-name="ce1">
            <text:p>86.904</text:p>
          </table:table-cell>
          <table:table-cell office:value-type="float" office:value="86.345399999999998" table:style-name="ce1">
            <text:p>86.3454</text:p>
          </table:table-cell>
          <table:table-cell office:value-type="float" office:value="86.384699999999995" table:style-name="ce1">
            <text:p>86.3847</text:p>
          </table:table-cell>
          <table:table-cell office:value-type="float" office:value="85.277500000000003" table:style-name="ce1">
            <text:p>85.2775</text:p>
          </table:table-cell>
          <table:table-cell office:value-type="float" office:value="86.139099999999999" table:style-name="ce1">
            <text:p>86.1391</text:p>
          </table:table-cell>
          <table:table-cell office:value-type="float" office:value="86.766099999999994" table:style-name="ce1">
            <text:p>86.7661</text:p>
          </table:table-cell>
          <table:table-cell office:value-type="float" office:value="83.273700000000005" table:style-name="ce1">
            <text:p>83.2737</text:p>
          </table:table-cell>
          <table:table-cell office:value-type="float" office:value="84.862099999999998" table:style-name="ce1">
            <text:p>84.8621</text:p>
          </table:table-cell>
          <table:table-cell table:style-name="ce1"/>
          <table:table-cell office:value-type="float" office:value="86.003158620689646" table:formula="of:=AVERAGE([.C10:.AE10])" table:style-name="ce1">
            <text:p>86.0031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84.721900000000005" table:style-name="ce1">
            <text:p>84.7219</text:p>
          </table:table-cell>
          <table:table-cell office:value-type="float" office:value="83.204599999999999" table:style-name="ce1">
            <text:p>83.2046</text:p>
          </table:table-cell>
          <table:table-cell office:value-type="float" office:value="84.141099999999994" table:style-name="ce1">
            <text:p>84.1411</text:p>
          </table:table-cell>
          <table:table-cell office:value-type="float" office:value="84.828999999999994" table:style-name="ce1">
            <text:p>84.829</text:p>
          </table:table-cell>
          <table:table-cell office:value-type="float" office:value="83.980099999999993" table:style-name="ce1">
            <text:p>83.9801</text:p>
          </table:table-cell>
          <table:table-cell office:value-type="float" office:value="84.344899999999996" table:style-name="ce1">
            <text:p>84.3449</text:p>
          </table:table-cell>
          <table:table-cell office:value-type="float" office:value="84.5334" table:style-name="ce1">
            <text:p>84.5334</text:p>
          </table:table-cell>
          <table:table-cell office:value-type="float" office:value="83.6584" table:style-name="ce1">
            <text:p>83.6584</text:p>
          </table:table-cell>
          <table:table-cell office:value-type="float" office:value="83.679699999999997" table:style-name="ce1">
            <text:p>83.6797</text:p>
          </table:table-cell>
          <table:table-cell office:value-type="float" office:value="83.419499999999999" table:style-name="ce1">
            <text:p>83.4195</text:p>
          </table:table-cell>
          <table:table-cell office:value-type="float" office:value="83.995000000000005" table:style-name="ce1">
            <text:p>83.995</text:p>
          </table:table-cell>
          <table:table-cell office:value-type="float" office:value="85.234800000000007" table:style-name="ce1">
            <text:p>85.2348</text:p>
          </table:table-cell>
          <table:table-cell office:value-type="float" office:value="84.593400000000003" table:style-name="ce1">
            <text:p>84.5934</text:p>
          </table:table-cell>
          <table:table-cell office:value-type="float" office:value="83.932100000000005" table:style-name="ce1">
            <text:p>83.9321</text:p>
          </table:table-cell>
          <table:table-cell office:value-type="float" office:value="84.242999999999995" table:style-name="ce1">
            <text:p>84.243</text:p>
          </table:table-cell>
          <table:table-cell office:value-type="float" office:value="83.645499999999998" table:style-name="ce1">
            <text:p>83.6455</text:p>
          </table:table-cell>
          <table:table-cell office:value-type="float" office:value="83.3536" table:style-name="ce1">
            <text:p>83.3536</text:p>
          </table:table-cell>
          <table:table-cell office:value-type="float" office:value="84.878200000000007" table:style-name="ce1">
            <text:p>84.8782</text:p>
          </table:table-cell>
          <table:table-cell office:value-type="float" office:value="84.497399999999999" table:style-name="ce1">
            <text:p>84.4974</text:p>
          </table:table-cell>
          <table:table-cell office:value-type="float" office:value="84.465500000000006" table:style-name="ce1">
            <text:p>84.4655</text:p>
          </table:table-cell>
          <table:table-cell office:value-type="float" office:value="84.365600000000001" table:style-name="ce1">
            <text:p>84.3656</text:p>
          </table:table-cell>
          <table:table-cell office:value-type="float" office:value="83.9666" table:style-name="ce1">
            <text:p>83.9666</text:p>
          </table:table-cell>
          <table:table-cell office:value-type="float" office:value="84.401399999999995" table:style-name="ce1">
            <text:p>84.4014</text:p>
          </table:table-cell>
          <table:table-cell office:value-type="float" office:value="84.672700000000006" table:style-name="ce1">
            <text:p>84.6727</text:p>
          </table:table-cell>
          <table:table-cell office:value-type="float" office:value="84.321399999999997" table:style-name="ce1">
            <text:p>84.3214</text:p>
          </table:table-cell>
          <table:table-cell office:value-type="float" office:value="84.364800000000002" table:style-name="ce1">
            <text:p>84.3648</text:p>
          </table:table-cell>
          <table:table-cell office:value-type="float" office:value="83.834000000000003" table:style-name="ce1">
            <text:p>83.834</text:p>
          </table:table-cell>
          <table:table-cell office:value-type="float" office:value="85.188199999999995" table:style-name="ce1">
            <text:p>85.1882</text:p>
          </table:table-cell>
          <table:table-cell office:value-type="float" office:value="84.596000000000004" table:style-name="ce1">
            <text:p>84.596</text:p>
          </table:table-cell>
          <table:table-cell office:value-type="float" office:value="82.904300000000006" table:style-name="ce1">
            <text:p>82.9043</text:p>
          </table:table-cell>
          <table:table-cell table:style-name="ce1"/>
          <table:table-cell office:value-type="float" office:value="84.180834482758627" table:formula="of:=AVERAGE([.C11:.AE11])" table:style-name="ce1">
            <text:p>84.1808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84.112700000000004" table:style-name="ce1">
            <text:p>84.1127</text:p>
          </table:table-cell>
          <table:table-cell office:value-type="float" office:value="82.654600000000002" table:style-name="ce1">
            <text:p>82.6546</text:p>
          </table:table-cell>
          <table:table-cell office:value-type="float" office:value="84.950199999999995" table:style-name="ce1">
            <text:p>84.9502</text:p>
          </table:table-cell>
          <table:table-cell office:value-type="float" office:value="82.518699999999995" table:style-name="ce1">
            <text:p>82.5187</text:p>
          </table:table-cell>
          <table:table-cell office:value-type="float" office:value="84.210499999999996" table:style-name="ce1">
            <text:p>84.2105</text:p>
          </table:table-cell>
          <table:table-cell office:value-type="float" office:value="83.607100000000003" table:style-name="ce1">
            <text:p>83.6071</text:p>
          </table:table-cell>
          <table:table-cell office:value-type="float" office:value="84.148700000000005" table:style-name="ce1">
            <text:p>84.1487</text:p>
          </table:table-cell>
          <table:table-cell office:value-type="float" office:value="84.559700000000007" table:style-name="ce1">
            <text:p>84.5597</text:p>
          </table:table-cell>
          <table:table-cell office:value-type="float" office:value="83.188500000000005" table:style-name="ce1">
            <text:p>83.1885</text:p>
          </table:table-cell>
          <table:table-cell office:value-type="float" office:value="84.442300000000003" table:style-name="ce1">
            <text:p>84.4423</text:p>
          </table:table-cell>
          <table:table-cell office:value-type="float" office:value="88.697299999999998" table:style-name="ce1">
            <text:p>88.6973</text:p>
          </table:table-cell>
          <table:table-cell office:value-type="float" office:value="83.649600000000007" table:style-name="ce1">
            <text:p>83.6496</text:p>
          </table:table-cell>
          <table:table-cell office:value-type="float" office:value="83.739199999999997" table:style-name="ce1">
            <text:p>83.7392</text:p>
          </table:table-cell>
          <table:table-cell office:value-type="float" office:value="84.340500000000006" table:style-name="ce1">
            <text:p>84.3405</text:p>
          </table:table-cell>
          <table:table-cell office:value-type="float" office:value="82.998199999999997" table:style-name="ce1">
            <text:p>82.9982</text:p>
          </table:table-cell>
          <table:table-cell office:value-type="float" office:value="84.025800000000004" table:style-name="ce1">
            <text:p>84.0258</text:p>
          </table:table-cell>
          <table:table-cell office:value-type="float" office:value="83.238" table:style-name="ce1">
            <text:p>83.238</text:p>
          </table:table-cell>
          <table:table-cell office:value-type="float" office:value="83.546300000000002" table:style-name="ce1">
            <text:p>83.5463</text:p>
          </table:table-cell>
          <table:table-cell office:value-type="float" office:value="83.945300000000003" table:style-name="ce1">
            <text:p>83.9453</text:p>
          </table:table-cell>
          <table:table-cell office:value-type="float" office:value="83.8489" table:style-name="ce1">
            <text:p>83.8489</text:p>
          </table:table-cell>
          <table:table-cell office:value-type="float" office:value="83.066199999999995" table:style-name="ce1">
            <text:p>83.0662</text:p>
          </table:table-cell>
          <table:table-cell office:value-type="float" office:value="84.040400000000005" table:style-name="ce1">
            <text:p>84.0404</text:p>
          </table:table-cell>
          <table:table-cell office:value-type="float" office:value="83.185000000000002" table:style-name="ce1">
            <text:p>83.185</text:p>
          </table:table-cell>
          <table:table-cell office:value-type="float" office:value="83.088999999999999" table:style-name="ce1">
            <text:p>83.089</text:p>
          </table:table-cell>
          <table:table-cell office:value-type="float" office:value="83.522499999999994" table:style-name="ce1">
            <text:p>83.5225</text:p>
          </table:table-cell>
          <table:table-cell office:value-type="float" office:value="84.099199999999996" table:style-name="ce1">
            <text:p>84.0992</text:p>
          </table:table-cell>
          <table:table-cell office:value-type="float" office:value="83.254999999999995" table:style-name="ce1">
            <text:p>83.255</text:p>
          </table:table-cell>
          <table:table-cell office:value-type="float" office:value="84.278700000000001" table:style-name="ce1">
            <text:p>84.2787</text:p>
          </table:table-cell>
          <table:table-cell office:value-type="float" office:value="83.098100000000002" table:style-name="ce1">
            <text:p>83.0981</text:p>
          </table:table-cell>
          <table:table-cell office:value-type="float" office:value="84.113299999999995" table:style-name="ce1">
            <text:p>84.1133</text:p>
          </table:table-cell>
          <table:table-cell table:style-name="ce1"/>
          <table:table-cell office:value-type="float" office:value="83.864027586206902" table:formula="of:=AVERAGE([.C12:.AE12])" table:style-name="ce1">
            <text:p>83.8640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84.159499999999994" table:style-name="ce1">
            <text:p>84.1595</text:p>
          </table:table-cell>
          <table:table-cell office:value-type="float" office:value="84.403999999999996" table:style-name="ce1">
            <text:p>84.404</text:p>
          </table:table-cell>
          <table:table-cell office:value-type="float" office:value="83.777500000000003" table:style-name="ce1">
            <text:p>83.7775</text:p>
          </table:table-cell>
          <table:table-cell office:value-type="float" office:value="83.7971" table:style-name="ce1">
            <text:p>83.7971</text:p>
          </table:table-cell>
          <table:table-cell office:value-type="float" office:value="81.836399999999998" table:style-name="ce1">
            <text:p>81.8364</text:p>
          </table:table-cell>
          <table:table-cell office:value-type="float" office:value="83.3917" table:style-name="ce1">
            <text:p>83.3917</text:p>
          </table:table-cell>
          <table:table-cell office:value-type="float" office:value="82.831699999999998" table:style-name="ce1">
            <text:p>82.8317</text:p>
          </table:table-cell>
          <table:table-cell office:value-type="float" office:value="82.5946" table:style-name="ce1">
            <text:p>82.5946</text:p>
          </table:table-cell>
          <table:table-cell office:value-type="float" office:value="82.402799999999999" table:style-name="ce1">
            <text:p>82.4028</text:p>
          </table:table-cell>
          <table:table-cell office:value-type="float" office:value="83.721599999999995" table:style-name="ce1">
            <text:p>83.7216</text:p>
          </table:table-cell>
          <table:table-cell office:value-type="float" office:value="82.595100000000002" table:style-name="ce1">
            <text:p>82.5951</text:p>
          </table:table-cell>
          <table:table-cell office:value-type="float" office:value="83.786600000000007" table:style-name="ce1">
            <text:p>83.7866</text:p>
          </table:table-cell>
          <table:table-cell office:value-type="float" office:value="84.626199999999997" table:style-name="ce1">
            <text:p>84.6262</text:p>
          </table:table-cell>
          <table:table-cell office:value-type="float" office:value="83.684399999999997" table:style-name="ce1">
            <text:p>83.6844</text:p>
          </table:table-cell>
          <table:table-cell office:value-type="float" office:value="84.656899999999993" table:style-name="ce1">
            <text:p>84.6569</text:p>
          </table:table-cell>
          <table:table-cell office:value-type="float" office:value="82.175899999999999" table:style-name="ce1">
            <text:p>82.1759</text:p>
          </table:table-cell>
          <table:table-cell office:value-type="float" office:value="83.173299999999998" table:style-name="ce1">
            <text:p>83.1733</text:p>
          </table:table-cell>
          <table:table-cell office:value-type="float" office:value="82.542400000000001" table:style-name="ce1">
            <text:p>82.5424</text:p>
          </table:table-cell>
          <table:table-cell office:value-type="float" office:value="82.947299999999998" table:style-name="ce1">
            <text:p>82.9473</text:p>
          </table:table-cell>
          <table:table-cell office:value-type="float" office:value="84.486199999999997" table:style-name="ce1">
            <text:p>84.4862</text:p>
          </table:table-cell>
          <table:table-cell office:value-type="float" office:value="83.601299999999995" table:style-name="ce1">
            <text:p>83.6013</text:p>
          </table:table-cell>
          <table:table-cell office:value-type="float" office:value="82.130899999999997" table:style-name="ce1">
            <text:p>82.1309</text:p>
          </table:table-cell>
          <table:table-cell office:value-type="float" office:value="83.343699999999998" table:style-name="ce1">
            <text:p>83.3437</text:p>
          </table:table-cell>
          <table:table-cell office:value-type="float" office:value="86.849299999999999" table:style-name="ce1">
            <text:p>86.8493</text:p>
          </table:table-cell>
          <table:table-cell office:value-type="float" office:value="81.557699999999997" table:style-name="ce1">
            <text:p>81.5577</text:p>
          </table:table-cell>
          <table:table-cell office:value-type="float" office:value="84.033100000000005" table:style-name="ce1">
            <text:p>84.0331</text:p>
          </table:table-cell>
          <table:table-cell office:value-type="float" office:value="83.990600000000001" table:style-name="ce1">
            <text:p>83.9906</text:p>
          </table:table-cell>
          <table:table-cell office:value-type="float" office:value="83.245599999999996" table:style-name="ce1">
            <text:p>83.2456</text:p>
          </table:table-cell>
          <table:table-cell office:value-type="float" office:value="81.815899999999999" table:style-name="ce1">
            <text:p>81.8159</text:p>
          </table:table-cell>
          <table:table-cell office:value-type="float" office:value="82.2667" table:style-name="ce1">
            <text:p>82.2667</text:p>
          </table:table-cell>
          <table:table-cell table:style-name="ce1"/>
          <table:table-cell office:value-type="float" office:value="83.319534482758641" table:formula="of:=AVERAGE([.C13:.AE13])" table:style-name="ce1">
            <text:p>83.3195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82.984200000000001" table:style-name="ce1">
            <text:p>82.9842</text:p>
          </table:table-cell>
          <table:table-cell office:value-type="float" office:value="83.243300000000005" table:style-name="ce1">
            <text:p>83.2433</text:p>
          </table:table-cell>
          <table:table-cell office:value-type="float" office:value="83.475399999999993" table:style-name="ce1">
            <text:p>83.4754</text:p>
          </table:table-cell>
          <table:table-cell office:value-type="float" office:value="82.861199999999997" table:style-name="ce1">
            <text:p>82.8612</text:p>
          </table:table-cell>
          <table:table-cell office:value-type="float" office:value="82.795400000000001" table:style-name="ce1">
            <text:p>82.7954</text:p>
          </table:table-cell>
          <table:table-cell office:value-type="float" office:value="82.876499999999993" table:style-name="ce1">
            <text:p>82.8765</text:p>
          </table:table-cell>
          <table:table-cell office:value-type="float" office:value="83.0852" table:style-name="ce1">
            <text:p>83.0852</text:p>
          </table:table-cell>
          <table:table-cell office:value-type="float" office:value="82.733000000000004" table:style-name="ce1">
            <text:p>82.733</text:p>
          </table:table-cell>
          <table:table-cell office:value-type="float" office:value="83.327600000000004" table:style-name="ce1">
            <text:p>83.3276</text:p>
          </table:table-cell>
          <table:table-cell office:value-type="float" office:value="82.909199999999998" table:style-name="ce1">
            <text:p>82.9092</text:p>
          </table:table-cell>
          <table:table-cell office:value-type="float" office:value="83.177700000000002" table:style-name="ce1">
            <text:p>83.1777</text:p>
          </table:table-cell>
          <table:table-cell office:value-type="float" office:value="83.233599999999996" table:style-name="ce1">
            <text:p>83.2336</text:p>
          </table:table-cell>
          <table:table-cell office:value-type="float" office:value="82.745599999999996" table:style-name="ce1">
            <text:p>82.7456</text:p>
          </table:table-cell>
          <table:table-cell office:value-type="float" office:value="84.123500000000007" table:style-name="ce1">
            <text:p>84.1235</text:p>
          </table:table-cell>
          <table:table-cell office:value-type="float" office:value="83.598699999999994" table:style-name="ce1">
            <text:p>83.5987</text:p>
          </table:table-cell>
          <table:table-cell office:value-type="float" office:value="82.807699999999997" table:style-name="ce1">
            <text:p>82.8077</text:p>
          </table:table-cell>
          <table:table-cell office:value-type="float" office:value="83.378500000000003" table:style-name="ce1">
            <text:p>83.3785</text:p>
          </table:table-cell>
          <table:table-cell office:value-type="float" office:value="83.838399999999993" table:style-name="ce1">
            <text:p>83.8384</text:p>
          </table:table-cell>
          <table:table-cell office:value-type="float" office:value="84.476299999999995" table:style-name="ce1">
            <text:p>84.4763</text:p>
          </table:table-cell>
          <table:table-cell office:value-type="float" office:value="83.472499999999997" table:style-name="ce1">
            <text:p>83.4725</text:p>
          </table:table-cell>
          <table:table-cell office:value-type="float" office:value="83.4786" table:style-name="ce1">
            <text:p>83.4786</text:p>
          </table:table-cell>
          <table:table-cell office:value-type="float" office:value="83.520799999999994" table:style-name="ce1">
            <text:p>83.5208</text:p>
          </table:table-cell>
          <table:table-cell office:value-type="float" office:value="82.903999999999996" table:style-name="ce1">
            <text:p>82.904</text:p>
          </table:table-cell>
          <table:table-cell office:value-type="float" office:value="84.443799999999996" table:style-name="ce1">
            <text:p>84.4438</text:p>
          </table:table-cell>
          <table:table-cell office:value-type="float" office:value="84.150800000000004" table:style-name="ce1">
            <text:p>84.1508</text:p>
          </table:table-cell>
          <table:table-cell office:value-type="float" office:value="83.183300000000003" table:style-name="ce1">
            <text:p>83.1833</text:p>
          </table:table-cell>
          <table:table-cell office:value-type="float" office:value="82.933800000000005" table:style-name="ce1">
            <text:p>82.9338</text:p>
          </table:table-cell>
          <table:table-cell office:value-type="float" office:value="82.969300000000004" table:style-name="ce1">
            <text:p>82.9693</text:p>
          </table:table-cell>
          <table:table-cell office:value-type="float" office:value="84.422700000000006" table:style-name="ce1">
            <text:p>84.4227</text:p>
          </table:table-cell>
          <table:table-cell office:value-type="float" office:value="83.135800000000003" table:style-name="ce1">
            <text:p>83.1358</text:p>
          </table:table-cell>
          <table:table-cell table:style-name="ce1"/>
          <table:table-cell office:value-type="float" office:value="83.355248275862067" table:formula="of:=AVERAGE([.C14:.AE14])" table:style-name="ce1">
            <text:p>83.3552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82.640199999999993" table:style-name="ce1">
            <text:p>82.6402</text:p>
          </table:table-cell>
          <table:table-cell office:value-type="float" office:value="82.706699999999998" table:style-name="ce1">
            <text:p>82.7067</text:p>
          </table:table-cell>
          <table:table-cell office:value-type="float" office:value="82.823499999999996" table:style-name="ce1">
            <text:p>82.8235</text:p>
          </table:table-cell>
          <table:table-cell office:value-type="float" office:value="82.911600000000007" table:style-name="ce1">
            <text:p>82.9116</text:p>
          </table:table-cell>
          <table:table-cell office:value-type="float" office:value="83.148399999999995" table:style-name="ce1">
            <text:p>83.1484</text:p>
          </table:table-cell>
          <table:table-cell office:value-type="float" office:value="83.462500000000006" table:style-name="ce1">
            <text:p>83.4625</text:p>
          </table:table-cell>
          <table:table-cell office:value-type="float" office:value="82.696399999999997" table:style-name="ce1">
            <text:p>82.6964</text:p>
          </table:table-cell>
          <table:table-cell office:value-type="float" office:value="83.044799999999995" table:style-name="ce1">
            <text:p>83.0448</text:p>
          </table:table-cell>
          <table:table-cell office:value-type="float" office:value="83.034499999999994" table:style-name="ce1">
            <text:p>83.0345</text:p>
          </table:table-cell>
          <table:table-cell office:value-type="float" office:value="82.988600000000005" table:style-name="ce1">
            <text:p>82.9886</text:p>
          </table:table-cell>
          <table:table-cell office:value-type="float" office:value="83.432400000000001" table:style-name="ce1">
            <text:p>83.4324</text:p>
          </table:table-cell>
          <table:table-cell office:value-type="float" office:value="83.147000000000006" table:style-name="ce1">
            <text:p>83.147</text:p>
          </table:table-cell>
          <table:table-cell office:value-type="float" office:value="82.973699999999994" table:style-name="ce1">
            <text:p>82.9737</text:p>
          </table:table-cell>
          <table:table-cell office:value-type="float" office:value="82.883200000000002" table:style-name="ce1">
            <text:p>82.8832</text:p>
          </table:table-cell>
          <table:table-cell office:value-type="float" office:value="83.107399999999998" table:style-name="ce1">
            <text:p>83.1074</text:p>
          </table:table-cell>
          <table:table-cell office:value-type="float" office:value="82.9084" table:style-name="ce1">
            <text:p>82.9084</text:p>
          </table:table-cell>
          <table:table-cell office:value-type="float" office:value="83.519900000000007" table:style-name="ce1">
            <text:p>83.5199</text:p>
          </table:table-cell>
          <table:table-cell office:value-type="float" office:value="83.800899999999999" table:style-name="ce1">
            <text:p>83.8009</text:p>
          </table:table-cell>
          <table:table-cell office:value-type="float" office:value="83.794200000000004" table:style-name="ce1">
            <text:p>83.7942</text:p>
          </table:table-cell>
          <table:table-cell office:value-type="float" office:value="83.879099999999994" table:style-name="ce1">
            <text:p>83.8791</text:p>
          </table:table-cell>
          <table:table-cell office:value-type="float" office:value="83.603899999999996" table:style-name="ce1">
            <text:p>83.6039</text:p>
          </table:table-cell>
          <table:table-cell office:value-type="float" office:value="83.1648" table:style-name="ce1">
            <text:p>83.1648</text:p>
          </table:table-cell>
          <table:table-cell office:value-type="float" office:value="84.1554" table:style-name="ce1">
            <text:p>84.1554</text:p>
          </table:table-cell>
          <table:table-cell office:value-type="float" office:value="84.322900000000004" table:style-name="ce1">
            <text:p>84.3229</text:p>
          </table:table-cell>
          <table:table-cell office:value-type="float" office:value="83.200500000000005" table:style-name="ce1">
            <text:p>83.2005</text:p>
          </table:table-cell>
          <table:table-cell office:value-type="float" office:value="84.265500000000003" table:style-name="ce1">
            <text:p>84.2655</text:p>
          </table:table-cell>
          <table:table-cell office:value-type="float" office:value="84.112099999999998" table:style-name="ce1">
            <text:p>84.1121</text:p>
          </table:table-cell>
          <table:table-cell office:value-type="float" office:value="84.201099999999997" table:style-name="ce1">
            <text:p>84.2011</text:p>
          </table:table-cell>
          <table:table-cell office:value-type="float" office:value="82.937600000000003" table:style-name="ce1">
            <text:p>82.9376</text:p>
          </table:table-cell>
          <table:table-cell office:value-type="float" office:value="83.397000000000006" table:style-name="ce1">
            <text:p>83.397</text:p>
          </table:table-cell>
          <table:table-cell table:style-name="ce1"/>
          <table:table-cell office:value-type="float" office:value="83.366344827586232" table:formula="of:=AVERAGE([.C15:.AE15])" table:style-name="ce1">
            <text:p>83.36634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83.712800000000001" table:style-name="ce1">
            <text:p>83.7128</text:p>
          </table:table-cell>
          <table:table-cell office:value-type="float" office:value="84.559100000000001" table:style-name="ce1">
            <text:p>84.5591</text:p>
          </table:table-cell>
          <table:table-cell office:value-type="float" office:value="82.844800000000006" table:style-name="ce1">
            <text:p>82.8448</text:p>
          </table:table-cell>
          <table:table-cell office:value-type="float" office:value="82.237700000000004" table:style-name="ce1">
            <text:p>82.2377</text:p>
          </table:table-cell>
          <table:table-cell office:value-type="float" office:value="90.416899999999998" table:style-name="ce1">
            <text:p>90.4169</text:p>
          </table:table-cell>
          <table:table-cell office:value-type="float" office:value="82.641099999999994" table:style-name="ce1">
            <text:p>82.6411</text:p>
          </table:table-cell>
          <table:table-cell office:value-type="float" office:value="82.703999999999994" table:style-name="ce1">
            <text:p>82.704</text:p>
          </table:table-cell>
          <table:table-cell office:value-type="float" office:value="83.584000000000003" table:style-name="ce1">
            <text:p>83.584</text:p>
          </table:table-cell>
          <table:table-cell office:value-type="float" office:value="84.156300000000002" table:style-name="ce1">
            <text:p>84.1563</text:p>
          </table:table-cell>
          <table:table-cell office:value-type="float" office:value="83.097200000000001" table:style-name="ce1">
            <text:p>83.0972</text:p>
          </table:table-cell>
          <table:table-cell office:value-type="float" office:value="83.268199999999993" table:style-name="ce1">
            <text:p>83.2682</text:p>
          </table:table-cell>
          <table:table-cell office:value-type="float" office:value="82.808499999999995" table:style-name="ce1">
            <text:p>82.8085</text:p>
          </table:table-cell>
          <table:table-cell office:value-type="float" office:value="82.937100000000001" table:style-name="ce1">
            <text:p>82.9371</text:p>
          </table:table-cell>
          <table:table-cell office:value-type="float" office:value="83.672399999999996" table:style-name="ce1">
            <text:p>83.6724</text:p>
          </table:table-cell>
          <table:table-cell office:value-type="float" office:value="83.9101" table:style-name="ce1">
            <text:p>83.9101</text:p>
          </table:table-cell>
          <table:table-cell office:value-type="float" office:value="83.472499999999997" table:style-name="ce1">
            <text:p>83.4725</text:p>
          </table:table-cell>
          <table:table-cell office:value-type="float" office:value="84.771100000000004" table:style-name="ce1">
            <text:p>84.7711</text:p>
          </table:table-cell>
          <table:table-cell office:value-type="float" office:value="82.976900000000001" table:style-name="ce1">
            <text:p>82.9769</text:p>
          </table:table-cell>
          <table:table-cell office:value-type="float" office:value="82.819400000000002" table:style-name="ce1">
            <text:p>82.8194</text:p>
          </table:table-cell>
          <table:table-cell office:value-type="float" office:value="83.586100000000002" table:style-name="ce1">
            <text:p>83.5861</text:p>
          </table:table-cell>
          <table:table-cell office:value-type="float" office:value="83.384399999999999" table:style-name="ce1">
            <text:p>83.3844</text:p>
          </table:table-cell>
          <table:table-cell office:value-type="float" office:value="84.302700000000002" table:style-name="ce1">
            <text:p>84.3027</text:p>
          </table:table-cell>
          <table:table-cell office:value-type="float" office:value="84.039500000000004" table:style-name="ce1">
            <text:p>84.0395</text:p>
          </table:table-cell>
          <table:table-cell office:value-type="float" office:value="83.071100000000001" table:style-name="ce1">
            <text:p>83.0711</text:p>
          </table:table-cell>
          <table:table-cell office:value-type="float" office:value="83.899600000000007" table:style-name="ce1">
            <text:p>83.8996</text:p>
          </table:table-cell>
          <table:table-cell office:value-type="float" office:value="82.381100000000004" table:style-name="ce1">
            <text:p>82.3811</text:p>
          </table:table-cell>
          <table:table-cell office:value-type="float" office:value="83.008200000000002" table:style-name="ce1">
            <text:p>83.0082</text:p>
          </table:table-cell>
          <table:table-cell office:value-type="float" office:value="83.386399999999995" table:style-name="ce1">
            <text:p>83.3864</text:p>
          </table:table-cell>
          <table:table-cell office:value-type="float" office:value="82.220100000000002" table:style-name="ce1">
            <text:p>82.2201</text:p>
          </table:table-cell>
          <table:table-cell office:value-type="float" office:value="83.225999999999999" table:style-name="ce1">
            <text:p>83.226</text:p>
          </table:table-cell>
          <table:table-cell table:style-name="ce1"/>
          <table:table-cell office:value-type="float" office:value="83.564913793103457" table:formula="of:=AVERAGE([.C16:.AE16])" table:style-name="ce1">
            <text:p>83.56491379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5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96.635599999999997" table:style-name="ce1">
            <text:p>96.6356</text:p>
          </table:table-cell>
          <table:table-cell office:value-type="float" office:value="96.365399999999994" table:style-name="ce1">
            <text:p>96.3654</text:p>
          </table:table-cell>
          <table:table-cell office:value-type="float" office:value="96.211399999999998" table:style-name="ce1">
            <text:p>96.2114</text:p>
          </table:table-cell>
          <table:table-cell office:value-type="float" office:value="96.217799999999997" table:style-name="ce1">
            <text:p>96.2178</text:p>
          </table:table-cell>
          <table:table-cell office:value-type="float" office:value="95.5381" table:style-name="ce1">
            <text:p>95.5381</text:p>
          </table:table-cell>
          <table:table-cell office:value-type="float" office:value="96.183899999999994" table:style-name="ce1">
            <text:p>96.1839</text:p>
          </table:table-cell>
          <table:table-cell office:value-type="float" office:value="96.357500000000002" table:style-name="ce1">
            <text:p>96.3575</text:p>
          </table:table-cell>
          <table:table-cell office:value-type="float" office:value="95.486900000000006" table:style-name="ce1">
            <text:p>95.4869</text:p>
          </table:table-cell>
          <table:table-cell office:value-type="float" office:value="96.042500000000004" table:style-name="ce1">
            <text:p>96.0425</text:p>
          </table:table-cell>
          <table:table-cell office:value-type="float" office:value="96.349599999999995" table:style-name="ce1">
            <text:p>96.3496</text:p>
          </table:table-cell>
          <table:table-cell office:value-type="float" office:value="96.048100000000005" table:style-name="ce1">
            <text:p>96.0481</text:p>
          </table:table-cell>
          <table:table-cell office:value-type="float" office:value="95.880300000000005" table:style-name="ce1">
            <text:p>95.8803</text:p>
          </table:table-cell>
          <table:table-cell office:value-type="float" office:value="96.416600000000003" table:style-name="ce1">
            <text:p>96.4166</text:p>
          </table:table-cell>
          <table:table-cell office:value-type="float" office:value="100.51600000000001" table:style-name="ce1">
            <text:p>100.516</text:p>
          </table:table-cell>
          <table:table-cell office:value-type="float" office:value="96.776700000000005" table:style-name="ce1">
            <text:p>96.7767</text:p>
          </table:table-cell>
          <table:table-cell office:value-type="float" office:value="96.671300000000002" table:style-name="ce1">
            <text:p>96.6713</text:p>
          </table:table-cell>
          <table:table-cell office:value-type="float" office:value="95.717299999999994" table:style-name="ce1">
            <text:p>95.7173</text:p>
          </table:table-cell>
          <table:table-cell office:value-type="float" office:value="96.606899999999996" table:style-name="ce1">
            <text:p>96.6069</text:p>
          </table:table-cell>
          <table:table-cell office:value-type="float" office:value="96.546300000000002" table:style-name="ce1">
            <text:p>96.5463</text:p>
          </table:table-cell>
          <table:table-cell office:value-type="float" office:value="95.669200000000004" table:style-name="ce1">
            <text:p>95.6692</text:p>
          </table:table-cell>
          <table:table-cell office:value-type="float" office:value="95.756200000000007" table:style-name="ce1">
            <text:p>95.7562</text:p>
          </table:table-cell>
          <table:table-cell office:value-type="float" office:value="96.604799999999997" table:style-name="ce1">
            <text:p>96.6048</text:p>
          </table:table-cell>
          <table:table-cell office:value-type="float" office:value="95.853700000000003" table:style-name="ce1">
            <text:p>95.8537</text:p>
          </table:table-cell>
          <table:table-cell office:value-type="float" office:value="95.847499999999997" table:style-name="ce1">
            <text:p>95.8475</text:p>
          </table:table-cell>
          <table:table-cell office:value-type="float" office:value="96.426000000000002" table:style-name="ce1">
            <text:p>96.426</text:p>
          </table:table-cell>
          <table:table-cell office:value-type="float" office:value="95.941800000000001" table:style-name="ce1">
            <text:p>95.9418</text:p>
          </table:table-cell>
          <table:table-cell office:value-type="float" office:value="96.316199999999995" table:style-name="ce1">
            <text:p>96.3162</text:p>
          </table:table-cell>
          <table:table-cell office:value-type="float" office:value="96.8279" table:style-name="ce1">
            <text:p>96.8279</text:p>
          </table:table-cell>
          <table:table-cell office:value-type="float" office:value="96.466999999999999" table:style-name="ce1">
            <text:p>96.467</text:p>
          </table:table-cell>
          <table:table-cell office:value-type="float" office:value="95.832599999999999" table:style-name="ce1">
            <text:p>95.8326</text:p>
          </table:table-cell>
          <table:table-cell table:style-name="ce1"/>
          <table:table-cell office:value-type="float" office:value="96.326741379310363" table:formula="of:=AVERAGE([.C2:.AE2])" table:style-name="ce1">
            <text:p>96.3267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93.934799999999996" table:style-name="ce1">
            <text:p>93.9348</text:p>
          </table:table-cell>
          <table:table-cell office:value-type="float" office:value="86.518199999999993" table:style-name="ce1">
            <text:p>86.5182</text:p>
          </table:table-cell>
          <table:table-cell office:value-type="float" office:value="86.657200000000003" table:style-name="ce1">
            <text:p>86.6572</text:p>
          </table:table-cell>
          <table:table-cell office:value-type="float" office:value="85.953999999999994" table:style-name="ce1">
            <text:p>85.954</text:p>
          </table:table-cell>
          <table:table-cell office:value-type="float" office:value="86.571700000000007" table:style-name="ce1">
            <text:p>86.5717</text:p>
          </table:table-cell>
          <table:table-cell office:value-type="float" office:value="86.066999999999993" table:style-name="ce1">
            <text:p>86.067</text:p>
          </table:table-cell>
          <table:table-cell office:value-type="float" office:value="86.235100000000003" table:style-name="ce1">
            <text:p>86.2351</text:p>
          </table:table-cell>
          <table:table-cell office:value-type="float" office:value="87.482500000000002" table:style-name="ce1">
            <text:p>87.4825</text:p>
          </table:table-cell>
          <table:table-cell office:value-type="float" office:value="85.876499999999993" table:style-name="ce1">
            <text:p>85.8765</text:p>
          </table:table-cell>
          <table:table-cell office:value-type="float" office:value="86.305599999999998" table:style-name="ce1">
            <text:p>86.3056</text:p>
          </table:table-cell>
          <table:table-cell office:value-type="float" office:value="86.847800000000007" table:style-name="ce1">
            <text:p>86.8478</text:p>
          </table:table-cell>
          <table:table-cell office:value-type="float" office:value="86.753799999999998" table:style-name="ce1">
            <text:p>86.7538</text:p>
          </table:table-cell>
          <table:table-cell office:value-type="float" office:value="87.150800000000004" table:style-name="ce1">
            <text:p>87.1508</text:p>
          </table:table-cell>
          <table:table-cell office:value-type="float" office:value="85.972200000000001" table:style-name="ce1">
            <text:p>85.9722</text:p>
          </table:table-cell>
          <table:table-cell office:value-type="float" office:value="88.026399999999995" table:style-name="ce1">
            <text:p>88.0264</text:p>
          </table:table-cell>
          <table:table-cell office:value-type="float" office:value="86.600999999999999" table:style-name="ce1">
            <text:p>86.601</text:p>
          </table:table-cell>
          <table:table-cell office:value-type="float" office:value="87.349800000000002" table:style-name="ce1">
            <text:p>87.3498</text:p>
          </table:table-cell>
          <table:table-cell office:value-type="float" office:value="86.974500000000006" table:style-name="ce1">
            <text:p>86.9745</text:p>
          </table:table-cell>
          <table:table-cell office:value-type="float" office:value="87.597200000000001" table:style-name="ce1">
            <text:p>87.5972</text:p>
          </table:table-cell>
          <table:table-cell office:value-type="float" office:value="86.644300000000001" table:style-name="ce1">
            <text:p>86.6443</text:p>
          </table:table-cell>
          <table:table-cell office:value-type="float" office:value="85.906599999999997" table:style-name="ce1">
            <text:p>85.9066</text:p>
          </table:table-cell>
          <table:table-cell office:value-type="float" office:value="85.915400000000005" table:style-name="ce1">
            <text:p>85.9154</text:p>
          </table:table-cell>
          <table:table-cell office:value-type="float" office:value="87.287499999999994" table:style-name="ce1">
            <text:p>87.2875</text:p>
          </table:table-cell>
          <table:table-cell office:value-type="float" office:value="86.441999999999993" table:style-name="ce1">
            <text:p>86.442</text:p>
          </table:table-cell>
          <table:table-cell office:value-type="float" office:value="86.084299999999999" table:style-name="ce1">
            <text:p>86.0843</text:p>
          </table:table-cell>
          <table:table-cell office:value-type="float" office:value="91.046300000000002" table:style-name="ce1">
            <text:p>91.0463</text:p>
          </table:table-cell>
          <table:table-cell office:value-type="float" office:value="86.910700000000006" table:style-name="ce1">
            <text:p>86.9107</text:p>
          </table:table-cell>
          <table:table-cell office:value-type="float" office:value="86.402799999999999" table:style-name="ce1">
            <text:p>86.4028</text:p>
          </table:table-cell>
          <table:table-cell office:value-type="float" office:value="87.014099999999999" table:style-name="ce1">
            <text:p>87.0141</text:p>
          </table:table-cell>
          <table:table-cell office:value-type="float" office:value="86.535399999999996" table:style-name="ce1">
            <text:p>86.5354</text:p>
          </table:table-cell>
          <table:table-cell table:style-name="ce1"/>
          <table:table-cell office:value-type="float" office:value="86.797610344827575" table:formula="of:=AVERAGE([.C3:.AE3])" table:style-name="ce1">
            <text:p>86.7976103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84.018699999999995" table:style-name="ce1">
            <text:p>84.0187</text:p>
          </table:table-cell>
          <table:table-cell office:value-type="float" office:value="83.266400000000004" table:style-name="ce1">
            <text:p>83.2664</text:p>
          </table:table-cell>
          <table:table-cell office:value-type="float" office:value="83.946700000000007" table:style-name="ce1">
            <text:p>83.9467</text:p>
          </table:table-cell>
          <table:table-cell office:value-type="float" office:value="82.816500000000005" table:style-name="ce1">
            <text:p>82.8165</text:p>
          </table:table-cell>
          <table:table-cell office:value-type="float" office:value="83.4435" table:style-name="ce1">
            <text:p>83.4435</text:p>
          </table:table-cell>
          <table:table-cell office:value-type="float" office:value="83.049199999999999" table:style-name="ce1">
            <text:p>83.0492</text:p>
          </table:table-cell>
          <table:table-cell office:value-type="float" office:value="83.380899999999997" table:style-name="ce1">
            <text:p>83.3809</text:p>
          </table:table-cell>
          <table:table-cell office:value-type="float" office:value="83.080200000000005" table:style-name="ce1">
            <text:p>83.0802</text:p>
          </table:table-cell>
          <table:table-cell office:value-type="float" office:value="83.607100000000003" table:style-name="ce1">
            <text:p>83.6071</text:p>
          </table:table-cell>
          <table:table-cell office:value-type="float" office:value="83.397199999999998" table:style-name="ce1">
            <text:p>83.3972</text:p>
          </table:table-cell>
          <table:table-cell office:value-type="float" office:value="84.199700000000007" table:style-name="ce1">
            <text:p>84.1997</text:p>
          </table:table-cell>
          <table:table-cell office:value-type="float" office:value="83.030199999999994" table:style-name="ce1">
            <text:p>83.0302</text:p>
          </table:table-cell>
          <table:table-cell office:value-type="float" office:value="89.778700000000001" table:style-name="ce1">
            <text:p>89.7787</text:p>
          </table:table-cell>
          <table:table-cell office:value-type="float" office:value="84.100999999999999" table:style-name="ce1">
            <text:p>84.101</text:p>
          </table:table-cell>
          <table:table-cell office:value-type="float" office:value="84.307400000000001" table:style-name="ce1">
            <text:p>84.3074</text:p>
          </table:table-cell>
          <table:table-cell office:value-type="float" office:value="83.281599999999997" table:style-name="ce1">
            <text:p>83.2816</text:p>
          </table:table-cell>
          <table:table-cell office:value-type="float" office:value="83.747699999999995" table:style-name="ce1">
            <text:p>83.7477</text:p>
          </table:table-cell>
          <table:table-cell office:value-type="float" office:value="83.443799999999996" table:style-name="ce1">
            <text:p>83.4438</text:p>
          </table:table-cell>
          <table:table-cell office:value-type="float" office:value="83.075199999999995" table:style-name="ce1">
            <text:p>83.0752</text:p>
          </table:table-cell>
          <table:table-cell office:value-type="float" office:value="83.287499999999994" table:style-name="ce1">
            <text:p>83.2875</text:p>
          </table:table-cell>
          <table:table-cell office:value-type="float" office:value="82.809100000000001" table:style-name="ce1">
            <text:p>82.8091</text:p>
          </table:table-cell>
          <table:table-cell office:value-type="float" office:value="82.887" table:style-name="ce1">
            <text:p>82.887</text:p>
          </table:table-cell>
          <table:table-cell office:value-type="float" office:value="85.566199999999995" table:style-name="ce1">
            <text:p>85.5662</text:p>
          </table:table-cell>
          <table:table-cell office:value-type="float" office:value="83.7102" table:style-name="ce1">
            <text:p>83.7102</text:p>
          </table:table-cell>
          <table:table-cell office:value-type="float" office:value="82.731300000000005" table:style-name="ce1">
            <text:p>82.7313</text:p>
          </table:table-cell>
          <table:table-cell office:value-type="float" office:value="85.104200000000006" table:style-name="ce1">
            <text:p>85.1042</text:p>
          </table:table-cell>
          <table:table-cell office:value-type="float" office:value="83.986199999999997" table:style-name="ce1">
            <text:p>83.9862</text:p>
          </table:table-cell>
          <table:table-cell office:value-type="float" office:value="82.754999999999995" table:style-name="ce1">
            <text:p>82.755</text:p>
          </table:table-cell>
          <table:table-cell office:value-type="float" office:value="83.430599999999998" table:style-name="ce1">
            <text:p>83.4306</text:p>
          </table:table-cell>
          <table:table-cell office:value-type="float" office:value="83.874399999999994" table:style-name="ce1">
            <text:p>83.8744</text:p>
          </table:table-cell>
          <table:table-cell table:style-name="ce1"/>
          <table:table-cell office:value-type="float" office:value="83.761886206896534" table:formula="of:=AVERAGE([.C4:.AE4])" table:style-name="ce1">
            <text:p>83.7618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90.274900000000002" table:style-name="ce1">
            <text:p>90.2749</text:p>
          </table:table-cell>
          <table:table-cell office:value-type="float" office:value="89.336100000000002" table:style-name="ce1">
            <text:p>89.3361</text:p>
          </table:table-cell>
          <table:table-cell office:value-type="float" office:value="90.0732" table:style-name="ce1">
            <text:p>90.0732</text:p>
          </table:table-cell>
          <table:table-cell office:value-type="float" office:value="86.537199999999999" table:style-name="ce1">
            <text:p>86.5372</text:p>
          </table:table-cell>
          <table:table-cell office:value-type="float" office:value="88.847200000000001" table:style-name="ce1">
            <text:p>88.8472</text:p>
          </table:table-cell>
          <table:table-cell office:value-type="float" office:value="89.753500000000003" table:style-name="ce1">
            <text:p>89.7535</text:p>
          </table:table-cell>
          <table:table-cell office:value-type="float" office:value="89.810599999999994" table:style-name="ce1">
            <text:p>89.8106</text:p>
          </table:table-cell>
          <table:table-cell office:value-type="float" office:value="90.509399999999999" table:style-name="ce1">
            <text:p>90.5094</text:p>
          </table:table-cell>
          <table:table-cell office:value-type="float" office:value="89.212500000000006" table:style-name="ce1">
            <text:p>89.2125</text:p>
          </table:table-cell>
          <table:table-cell office:value-type="float" office:value="85.948499999999996" table:style-name="ce1">
            <text:p>85.9485</text:p>
          </table:table-cell>
          <table:table-cell office:value-type="float" office:value="89.282200000000003" table:style-name="ce1">
            <text:p>89.2822</text:p>
          </table:table-cell>
          <table:table-cell office:value-type="float" office:value="89.13" table:style-name="ce1">
            <text:p>89.13</text:p>
          </table:table-cell>
          <table:table-cell office:value-type="float" office:value="90.1083" table:style-name="ce1">
            <text:p>90.1083</text:p>
          </table:table-cell>
          <table:table-cell office:value-type="float" office:value="89.186800000000005" table:style-name="ce1">
            <text:p>89.1868</text:p>
          </table:table-cell>
          <table:table-cell office:value-type="float" office:value="88.998800000000003" table:style-name="ce1">
            <text:p>88.9988</text:p>
          </table:table-cell>
          <table:table-cell office:value-type="float" office:value="89.593400000000003" table:style-name="ce1">
            <text:p>89.5934</text:p>
          </table:table-cell>
          <table:table-cell office:value-type="float" office:value="89.596299999999999" table:style-name="ce1">
            <text:p>89.5963</text:p>
          </table:table-cell>
          <table:table-cell office:value-type="float" office:value="89.234200000000001" table:style-name="ce1">
            <text:p>89.2342</text:p>
          </table:table-cell>
          <table:table-cell office:value-type="float" office:value="85.582599999999999" table:style-name="ce1">
            <text:p>85.5826</text:p>
          </table:table-cell>
          <table:table-cell office:value-type="float" office:value="90.062100000000001" table:style-name="ce1">
            <text:p>90.0621</text:p>
          </table:table-cell>
          <table:table-cell office:value-type="float" office:value="89.373900000000006" table:style-name="ce1">
            <text:p>89.3739</text:p>
          </table:table-cell>
          <table:table-cell office:value-type="float" office:value="89.061499999999995" table:style-name="ce1">
            <text:p>89.0615</text:p>
          </table:table-cell>
          <table:table-cell office:value-type="float" office:value="88.944999999999993" table:style-name="ce1">
            <text:p>88.945</text:p>
          </table:table-cell>
          <table:table-cell office:value-type="float" office:value="89.582300000000004" table:style-name="ce1">
            <text:p>89.5823</text:p>
          </table:table-cell>
          <table:table-cell office:value-type="float" office:value="89.106300000000005" table:style-name="ce1">
            <text:p>89.1063</text:p>
          </table:table-cell>
          <table:table-cell office:value-type="float" office:value="89.114800000000002" table:style-name="ce1">
            <text:p>89.1148</text:p>
          </table:table-cell>
          <table:table-cell office:value-type="float" office:value="89.1233" table:style-name="ce1">
            <text:p>89.1233</text:p>
          </table:table-cell>
          <table:table-cell office:value-type="float" office:value="90.663399999999996" table:style-name="ce1">
            <text:p>90.6634</text:p>
          </table:table-cell>
          <table:table-cell office:value-type="float" office:value="90.207300000000004" table:style-name="ce1">
            <text:p>90.2073</text:p>
          </table:table-cell>
          <table:table-cell office:value-type="float" office:value="89.995599999999996" table:style-name="ce1">
            <text:p>89.9956</text:p>
          </table:table-cell>
          <table:table-cell table:style-name="ce1"/>
          <table:table-cell office:value-type="float" office:value="89.17159655172415" table:formula="of:=AVERAGE([.C5:.AE5])" table:style-name="ce1">
            <text:p>89.1715965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89.907499999999999" table:style-name="ce1">
            <text:p>89.9075</text:p>
          </table:table-cell>
          <table:table-cell office:value-type="float" office:value="88.109200000000001" table:style-name="ce1">
            <text:p>88.1092</text:p>
          </table:table-cell>
          <table:table-cell office:value-type="float" office:value="87.614199999999997" table:style-name="ce1">
            <text:p>87.6142</text:p>
          </table:table-cell>
          <table:table-cell office:value-type="float" office:value="87.996200000000002" table:style-name="ce1">
            <text:p>87.9962</text:p>
          </table:table-cell>
          <table:table-cell office:value-type="float" office:value="88.346299999999999" table:style-name="ce1">
            <text:p>88.3463</text:p>
          </table:table-cell>
          <table:table-cell office:value-type="float" office:value="87.741500000000002" table:style-name="ce1">
            <text:p>87.7415</text:p>
          </table:table-cell>
          <table:table-cell office:value-type="float" office:value="91.899600000000007" table:style-name="ce1">
            <text:p>91.8996</text:p>
          </table:table-cell>
          <table:table-cell office:value-type="float" office:value="89.125" table:style-name="ce1">
            <text:p>89.125</text:p>
          </table:table-cell>
          <table:table-cell office:value-type="float" office:value="86.6233" table:style-name="ce1">
            <text:p>86.6233</text:p>
          </table:table-cell>
          <table:table-cell office:value-type="float" office:value="87.801500000000004" table:style-name="ce1">
            <text:p>87.8015</text:p>
          </table:table-cell>
          <table:table-cell office:value-type="float" office:value="88.312700000000007" table:style-name="ce1">
            <text:p>88.3127</text:p>
          </table:table-cell>
          <table:table-cell office:value-type="float" office:value="88.270200000000003" table:style-name="ce1">
            <text:p>88.2702</text:p>
          </table:table-cell>
          <table:table-cell office:value-type="float" office:value="88.704400000000007" table:style-name="ce1">
            <text:p>88.7044</text:p>
          </table:table-cell>
          <table:table-cell office:value-type="float" office:value="87.978899999999996" table:style-name="ce1">
            <text:p>87.9789</text:p>
          </table:table-cell>
          <table:table-cell office:value-type="float" office:value="88.052099999999996" table:style-name="ce1">
            <text:p>88.0521</text:p>
          </table:table-cell>
          <table:table-cell office:value-type="float" office:value="88.669200000000004" table:style-name="ce1">
            <text:p>88.6692</text:p>
          </table:table-cell>
          <table:table-cell office:value-type="float" office:value="87.652799999999999" table:style-name="ce1">
            <text:p>87.6528</text:p>
          </table:table-cell>
          <table:table-cell office:value-type="float" office:value="87.650800000000004" table:style-name="ce1">
            <text:p>87.6508</text:p>
          </table:table-cell>
          <table:table-cell office:value-type="float" office:value="88.255600000000001" table:style-name="ce1">
            <text:p>88.2556</text:p>
          </table:table-cell>
          <table:table-cell office:value-type="float" office:value="88.389099999999999" table:style-name="ce1">
            <text:p>88.3891</text:p>
          </table:table-cell>
          <table:table-cell office:value-type="float" office:value="89.492099999999994" table:style-name="ce1">
            <text:p>89.4921</text:p>
          </table:table-cell>
          <table:table-cell office:value-type="float" office:value="88.047700000000006" table:style-name="ce1">
            <text:p>88.0477</text:p>
          </table:table-cell>
          <table:table-cell office:value-type="float" office:value="88.102800000000002" table:style-name="ce1">
            <text:p>88.1028</text:p>
          </table:table-cell>
          <table:table-cell office:value-type="float" office:value="87.958399999999997" table:style-name="ce1">
            <text:p>87.9584</text:p>
          </table:table-cell>
          <table:table-cell office:value-type="float" office:value="87.575800000000001" table:style-name="ce1">
            <text:p>87.5758</text:p>
          </table:table-cell>
          <table:table-cell office:value-type="float" office:value="88.418899999999994" table:style-name="ce1">
            <text:p>88.4189</text:p>
          </table:table-cell>
          <table:table-cell office:value-type="float" office:value="87.709599999999995" table:style-name="ce1">
            <text:p>87.7096</text:p>
          </table:table-cell>
          <table:table-cell office:value-type="float" office:value="88.037800000000004" table:style-name="ce1">
            <text:p>88.0378</text:p>
          </table:table-cell>
          <table:table-cell office:value-type="float" office:value="88.016099999999994" table:style-name="ce1">
            <text:p>88.0161</text:p>
          </table:table-cell>
          <table:table-cell office:value-type="float" office:value="88.262600000000006" table:style-name="ce1">
            <text:p>88.2626</text:p>
          </table:table-cell>
          <table:table-cell table:style-name="ce1"/>
          <table:table-cell office:value-type="float" office:value="88.234979310344841" table:formula="of:=AVERAGE([.C6:.AE6])" table:style-name="ce1">
            <text:p>88.2349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86.436499999999995" table:style-name="ce1">
            <text:p>86.4365</text:p>
          </table:table-cell>
          <table:table-cell office:value-type="float" office:value="85.737399999999994" table:style-name="ce1">
            <text:p>85.7374</text:p>
          </table:table-cell>
          <table:table-cell office:value-type="float" office:value="85.855999999999995" table:style-name="ce1">
            <text:p>85.856</text:p>
          </table:table-cell>
          <table:table-cell office:value-type="float" office:value="85.920100000000005" table:style-name="ce1">
            <text:p>85.9201</text:p>
          </table:table-cell>
          <table:table-cell office:value-type="float" office:value="86.365899999999996" table:style-name="ce1">
            <text:p>86.3659</text:p>
          </table:table-cell>
          <table:table-cell office:value-type="float" office:value="85.727500000000006" table:style-name="ce1">
            <text:p>85.7275</text:p>
          </table:table-cell>
          <table:table-cell office:value-type="float" office:value="85.960499999999996" table:style-name="ce1">
            <text:p>85.9605</text:p>
          </table:table-cell>
          <table:table-cell office:value-type="float" office:value="85.884399999999999" table:style-name="ce1">
            <text:p>85.8844</text:p>
          </table:table-cell>
          <table:table-cell office:value-type="float" office:value="85.864800000000002" table:style-name="ce1">
            <text:p>85.8648</text:p>
          </table:table-cell>
          <table:table-cell office:value-type="float" office:value="86.148700000000005" table:style-name="ce1">
            <text:p>86.1487</text:p>
          </table:table-cell>
          <table:table-cell office:value-type="float" office:value="86.099800000000002" table:style-name="ce1">
            <text:p>86.0998</text:p>
          </table:table-cell>
          <table:table-cell office:value-type="float" office:value="85.704300000000003" table:style-name="ce1">
            <text:p>85.7043</text:p>
          </table:table-cell>
          <table:table-cell office:value-type="float" office:value="85.987700000000004" table:style-name="ce1">
            <text:p>85.9877</text:p>
          </table:table-cell>
          <table:table-cell office:value-type="float" office:value="86.791899999999998" table:style-name="ce1">
            <text:p>86.7919</text:p>
          </table:table-cell>
          <table:table-cell office:value-type="float" office:value="86.690899999999999" table:style-name="ce1">
            <text:p>86.6909</text:p>
          </table:table-cell>
          <table:table-cell office:value-type="float" office:value="86.213999999999999" table:style-name="ce1">
            <text:p>86.214</text:p>
          </table:table-cell>
          <table:table-cell office:value-type="float" office:value="86.179500000000004" table:style-name="ce1">
            <text:p>86.1795</text:p>
          </table:table-cell>
          <table:table-cell office:value-type="float" office:value="86.257900000000006" table:style-name="ce1">
            <text:p>86.2579</text:p>
          </table:table-cell>
          <table:table-cell office:value-type="float" office:value="89.379099999999994" table:style-name="ce1">
            <text:p>89.3791</text:p>
          </table:table-cell>
          <table:table-cell office:value-type="float" office:value="86.226600000000005" table:style-name="ce1">
            <text:p>86.2266</text:p>
          </table:table-cell>
          <table:table-cell office:value-type="float" office:value="95.883499999999998" table:style-name="ce1">
            <text:p>95.8835</text:p>
          </table:table-cell>
          <table:table-cell office:value-type="float" office:value="85.859800000000007" table:style-name="ce1">
            <text:p>85.8598</text:p>
          </table:table-cell>
          <table:table-cell office:value-type="float" office:value="85.397499999999994" table:style-name="ce1">
            <text:p>85.3975</text:p>
          </table:table-cell>
          <table:table-cell office:value-type="float" office:value="86.018500000000003" table:style-name="ce1">
            <text:p>86.0185</text:p>
          </table:table-cell>
          <table:table-cell office:value-type="float" office:value="85.997699999999995" table:style-name="ce1">
            <text:p>85.9977</text:p>
          </table:table-cell>
          <table:table-cell office:value-type="float" office:value="85.564400000000006" table:style-name="ce1">
            <text:p>85.5644</text:p>
          </table:table-cell>
          <table:table-cell office:value-type="float" office:value="86.165099999999995" table:style-name="ce1">
            <text:p>86.1651</text:p>
          </table:table-cell>
          <table:table-cell office:value-type="float" office:value="85.316800000000001" table:style-name="ce1">
            <text:p>85.3168</text:p>
          </table:table-cell>
          <table:table-cell office:value-type="float" office:value="85.948499999999996" table:style-name="ce1">
            <text:p>85.9485</text:p>
          </table:table-cell>
          <table:table-cell office:value-type="float" office:value="87.7363" table:style-name="ce1">
            <text:p>87.7363</text:p>
          </table:table-cell>
          <table:table-cell table:style-name="ce1"/>
          <table:table-cell office:value-type="float" office:value="86.513279310344828" table:formula="of:=AVERAGE([.C7:.AE7])" table:style-name="ce1">
            <text:p>86.5132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85.805899999999994" table:style-name="ce1">
            <text:p>85.8059</text:p>
          </table:table-cell>
          <table:table-cell office:value-type="float" office:value="86.279300000000006" table:style-name="ce1">
            <text:p>86.2793</text:p>
          </table:table-cell>
          <table:table-cell office:value-type="float" office:value="85.977800000000002" table:style-name="ce1">
            <text:p>85.9778</text:p>
          </table:table-cell>
          <table:table-cell office:value-type="float" office:value="85.757000000000005" table:style-name="ce1">
            <text:p>85.757</text:p>
          </table:table-cell>
          <table:table-cell office:value-type="float" office:value="86.350399999999993" table:style-name="ce1">
            <text:p>86.3504</text:p>
          </table:table-cell>
          <table:table-cell office:value-type="float" office:value="86.221900000000005" table:style-name="ce1">
            <text:p>86.2219</text:p>
          </table:table-cell>
          <table:table-cell office:value-type="float" office:value="85.765799999999999" table:style-name="ce1">
            <text:p>85.7658</text:p>
          </table:table-cell>
          <table:table-cell office:value-type="float" office:value="86.278700000000001" table:style-name="ce1">
            <text:p>86.2787</text:p>
          </table:table-cell>
          <table:table-cell office:value-type="float" office:value="85.267899999999997" table:style-name="ce1">
            <text:p>85.2679</text:p>
          </table:table-cell>
          <table:table-cell office:value-type="float" office:value="85.690600000000003" table:style-name="ce1">
            <text:p>85.6906</text:p>
          </table:table-cell>
          <table:table-cell office:value-type="float" office:value="86.809700000000007" table:style-name="ce1">
            <text:p>86.8097</text:p>
          </table:table-cell>
          <table:table-cell office:value-type="float" office:value="87.004099999999994" table:style-name="ce1">
            <text:p>87.0041</text:p>
          </table:table-cell>
          <table:table-cell office:value-type="float" office:value="86.852500000000006" table:style-name="ce1">
            <text:p>86.8525</text:p>
          </table:table-cell>
          <table:table-cell office:value-type="float" office:value="85.479799999999997" table:style-name="ce1">
            <text:p>85.4798</text:p>
          </table:table-cell>
          <table:table-cell office:value-type="float" office:value="85.697299999999998" table:style-name="ce1">
            <text:p>85.6973</text:p>
          </table:table-cell>
          <table:table-cell office:value-type="float" office:value="85.597200000000001" table:style-name="ce1">
            <text:p>85.5972</text:p>
          </table:table-cell>
          <table:table-cell office:value-type="float" office:value="85.942300000000003" table:style-name="ce1">
            <text:p>85.9423</text:p>
          </table:table-cell>
          <table:table-cell office:value-type="float" office:value="85.363600000000005" table:style-name="ce1">
            <text:p>85.3636</text:p>
          </table:table-cell>
          <table:table-cell office:value-type="float" office:value="85.752399999999994" table:style-name="ce1">
            <text:p>85.7524</text:p>
          </table:table-cell>
          <table:table-cell office:value-type="float" office:value="86.238900000000001" table:style-name="ce1">
            <text:p>86.2389</text:p>
          </table:table-cell>
          <table:table-cell office:value-type="float" office:value="86.336399999999998" table:style-name="ce1">
            <text:p>86.3364</text:p>
          </table:table-cell>
          <table:table-cell office:value-type="float" office:value="85.4529" table:style-name="ce1">
            <text:p>85.4529</text:p>
          </table:table-cell>
          <table:table-cell office:value-type="float" office:value="85.496200000000002" table:style-name="ce1">
            <text:p>85.4962</text:p>
          </table:table-cell>
          <table:table-cell office:value-type="float" office:value="85.239800000000002" table:style-name="ce1">
            <text:p>85.2398</text:p>
          </table:table-cell>
          <table:table-cell office:value-type="float" office:value="85.209299999999999" table:style-name="ce1">
            <text:p>85.2093</text:p>
          </table:table-cell>
          <table:table-cell office:value-type="float" office:value="86.774900000000002" table:style-name="ce1">
            <text:p>86.7749</text:p>
          </table:table-cell>
          <table:table-cell office:value-type="float" office:value="85.834599999999995" table:style-name="ce1">
            <text:p>85.8346</text:p>
          </table:table-cell>
          <table:table-cell office:value-type="float" office:value="85.917699999999996" table:style-name="ce1">
            <text:p>85.9177</text:p>
          </table:table-cell>
          <table:table-cell office:value-type="float" office:value="85.580500000000001" table:style-name="ce1">
            <text:p>85.5805</text:p>
          </table:table-cell>
          <table:table-cell office:value-type="float" office:value="85.765500000000003" table:style-name="ce1">
            <text:p>85.7655</text:p>
          </table:table-cell>
          <table:table-cell table:style-name="ce1"/>
          <table:table-cell office:value-type="float" office:value="85.928793103448271" table:formula="of:=AVERAGE([.C8:.AE8])" table:style-name="ce1">
            <text:p>85.928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82.997399999999999" table:style-name="ce1">
            <text:p>82.9974</text:p>
          </table:table-cell>
          <table:table-cell office:value-type="float" office:value="83.6417" table:style-name="ce1">
            <text:p>83.6417</text:p>
          </table:table-cell>
          <table:table-cell office:value-type="float" office:value="83.012900000000002" table:style-name="ce1">
            <text:p>83.0129</text:p>
          </table:table-cell>
          <table:table-cell office:value-type="float" office:value="83.266099999999994" table:style-name="ce1">
            <text:p>83.2661</text:p>
          </table:table-cell>
          <table:table-cell office:value-type="float" office:value="83.509699999999995" table:style-name="ce1">
            <text:p>83.5097</text:p>
          </table:table-cell>
          <table:table-cell office:value-type="float" office:value="83.863299999999995" table:style-name="ce1">
            <text:p>83.8633</text:p>
          </table:table-cell>
          <table:table-cell office:value-type="float" office:value="83.395499999999998" table:style-name="ce1">
            <text:p>83.3955</text:p>
          </table:table-cell>
          <table:table-cell office:value-type="float" office:value="82.935599999999994" table:style-name="ce1">
            <text:p>82.9356</text:p>
          </table:table-cell>
          <table:table-cell office:value-type="float" office:value="83.507900000000006" table:style-name="ce1">
            <text:p>83.5079</text:p>
          </table:table-cell>
          <table:table-cell office:value-type="float" office:value="83.94" table:style-name="ce1">
            <text:p>83.94</text:p>
          </table:table-cell>
          <table:table-cell office:value-type="float" office:value="84.082300000000004" table:style-name="ce1">
            <text:p>84.0823</text:p>
          </table:table-cell>
          <table:table-cell office:value-type="float" office:value="82.671000000000006" table:style-name="ce1">
            <text:p>82.671</text:p>
          </table:table-cell>
          <table:table-cell office:value-type="float" office:value="83.062600000000003" table:style-name="ce1">
            <text:p>83.0626</text:p>
          </table:table-cell>
          <table:table-cell office:value-type="float" office:value="83.494699999999995" table:style-name="ce1">
            <text:p>83.4947</text:p>
          </table:table-cell>
          <table:table-cell office:value-type="float" office:value="83.536600000000007" table:style-name="ce1">
            <text:p>83.5366</text:p>
          </table:table-cell>
          <table:table-cell office:value-type="float" office:value="83.873800000000003" table:style-name="ce1">
            <text:p>83.8738</text:p>
          </table:table-cell>
          <table:table-cell office:value-type="float" office:value="83.386700000000005" table:style-name="ce1">
            <text:p>83.3867</text:p>
          </table:table-cell>
          <table:table-cell office:value-type="float" office:value="82.676199999999994" table:style-name="ce1">
            <text:p>82.6762</text:p>
          </table:table-cell>
          <table:table-cell office:value-type="float" office:value="82.685900000000004" table:style-name="ce1">
            <text:p>82.6859</text:p>
          </table:table-cell>
          <table:table-cell office:value-type="float" office:value="83.115300000000005" table:style-name="ce1">
            <text:p>83.1153</text:p>
          </table:table-cell>
          <table:table-cell office:value-type="float" office:value="83.619100000000003" table:style-name="ce1">
            <text:p>83.6191</text:p>
          </table:table-cell>
          <table:table-cell office:value-type="float" office:value="83.153099999999995" table:style-name="ce1">
            <text:p>83.1531</text:p>
          </table:table-cell>
          <table:table-cell office:value-type="float" office:value="83.426500000000004" table:style-name="ce1">
            <text:p>83.4265</text:p>
          </table:table-cell>
          <table:table-cell office:value-type="float" office:value="82.660399999999996" table:style-name="ce1">
            <text:p>82.6604</text:p>
          </table:table-cell>
          <table:table-cell office:value-type="float" office:value="82.784000000000006" table:style-name="ce1">
            <text:p>82.784</text:p>
          </table:table-cell>
          <table:table-cell office:value-type="float" office:value="83.366799999999998" table:style-name="ce1">
            <text:p>83.3668</text:p>
          </table:table-cell>
          <table:table-cell office:value-type="float" office:value="83.476900000000001" table:style-name="ce1">
            <text:p>83.4769</text:p>
          </table:table-cell>
          <table:table-cell office:value-type="float" office:value="83.098399999999998" table:style-name="ce1">
            <text:p>83.0984</text:p>
          </table:table-cell>
          <table:table-cell office:value-type="float" office:value="83.409499999999994" table:style-name="ce1">
            <text:p>83.4095</text:p>
          </table:table-cell>
          <table:table-cell office:value-type="float" office:value="83.151300000000006" table:style-name="ce1">
            <text:p>83.1513</text:p>
          </table:table-cell>
          <table:table-cell table:style-name="ce1"/>
          <table:table-cell office:value-type="float" office:value="83.30357931034483" table:formula="of:=AVERAGE([.C9:.AE9])" table:style-name="ce1">
            <text:p>83.3035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84.385000000000005" table:style-name="ce1">
            <text:p>84.385</text:p>
          </table:table-cell>
          <table:table-cell office:value-type="float" office:value="84.709299999999999" table:style-name="ce1">
            <text:p>84.7093</text:p>
          </table:table-cell>
          <table:table-cell office:value-type="float" office:value="89.5214" table:style-name="ce1">
            <text:p>89.5214</text:p>
          </table:table-cell>
          <table:table-cell office:value-type="float" office:value="84.776600000000002" table:style-name="ce1">
            <text:p>84.7766</text:p>
          </table:table-cell>
          <table:table-cell office:value-type="float" office:value="83.544499999999999" table:style-name="ce1">
            <text:p>83.5445</text:p>
          </table:table-cell>
          <table:table-cell office:value-type="float" office:value="84.557699999999997" table:style-name="ce1">
            <text:p>84.5577</text:p>
          </table:table-cell>
          <table:table-cell office:value-type="float" office:value="84.375600000000006" table:style-name="ce1">
            <text:p>84.3756</text:p>
          </table:table-cell>
          <table:table-cell office:value-type="float" office:value="83.808300000000003" table:style-name="ce1">
            <text:p>83.8083</text:p>
          </table:table-cell>
          <table:table-cell office:value-type="float" office:value="83.171300000000002" table:style-name="ce1">
            <text:p>83.1713</text:p>
          </table:table-cell>
          <table:table-cell office:value-type="float" office:value="83.963099999999997" table:style-name="ce1">
            <text:p>83.9631</text:p>
          </table:table-cell>
          <table:table-cell office:value-type="float" office:value="84.587199999999996" table:style-name="ce1">
            <text:p>84.5872</text:p>
          </table:table-cell>
          <table:table-cell office:value-type="float" office:value="82.888199999999998" table:style-name="ce1">
            <text:p>82.8882</text:p>
          </table:table-cell>
          <table:table-cell office:value-type="float" office:value="84.665400000000005" table:style-name="ce1">
            <text:p>84.6654</text:p>
          </table:table-cell>
          <table:table-cell office:value-type="float" office:value="83.713399999999993" table:style-name="ce1">
            <text:p>83.7134</text:p>
          </table:table-cell>
          <table:table-cell office:value-type="float" office:value="83.320800000000006" table:style-name="ce1">
            <text:p>83.3208</text:p>
          </table:table-cell>
          <table:table-cell office:value-type="float" office:value="83.125299999999996" table:style-name="ce1">
            <text:p>83.1253</text:p>
          </table:table-cell>
          <table:table-cell office:value-type="float" office:value="83.385499999999993" table:style-name="ce1">
            <text:p>83.3855</text:p>
          </table:table-cell>
          <table:table-cell office:value-type="float" office:value="83.202600000000004" table:style-name="ce1">
            <text:p>83.2026</text:p>
          </table:table-cell>
          <table:table-cell office:value-type="float" office:value="84.619200000000006" table:style-name="ce1">
            <text:p>84.6192</text:p>
          </table:table-cell>
          <table:table-cell office:value-type="float" office:value="84.407799999999995" table:style-name="ce1">
            <text:p>84.4078</text:p>
          </table:table-cell>
          <table:table-cell office:value-type="float" office:value="84.343400000000003" table:style-name="ce1">
            <text:p>84.3434</text:p>
          </table:table-cell>
          <table:table-cell office:value-type="float" office:value="83.127899999999997" table:style-name="ce1">
            <text:p>83.1279</text:p>
          </table:table-cell>
          <table:table-cell office:value-type="float" office:value="83.652500000000003" table:style-name="ce1">
            <text:p>83.6525</text:p>
          </table:table-cell>
          <table:table-cell office:value-type="float" office:value="84.980999999999995" table:style-name="ce1">
            <text:p>84.981</text:p>
          </table:table-cell>
          <table:table-cell office:value-type="float" office:value="84.714600000000004" table:style-name="ce1">
            <text:p>84.7146</text:p>
          </table:table-cell>
          <table:table-cell office:value-type="float" office:value="83.691500000000005" table:style-name="ce1">
            <text:p>83.6915</text:p>
          </table:table-cell>
          <table:table-cell office:value-type="float" office:value="83.916600000000003" table:style-name="ce1">
            <text:p>83.9166</text:p>
          </table:table-cell>
          <table:table-cell office:value-type="float" office:value="84.730400000000003" table:style-name="ce1">
            <text:p>84.7304</text:p>
          </table:table-cell>
          <table:table-cell office:value-type="float" office:value="84.590999999999994" table:style-name="ce1">
            <text:p>84.591</text:p>
          </table:table-cell>
          <table:table-cell office:value-type="float" office:value="83.668000000000006" table:style-name="ce1">
            <text:p>83.668</text:p>
          </table:table-cell>
          <table:table-cell table:style-name="ce1"/>
          <table:table-cell office:value-type="float" office:value="84.198624137931034" table:formula="of:=AVERAGE([.C10:.AE10])" table:style-name="ce1">
            <text:p>84.1986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83.810900000000004" table:style-name="ce1">
            <text:p>83.8109</text:p>
          </table:table-cell>
          <table:table-cell office:value-type="float" office:value="83.8583" table:style-name="ce1">
            <text:p>83.8583</text:p>
          </table:table-cell>
          <table:table-cell office:value-type="float" office:value="84.256699999999995" table:style-name="ce1">
            <text:p>84.2567</text:p>
          </table:table-cell>
          <table:table-cell office:value-type="float" office:value="84.524900000000002" table:style-name="ce1">
            <text:p>84.5249</text:p>
          </table:table-cell>
          <table:table-cell office:value-type="float" office:value="84.211100000000002" table:style-name="ce1">
            <text:p>84.2111</text:p>
          </table:table-cell>
          <table:table-cell office:value-type="float" office:value="84.139300000000006" table:style-name="ce1">
            <text:p>84.1393</text:p>
          </table:table-cell>
          <table:table-cell office:value-type="float" office:value="85.134100000000004" table:style-name="ce1">
            <text:p>85.1341</text:p>
          </table:table-cell>
          <table:table-cell office:value-type="float" office:value="85.593100000000007" table:style-name="ce1">
            <text:p>85.5931</text:p>
          </table:table-cell>
          <table:table-cell office:value-type="float" office:value="84.285399999999996" table:style-name="ce1">
            <text:p>84.2854</text:p>
          </table:table-cell>
          <table:table-cell office:value-type="float" office:value="84.379099999999994" table:style-name="ce1">
            <text:p>84.3791</text:p>
          </table:table-cell>
          <table:table-cell office:value-type="float" office:value="83.852999999999994" table:style-name="ce1">
            <text:p>83.853</text:p>
          </table:table-cell>
          <table:table-cell office:value-type="float" office:value="84.272800000000004" table:style-name="ce1">
            <text:p>84.2728</text:p>
          </table:table-cell>
          <table:table-cell office:value-type="float" office:value="84.761399999999995" table:style-name="ce1">
            <text:p>84.7614</text:p>
          </table:table-cell>
          <table:table-cell office:value-type="float" office:value="84.016999999999996" table:style-name="ce1">
            <text:p>84.017</text:p>
          </table:table-cell>
          <table:table-cell office:value-type="float" office:value="84.039500000000004" table:style-name="ce1">
            <text:p>84.0395</text:p>
          </table:table-cell>
          <table:table-cell office:value-type="float" office:value="89.297700000000006" table:style-name="ce1">
            <text:p>89.2977</text:p>
          </table:table-cell>
          <table:table-cell office:value-type="float" office:value="84.414500000000004" table:style-name="ce1">
            <text:p>84.4145</text:p>
          </table:table-cell>
          <table:table-cell office:value-type="float" office:value="84.281899999999993" table:style-name="ce1">
            <text:p>84.2819</text:p>
          </table:table-cell>
          <table:table-cell office:value-type="float" office:value="84.197900000000004" table:style-name="ce1">
            <text:p>84.1979</text:p>
          </table:table-cell>
          <table:table-cell office:value-type="float" office:value="84.482100000000003" table:style-name="ce1">
            <text:p>84.4821</text:p>
          </table:table-cell>
          <table:table-cell office:value-type="float" office:value="84.203500000000005" table:style-name="ce1">
            <text:p>84.2035</text:p>
          </table:table-cell>
          <table:table-cell office:value-type="float" office:value="83.977800000000002" table:style-name="ce1">
            <text:p>83.9778</text:p>
          </table:table-cell>
          <table:table-cell office:value-type="float" office:value="84.091899999999995" table:style-name="ce1">
            <text:p>84.0919</text:p>
          </table:table-cell>
          <table:table-cell office:value-type="float" office:value="84.798000000000002" table:style-name="ce1">
            <text:p>84.798</text:p>
          </table:table-cell>
          <table:table-cell office:value-type="float" office:value="85.069699999999997" table:style-name="ce1">
            <text:p>85.0697</text:p>
          </table:table-cell>
          <table:table-cell office:value-type="float" office:value="83.853899999999996" table:style-name="ce1">
            <text:p>83.8539</text:p>
          </table:table-cell>
          <table:table-cell office:value-type="float" office:value="84.202299999999994" table:style-name="ce1">
            <text:p>84.2023</text:p>
          </table:table-cell>
          <table:table-cell office:value-type="float" office:value="84.176199999999994" table:style-name="ce1">
            <text:p>84.1762</text:p>
          </table:table-cell>
          <table:table-cell office:value-type="float" office:value="84.635000000000005" table:style-name="ce1">
            <text:p>84.635</text:p>
          </table:table-cell>
          <table:table-cell office:value-type="float" office:value="85.002600000000001" table:style-name="ce1">
            <text:p>85.0026</text:p>
          </table:table-cell>
          <table:table-cell table:style-name="ce1"/>
          <table:table-cell office:value-type="float" office:value="84.552093103448257" table:formula="of:=AVERAGE([.C11:.AE11])" table:style-name="ce1">
            <text:p>84.5520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85.480999999999995" table:style-name="ce1">
            <text:p>85.481</text:p>
          </table:table-cell>
          <table:table-cell office:value-type="float" office:value="83.159300000000002" table:style-name="ce1">
            <text:p>83.1593</text:p>
          </table:table-cell>
          <table:table-cell office:value-type="float" office:value="83.310599999999994" table:style-name="ce1">
            <text:p>83.3106</text:p>
          </table:table-cell>
          <table:table-cell office:value-type="float" office:value="83.376999999999995" table:style-name="ce1">
            <text:p>83.377</text:p>
          </table:table-cell>
          <table:table-cell office:value-type="float" office:value="82.781000000000006" table:style-name="ce1">
            <text:p>82.781</text:p>
          </table:table-cell>
          <table:table-cell office:value-type="float" office:value="83.548900000000003" table:style-name="ce1">
            <text:p>83.5489</text:p>
          </table:table-cell>
          <table:table-cell office:value-type="float" office:value="83.831699999999998" table:style-name="ce1">
            <text:p>83.8317</text:p>
          </table:table-cell>
          <table:table-cell office:value-type="float" office:value="83.139600000000002" table:style-name="ce1">
            <text:p>83.1396</text:p>
          </table:table-cell>
          <table:table-cell office:value-type="float" office:value="82.898700000000005" table:style-name="ce1">
            <text:p>82.8987</text:p>
          </table:table-cell>
          <table:table-cell office:value-type="float" office:value="83.271100000000004" table:style-name="ce1">
            <text:p>83.2711</text:p>
          </table:table-cell>
          <table:table-cell office:value-type="float" office:value="83.282200000000003" table:style-name="ce1">
            <text:p>83.2822</text:p>
          </table:table-cell>
          <table:table-cell office:value-type="float" office:value="83.729500000000002" table:style-name="ce1">
            <text:p>83.7295</text:p>
          </table:table-cell>
          <table:table-cell office:value-type="float" office:value="83.997399999999999" table:style-name="ce1">
            <text:p>83.9974</text:p>
          </table:table-cell>
          <table:table-cell office:value-type="float" office:value="83.479200000000006" table:style-name="ce1">
            <text:p>83.4792</text:p>
          </table:table-cell>
          <table:table-cell office:value-type="float" office:value="82.833699999999993" table:style-name="ce1">
            <text:p>82.8337</text:p>
          </table:table-cell>
          <table:table-cell office:value-type="float" office:value="82.783699999999996" table:style-name="ce1">
            <text:p>82.7837</text:p>
          </table:table-cell>
          <table:table-cell office:value-type="float" office:value="83.659800000000004" table:style-name="ce1">
            <text:p>83.6598</text:p>
          </table:table-cell>
          <table:table-cell office:value-type="float" office:value="83.644900000000007" table:style-name="ce1">
            <text:p>83.6449</text:p>
          </table:table-cell>
          <table:table-cell office:value-type="float" office:value="82.927700000000002" table:style-name="ce1">
            <text:p>82.9277</text:p>
          </table:table-cell>
          <table:table-cell office:value-type="float" office:value="83.431200000000004" table:style-name="ce1">
            <text:p>83.4312</text:p>
          </table:table-cell>
          <table:table-cell office:value-type="float" office:value="84.000299999999996" table:style-name="ce1">
            <text:p>84.0003</text:p>
          </table:table-cell>
          <table:table-cell office:value-type="float" office:value="83.615899999999996" table:style-name="ce1">
            <text:p>83.6159</text:p>
          </table:table-cell>
          <table:table-cell office:value-type="float" office:value="83.258499999999998" table:style-name="ce1">
            <text:p>83.2585</text:p>
          </table:table-cell>
          <table:table-cell office:value-type="float" office:value="85.051199999999994" table:style-name="ce1">
            <text:p>85.0512</text:p>
          </table:table-cell>
          <table:table-cell office:value-type="float" office:value="83.37" table:style-name="ce1">
            <text:p>83.37</text:p>
          </table:table-cell>
          <table:table-cell office:value-type="float" office:value="83.243300000000005" table:style-name="ce1">
            <text:p>83.2433</text:p>
          </table:table-cell>
          <table:table-cell office:value-type="float" office:value="84.324399999999997" table:style-name="ce1">
            <text:p>84.3244</text:p>
          </table:table-cell>
          <table:table-cell office:value-type="float" office:value="83.705200000000005" table:style-name="ce1">
            <text:p>83.7052</text:p>
          </table:table-cell>
          <table:table-cell office:value-type="float" office:value="84.477199999999996" table:style-name="ce1">
            <text:p>84.4772</text:p>
          </table:table-cell>
          <table:table-cell office:value-type="float" office:value="88.087500000000006" table:style-name="ce1">
            <text:p>88.0875</text:p>
          </table:table-cell>
          <table:table-cell table:style-name="ce1"/>
          <table:table-cell office:value-type="float" office:value="83.662782758620665" table:formula="of:=AVERAGE([.C12:.AE12])" table:style-name="ce1">
            <text:p>83.6627827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84.667699999999996" table:style-name="ce1">
            <text:p>84.6677</text:p>
          </table:table-cell>
          <table:table-cell office:value-type="float" office:value="83.765799999999999" table:style-name="ce1">
            <text:p>83.7658</text:p>
          </table:table-cell>
          <table:table-cell office:value-type="float" office:value="84.111000000000004" table:style-name="ce1">
            <text:p>84.111</text:p>
          </table:table-cell>
          <table:table-cell office:value-type="float" office:value="83.301500000000004" table:style-name="ce1">
            <text:p>83.3015</text:p>
          </table:table-cell>
          <table:table-cell office:value-type="float" office:value="83.449100000000001" table:style-name="ce1">
            <text:p>83.4491</text:p>
          </table:table-cell>
          <table:table-cell office:value-type="float" office:value="83.532200000000003" table:style-name="ce1">
            <text:p>83.5322</text:p>
          </table:table-cell>
          <table:table-cell office:value-type="float" office:value="83.635499999999993" table:style-name="ce1">
            <text:p>83.6355</text:p>
          </table:table-cell>
          <table:table-cell office:value-type="float" office:value="84.711699999999993" table:style-name="ce1">
            <text:p>84.7117</text:p>
          </table:table-cell>
          <table:table-cell office:value-type="float" office:value="83.811499999999995" table:style-name="ce1">
            <text:p>83.8115</text:p>
          </table:table-cell>
          <table:table-cell office:value-type="float" office:value="83.796000000000006" table:style-name="ce1">
            <text:p>83.796</text:p>
          </table:table-cell>
          <table:table-cell office:value-type="float" office:value="84.519599999999997" table:style-name="ce1">
            <text:p>84.5196</text:p>
          </table:table-cell>
          <table:table-cell office:value-type="float" office:value="82.948800000000006" table:style-name="ce1">
            <text:p>82.9488</text:p>
          </table:table-cell>
          <table:table-cell office:value-type="float" office:value="84.170400000000001" table:style-name="ce1">
            <text:p>84.1704</text:p>
          </table:table-cell>
          <table:table-cell office:value-type="float" office:value="84.017600000000002" table:style-name="ce1">
            <text:p>84.0176</text:p>
          </table:table-cell>
          <table:table-cell office:value-type="float" office:value="82.955200000000005" table:style-name="ce1">
            <text:p>82.9552</text:p>
          </table:table-cell>
          <table:table-cell office:value-type="float" office:value="83.441199999999995" table:style-name="ce1">
            <text:p>83.4412</text:p>
          </table:table-cell>
          <table:table-cell office:value-type="float" office:value="83.296499999999995" table:style-name="ce1">
            <text:p>83.2965</text:p>
          </table:table-cell>
          <table:table-cell office:value-type="float" office:value="83.184399999999997" table:style-name="ce1">
            <text:p>83.1844</text:p>
          </table:table-cell>
          <table:table-cell office:value-type="float" office:value="83.316999999999993" table:style-name="ce1">
            <text:p>83.317</text:p>
          </table:table-cell>
          <table:table-cell office:value-type="float" office:value="82.678299999999993" table:style-name="ce1">
            <text:p>82.6783</text:p>
          </table:table-cell>
          <table:table-cell office:value-type="float" office:value="83.404899999999998" table:style-name="ce1">
            <text:p>83.4049</text:p>
          </table:table-cell>
          <table:table-cell office:value-type="float" office:value="82.927700000000002" table:style-name="ce1">
            <text:p>82.9277</text:p>
          </table:table-cell>
          <table:table-cell office:value-type="float" office:value="82.641999999999996" table:style-name="ce1">
            <text:p>82.642</text:p>
          </table:table-cell>
          <table:table-cell office:value-type="float" office:value="83.043599999999998" table:style-name="ce1">
            <text:p>83.0436</text:p>
          </table:table-cell>
          <table:table-cell office:value-type="float" office:value="83.085499999999996" table:style-name="ce1">
            <text:p>83.0855</text:p>
          </table:table-cell>
          <table:table-cell office:value-type="float" office:value="82.254400000000004" table:style-name="ce1">
            <text:p>82.2544</text:p>
          </table:table-cell>
          <table:table-cell office:value-type="float" office:value="83.498199999999997" table:style-name="ce1">
            <text:p>83.4982</text:p>
          </table:table-cell>
          <table:table-cell office:value-type="float" office:value="83.408100000000005" table:style-name="ce1">
            <text:p>83.4081</text:p>
          </table:table-cell>
          <table:table-cell office:value-type="float" office:value="83.016400000000004" table:style-name="ce1">
            <text:p>83.0164</text:p>
          </table:table-cell>
          <table:table-cell office:value-type="float" office:value="82.957300000000004" table:style-name="ce1">
            <text:p>82.9573</text:p>
          </table:table-cell>
          <table:table-cell table:style-name="ce1"/>
          <table:table-cell office:value-type="float" office:value="83.409703448275863" table:formula="of:=AVERAGE([.C13:.AE13])" table:style-name="ce1">
            <text:p>83.4097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83.275499999999994" table:style-name="ce1">
            <text:p>83.2755</text:p>
          </table:table-cell>
          <table:table-cell office:value-type="float" office:value="82.998500000000007" table:style-name="ce1">
            <text:p>82.9985</text:p>
          </table:table-cell>
          <table:table-cell office:value-type="float" office:value="82.658699999999996" table:style-name="ce1">
            <text:p>82.6587</text:p>
          </table:table-cell>
          <table:table-cell office:value-type="float" office:value="83.425399999999996" table:style-name="ce1">
            <text:p>83.4254</text:p>
          </table:table-cell>
          <table:table-cell office:value-type="float" office:value="83.127300000000005" table:style-name="ce1">
            <text:p>83.1273</text:p>
          </table:table-cell>
          <table:table-cell office:value-type="float" office:value="83.573499999999996" table:style-name="ce1">
            <text:p>83.5735</text:p>
          </table:table-cell>
          <table:table-cell office:value-type="float" office:value="84.095399999999998" table:style-name="ce1">
            <text:p>84.0954</text:p>
          </table:table-cell>
          <table:table-cell office:value-type="float" office:value="82.863600000000005" table:style-name="ce1">
            <text:p>82.8636</text:p>
          </table:table-cell>
          <table:table-cell office:value-type="float" office:value="83.348399999999998" table:style-name="ce1">
            <text:p>83.3484</text:p>
          </table:table-cell>
          <table:table-cell office:value-type="float" office:value="83.397199999999998" table:style-name="ce1">
            <text:p>83.3972</text:p>
          </table:table-cell>
          <table:table-cell office:value-type="float" office:value="83.301500000000004" table:style-name="ce1">
            <text:p>83.3015</text:p>
          </table:table-cell>
          <table:table-cell office:value-type="float" office:value="82.543300000000002" table:style-name="ce1">
            <text:p>82.5433</text:p>
          </table:table-cell>
          <table:table-cell office:value-type="float" office:value="84.719899999999996" table:style-name="ce1">
            <text:p>84.7199</text:p>
          </table:table-cell>
          <table:table-cell office:value-type="float" office:value="83.697299999999998" table:style-name="ce1">
            <text:p>83.6973</text:p>
          </table:table-cell>
          <table:table-cell office:value-type="float" office:value="83.257900000000006" table:style-name="ce1">
            <text:p>83.2579</text:p>
          </table:table-cell>
          <table:table-cell office:value-type="float" office:value="82.662499999999994" table:style-name="ce1">
            <text:p>82.6625</text:p>
          </table:table-cell>
          <table:table-cell office:value-type="float" office:value="83.3001" table:style-name="ce1">
            <text:p>83.3001</text:p>
          </table:table-cell>
          <table:table-cell office:value-type="float" office:value="82.411600000000007" table:style-name="ce1">
            <text:p>82.4116</text:p>
          </table:table-cell>
          <table:table-cell office:value-type="float" office:value="82.703699999999998" table:style-name="ce1">
            <text:p>82.7037</text:p>
          </table:table-cell>
          <table:table-cell office:value-type="float" office:value="84.289500000000004" table:style-name="ce1">
            <text:p>84.2895</text:p>
          </table:table-cell>
          <table:table-cell office:value-type="float" office:value="83.509699999999995" table:style-name="ce1">
            <text:p>83.5097</text:p>
          </table:table-cell>
          <table:table-cell office:value-type="float" office:value="83.286000000000001" table:style-name="ce1">
            <text:p>83.286</text:p>
          </table:table-cell>
          <table:table-cell office:value-type="float" office:value="83.203199999999995" table:style-name="ce1">
            <text:p>83.2032</text:p>
          </table:table-cell>
          <table:table-cell office:value-type="float" office:value="83.046000000000006" table:style-name="ce1">
            <text:p>83.046</text:p>
          </table:table-cell>
          <table:table-cell office:value-type="float" office:value="84.086399999999998" table:style-name="ce1">
            <text:p>84.0864</text:p>
          </table:table-cell>
          <table:table-cell office:value-type="float" office:value="83.850399999999993" table:style-name="ce1">
            <text:p>83.8504</text:p>
          </table:table-cell>
          <table:table-cell office:value-type="float" office:value="84.304500000000004" table:style-name="ce1">
            <text:p>84.3045</text:p>
          </table:table-cell>
          <table:table-cell office:value-type="float" office:value="83.623000000000005" table:style-name="ce1">
            <text:p>83.623</text:p>
          </table:table-cell>
          <table:table-cell office:value-type="float" office:value="83.509399999999999" table:style-name="ce1">
            <text:p>83.5094</text:p>
          </table:table-cell>
          <table:table-cell office:value-type="float" office:value="84.203500000000005" table:style-name="ce1">
            <text:p>84.2035</text:p>
          </table:table-cell>
          <table:table-cell table:style-name="ce1"/>
          <table:table-cell office:value-type="float" office:value="83.413703448275868" table:formula="of:=AVERAGE([.C14:.AE14])" table:style-name="ce1">
            <text:p>83.4137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82.639899999999997" table:style-name="ce1">
            <text:p>82.6399</text:p>
          </table:table-cell>
          <table:table-cell office:value-type="float" office:value="83.025800000000004" table:style-name="ce1">
            <text:p>83.0258</text:p>
          </table:table-cell>
          <table:table-cell office:value-type="float" office:value="82.724500000000006" table:style-name="ce1">
            <text:p>82.7245</text:p>
          </table:table-cell>
          <table:table-cell office:value-type="float" office:value="83.267300000000006" table:style-name="ce1">
            <text:p>83.2673</text:p>
          </table:table-cell>
          <table:table-cell office:value-type="float" office:value="82.916300000000007" table:style-name="ce1">
            <text:p>82.9163</text:p>
          </table:table-cell>
          <table:table-cell office:value-type="float" office:value="82.787499999999994" table:style-name="ce1">
            <text:p>82.7875</text:p>
          </table:table-cell>
          <table:table-cell office:value-type="float" office:value="82.111199999999997" table:style-name="ce1">
            <text:p>82.1112</text:p>
          </table:table-cell>
          <table:table-cell office:value-type="float" office:value="82.800299999999993" table:style-name="ce1">
            <text:p>82.8003</text:p>
          </table:table-cell>
          <table:table-cell office:value-type="float" office:value="82.5779" table:style-name="ce1">
            <text:p>82.5779</text:p>
          </table:table-cell>
          <table:table-cell office:value-type="float" office:value="82.419200000000004" table:style-name="ce1">
            <text:p>82.4192</text:p>
          </table:table-cell>
          <table:table-cell office:value-type="float" office:value="83.775499999999994" table:style-name="ce1">
            <text:p>83.7755</text:p>
          </table:table-cell>
          <table:table-cell office:value-type="float" office:value="86.761700000000005" table:style-name="ce1">
            <text:p>86.7617</text:p>
          </table:table-cell>
          <table:table-cell office:value-type="float" office:value="82.399299999999997" table:style-name="ce1">
            <text:p>82.3993</text:p>
          </table:table-cell>
          <table:table-cell office:value-type="float" office:value="82.745599999999996" table:style-name="ce1">
            <text:p>82.7456</text:p>
          </table:table-cell>
          <table:table-cell office:value-type="float" office:value="82.885199999999998" table:style-name="ce1">
            <text:p>82.8852</text:p>
          </table:table-cell>
          <table:table-cell office:value-type="float" office:value="82.311800000000005" table:style-name="ce1">
            <text:p>82.3118</text:p>
          </table:table-cell>
          <table:table-cell office:value-type="float" office:value="82.56" table:style-name="ce1">
            <text:p>82.56</text:p>
          </table:table-cell>
          <table:table-cell office:value-type="float" office:value="83.280199999999994" table:style-name="ce1">
            <text:p>83.2802</text:p>
          </table:table-cell>
          <table:table-cell office:value-type="float" office:value="82.154600000000002" table:style-name="ce1">
            <text:p>82.1546</text:p>
          </table:table-cell>
          <table:table-cell office:value-type="float" office:value="82.805300000000003" table:style-name="ce1">
            <text:p>82.8053</text:p>
          </table:table-cell>
          <table:table-cell office:value-type="float" office:value="82.394900000000007" table:style-name="ce1">
            <text:p>82.3949</text:p>
          </table:table-cell>
          <table:table-cell office:value-type="float" office:value="82.382599999999996" table:style-name="ce1">
            <text:p>82.3826</text:p>
          </table:table-cell>
          <table:table-cell office:value-type="float" office:value="82.623199999999997" table:style-name="ce1">
            <text:p>82.6232</text:p>
          </table:table-cell>
          <table:table-cell office:value-type="float" office:value="82.952299999999994" table:style-name="ce1">
            <text:p>82.9523</text:p>
          </table:table-cell>
          <table:table-cell office:value-type="float" office:value="82.174499999999995" table:style-name="ce1">
            <text:p>82.1745</text:p>
          </table:table-cell>
          <table:table-cell office:value-type="float" office:value="82.925600000000003" table:style-name="ce1">
            <text:p>82.9256</text:p>
          </table:table-cell>
          <table:table-cell office:value-type="float" office:value="82.571399999999997" table:style-name="ce1">
            <text:p>82.5714</text:p>
          </table:table-cell>
          <table:table-cell office:value-type="float" office:value="82.007300000000001" table:style-name="ce1">
            <text:p>82.0073</text:p>
          </table:table-cell>
          <table:table-cell office:value-type="float" office:value="83.179699999999997" table:style-name="ce1">
            <text:p>83.1797</text:p>
          </table:table-cell>
          <table:table-cell office:value-type="float" office:value="82.475700000000003" table:style-name="ce1">
            <text:p>82.4757</text:p>
          </table:table-cell>
          <table:table-cell table:style-name="ce1"/>
          <table:table-cell office:value-type="float" office:value="82.827462068965517" table:formula="of:=AVERAGE([.C15:.AE15])" table:style-name="ce1">
            <text:p>82.8274620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84.468100000000007" table:style-name="ce1">
            <text:p>84.4681</text:p>
          </table:table-cell>
          <table:table-cell office:value-type="float" office:value="82.607100000000003" table:style-name="ce1">
            <text:p>82.6071</text:p>
          </table:table-cell>
          <table:table-cell office:value-type="float" office:value="82.991500000000002" table:style-name="ce1">
            <text:p>82.9915</text:p>
          </table:table-cell>
          <table:table-cell office:value-type="float" office:value="83.009699999999995" table:style-name="ce1">
            <text:p>83.0097</text:p>
          </table:table-cell>
          <table:table-cell office:value-type="float" office:value="82.651300000000006" table:style-name="ce1">
            <text:p>82.6513</text:p>
          </table:table-cell>
          <table:table-cell office:value-type="float" office:value="82.696399999999997" table:style-name="ce1">
            <text:p>82.6964</text:p>
          </table:table-cell>
          <table:table-cell office:value-type="float" office:value="82.849199999999996" table:style-name="ce1">
            <text:p>82.8492</text:p>
          </table:table-cell>
          <table:table-cell office:value-type="float" office:value="81.981800000000007" table:style-name="ce1">
            <text:p>81.9818</text:p>
          </table:table-cell>
          <table:table-cell office:value-type="float" office:value="82.726600000000005" table:style-name="ce1">
            <text:p>82.7266</text:p>
          </table:table-cell>
          <table:table-cell office:value-type="float" office:value="82.397800000000004" table:style-name="ce1">
            <text:p>82.3978</text:p>
          </table:table-cell>
          <table:table-cell office:value-type="float" office:value="83.252600000000001" table:style-name="ce1">
            <text:p>83.2526</text:p>
          </table:table-cell>
          <table:table-cell office:value-type="float" office:value="83.027500000000003" table:style-name="ce1">
            <text:p>83.0275</text:p>
          </table:table-cell>
          <table:table-cell office:value-type="float" office:value="83.0989" table:style-name="ce1">
            <text:p>83.0989</text:p>
          </table:table-cell>
          <table:table-cell office:value-type="float" office:value="83.796000000000006" table:style-name="ce1">
            <text:p>83.796</text:p>
          </table:table-cell>
          <table:table-cell office:value-type="float" office:value="82.612099999999998" table:style-name="ce1">
            <text:p>82.6121</text:p>
          </table:table-cell>
          <table:table-cell office:value-type="float" office:value="82.75" table:style-name="ce1">
            <text:p>82.75</text:p>
          </table:table-cell>
          <table:table-cell office:value-type="float" office:value="82.513499999999993" table:style-name="ce1">
            <text:p>82.5135</text:p>
          </table:table-cell>
          <table:table-cell office:value-type="float" office:value="82.191400000000002" table:style-name="ce1">
            <text:p>82.1914</text:p>
          </table:table-cell>
          <table:table-cell office:value-type="float" office:value="82.661299999999997" table:style-name="ce1">
            <text:p>82.6613</text:p>
          </table:table-cell>
          <table:table-cell office:value-type="float" office:value="83.659000000000006" table:style-name="ce1">
            <text:p>83.659</text:p>
          </table:table-cell>
          <table:table-cell office:value-type="float" office:value="82.404899999999998" table:style-name="ce1">
            <text:p>82.4049</text:p>
          </table:table-cell>
          <table:table-cell office:value-type="float" office:value="82.732399999999998" table:style-name="ce1">
            <text:p>82.7324</text:p>
          </table:table-cell>
          <table:table-cell office:value-type="float" office:value="88.804199999999994" table:style-name="ce1">
            <text:p>88.8042</text:p>
          </table:table-cell>
          <table:table-cell office:value-type="float" office:value="83.1203" table:style-name="ce1">
            <text:p>83.1203</text:p>
          </table:table-cell>
          <table:table-cell office:value-type="float" office:value="84.375600000000006" table:style-name="ce1">
            <text:p>84.3756</text:p>
          </table:table-cell>
          <table:table-cell office:value-type="float" office:value="82.717799999999997" table:style-name="ce1">
            <text:p>82.7178</text:p>
          </table:table-cell>
          <table:table-cell office:value-type="float" office:value="84.076400000000007" table:style-name="ce1">
            <text:p>84.0764</text:p>
          </table:table-cell>
          <table:table-cell office:value-type="float" office:value="84.072900000000004" table:style-name="ce1">
            <text:p>84.0729</text:p>
          </table:table-cell>
          <table:table-cell office:value-type="float" office:value="84.030699999999996" table:style-name="ce1">
            <text:p>84.0307</text:p>
          </table:table-cell>
          <table:table-cell office:value-type="float" office:value="83.212199999999996" table:style-name="ce1">
            <text:p>83.2122</text:p>
          </table:table-cell>
          <table:table-cell table:style-name="ce1"/>
          <table:table-cell office:value-type="float" office:value="83.207624137931035" table:formula="of:=AVERAGE([.C16:.AE16])" table:style-name="ce1">
            <text:p>83.20762414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4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96.183000000000007" table:style-name="ce1">
            <text:p>96.183</text:p>
          </table:table-cell>
          <table:table-cell office:value-type="float" office:value="95.819100000000006" table:style-name="ce1">
            <text:p>95.8191</text:p>
          </table:table-cell>
          <table:table-cell office:value-type="float" office:value="96.010599999999997" table:style-name="ce1">
            <text:p>96.0106</text:p>
          </table:table-cell>
          <table:table-cell office:value-type="float" office:value="95.699100000000001" table:style-name="ce1">
            <text:p>95.6991</text:p>
          </table:table-cell>
          <table:table-cell office:value-type="float" office:value="96.080799999999996" table:style-name="ce1">
            <text:p>96.0808</text:p>
          </table:table-cell>
          <table:table-cell office:value-type="float" office:value="95.972200000000001" table:style-name="ce1">
            <text:p>95.9722</text:p>
          </table:table-cell>
          <table:table-cell office:value-type="float" office:value="95.742699999999999" table:style-name="ce1">
            <text:p>95.7427</text:p>
          </table:table-cell>
          <table:table-cell office:value-type="float" office:value="96.135900000000007" table:style-name="ce1">
            <text:p>96.1359</text:p>
          </table:table-cell>
          <table:table-cell office:value-type="float" office:value="95.563000000000002" table:style-name="ce1">
            <text:p>95.563</text:p>
          </table:table-cell>
          <table:table-cell office:value-type="float" office:value="96.035499999999999" table:style-name="ce1">
            <text:p>96.0355</text:p>
          </table:table-cell>
          <table:table-cell office:value-type="float" office:value="97.0779" table:style-name="ce1">
            <text:p>97.0779</text:p>
          </table:table-cell>
          <table:table-cell office:value-type="float" office:value="95.584599999999995" table:style-name="ce1">
            <text:p>95.5846</text:p>
          </table:table-cell>
          <table:table-cell office:value-type="float" office:value="95.782499999999999" table:style-name="ce1">
            <text:p>95.7825</text:p>
          </table:table-cell>
          <table:table-cell office:value-type="float" office:value="96.211399999999998" table:style-name="ce1">
            <text:p>96.2114</text:p>
          </table:table-cell>
          <table:table-cell office:value-type="float" office:value="95.812399999999997" table:style-name="ce1">
            <text:p>95.8124</text:p>
          </table:table-cell>
          <table:table-cell office:value-type="float" office:value="95.820599999999999" table:style-name="ce1">
            <text:p>95.8206</text:p>
          </table:table-cell>
          <table:table-cell office:value-type="float" office:value="96.305400000000006" table:style-name="ce1">
            <text:p>96.3054</text:p>
          </table:table-cell>
          <table:table-cell office:value-type="float" office:value="97.267899999999997" table:style-name="ce1">
            <text:p>97.2679</text:p>
          </table:table-cell>
          <table:table-cell office:value-type="float" office:value="95.821799999999996" table:style-name="ce1">
            <text:p>95.8218</text:p>
          </table:table-cell>
          <table:table-cell office:value-type="float" office:value="95.790700000000001" table:style-name="ce1">
            <text:p>95.7907</text:p>
          </table:table-cell>
          <table:table-cell office:value-type="float" office:value="95.755899999999997" table:style-name="ce1">
            <text:p>95.7559</text:p>
          </table:table-cell>
          <table:table-cell office:value-type="float" office:value="96.048299999999998" table:style-name="ce1">
            <text:p>96.0483</text:p>
          </table:table-cell>
          <table:table-cell office:value-type="float" office:value="95.982200000000006" table:style-name="ce1">
            <text:p>95.9822</text:p>
          </table:table-cell>
          <table:table-cell office:value-type="float" office:value="95.553600000000003" table:style-name="ce1">
            <text:p>95.5536</text:p>
          </table:table-cell>
          <table:table-cell office:value-type="float" office:value="96.127700000000004" table:style-name="ce1">
            <text:p>96.1277</text:p>
          </table:table-cell>
          <table:table-cell office:value-type="float" office:value="96.159000000000006" table:style-name="ce1">
            <text:p>96.159</text:p>
          </table:table-cell>
          <table:table-cell office:value-type="float" office:value="96.140600000000006" table:style-name="ce1">
            <text:p>96.1406</text:p>
          </table:table-cell>
          <table:table-cell office:value-type="float" office:value="95.768500000000003" table:style-name="ce1">
            <text:p>95.7685</text:p>
          </table:table-cell>
          <table:table-cell office:value-type="float" office:value="95.605999999999995" table:style-name="ce1">
            <text:p>95.606</text:p>
          </table:table-cell>
          <table:table-cell office:value-type="float" office:value="96.345200000000006" table:style-name="ce1">
            <text:p>96.3452</text:p>
          </table:table-cell>
          <table:table-cell table:style-name="ce1"/>
          <table:table-cell office:value-type="float" office:value="96.000727586206906" table:formula="of:=AVERAGE([.C2:.AE2])" table:style-name="ce1">
            <text:p>96.0007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96.041300000000007" table:style-name="ce1">
            <text:p>96.0413</text:p>
          </table:table-cell>
          <table:table-cell office:value-type="float" office:value="87.106300000000005" table:style-name="ce1">
            <text:p>87.1063</text:p>
          </table:table-cell>
          <table:table-cell office:value-type="float" office:value="86.306799999999996" table:style-name="ce1">
            <text:p>86.3068</text:p>
          </table:table-cell>
          <table:table-cell office:value-type="float" office:value="86.488299999999995" table:style-name="ce1">
            <text:p>86.4883</text:p>
          </table:table-cell>
          <table:table-cell office:value-type="float" office:value="86.038899999999998" table:style-name="ce1">
            <text:p>86.0389</text:p>
          </table:table-cell>
          <table:table-cell office:value-type="float" office:value="86.398099999999999" table:style-name="ce1">
            <text:p>86.3981</text:p>
          </table:table-cell>
          <table:table-cell office:value-type="float" office:value="86.453199999999995" table:style-name="ce1">
            <text:p>86.4532</text:p>
          </table:table-cell>
          <table:table-cell office:value-type="float" office:value="86.084299999999999" table:style-name="ce1">
            <text:p>86.0843</text:p>
          </table:table-cell>
          <table:table-cell office:value-type="float" office:value="86.236800000000002" table:style-name="ce1">
            <text:p>86.2368</text:p>
          </table:table-cell>
          <table:table-cell office:value-type="float" office:value="85.995000000000005" table:style-name="ce1">
            <text:p>85.995</text:p>
          </table:table-cell>
          <table:table-cell office:value-type="float" office:value="86.180899999999994" table:style-name="ce1">
            <text:p>86.1809</text:p>
          </table:table-cell>
          <table:table-cell office:value-type="float" office:value="86.577600000000004" table:style-name="ce1">
            <text:p>86.5776</text:p>
          </table:table-cell>
          <table:table-cell office:value-type="float" office:value="86.602500000000006" table:style-name="ce1">
            <text:p>86.6025</text:p>
          </table:table-cell>
          <table:table-cell office:value-type="float" office:value="86.676199999999994" table:style-name="ce1">
            <text:p>86.6762</text:p>
          </table:table-cell>
          <table:table-cell office:value-type="float" office:value="86.644300000000001" table:style-name="ce1">
            <text:p>86.6443</text:p>
          </table:table-cell>
          <table:table-cell office:value-type="float" office:value="86.907499999999999" table:style-name="ce1">
            <text:p>86.9075</text:p>
          </table:table-cell>
          <table:table-cell office:value-type="float" office:value="87.8352" table:style-name="ce1">
            <text:p>87.8352</text:p>
          </table:table-cell>
          <table:table-cell office:value-type="float" office:value="86.597200000000001" table:style-name="ce1">
            <text:p>86.5972</text:p>
          </table:table-cell>
          <table:table-cell office:value-type="float" office:value="91.728399999999993" table:style-name="ce1">
            <text:p>91.7284</text:p>
          </table:table-cell>
          <table:table-cell office:value-type="float" office:value="86.862099999999998" table:style-name="ce1">
            <text:p>86.8621</text:p>
          </table:table-cell>
          <table:table-cell office:value-type="float" office:value="86.932699999999997" table:style-name="ce1">
            <text:p>86.9327</text:p>
          </table:table-cell>
          <table:table-cell office:value-type="float" office:value="86.858599999999996" table:style-name="ce1">
            <text:p>86.8586</text:p>
          </table:table-cell>
          <table:table-cell office:value-type="float" office:value="86.163899999999998" table:style-name="ce1">
            <text:p>86.1639</text:p>
          </table:table-cell>
          <table:table-cell office:value-type="float" office:value="86.425899999999999" table:style-name="ce1">
            <text:p>86.4259</text:p>
          </table:table-cell>
          <table:table-cell office:value-type="float" office:value="86.31" table:style-name="ce1">
            <text:p>86.31</text:p>
          </table:table-cell>
          <table:table-cell office:value-type="float" office:value="86.232399999999998" table:style-name="ce1">
            <text:p>86.2324</text:p>
          </table:table-cell>
          <table:table-cell office:value-type="float" office:value="86.6631" table:style-name="ce1">
            <text:p>86.6631</text:p>
          </table:table-cell>
          <table:table-cell office:value-type="float" office:value="86.648099999999999" table:style-name="ce1">
            <text:p>86.6481</text:p>
          </table:table-cell>
          <table:table-cell office:value-type="float" office:value="86.653400000000005" table:style-name="ce1">
            <text:p>86.6534</text:p>
          </table:table-cell>
          <table:table-cell office:value-type="float" office:value="86.177099999999996" table:style-name="ce1">
            <text:p>86.1771</text:p>
          </table:table-cell>
          <table:table-cell table:style-name="ce1"/>
          <table:table-cell office:value-type="float" office:value="86.716717241379314" table:formula="of:=AVERAGE([.C3:.AE3])" table:style-name="ce1">
            <text:p>86.716717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88.014099999999999" table:style-name="ce1">
            <text:p>88.0141</text:p>
          </table:table-cell>
          <table:table-cell office:value-type="float" office:value="88.9816" table:style-name="ce1">
            <text:p>88.9816</text:p>
          </table:table-cell>
          <table:table-cell office:value-type="float" office:value="83.8536" table:style-name="ce1">
            <text:p>83.8536</text:p>
          </table:table-cell>
          <table:table-cell office:value-type="float" office:value="83.264600000000002" table:style-name="ce1">
            <text:p>83.2646</text:p>
          </table:table-cell>
          <table:table-cell office:value-type="float" office:value="82.657499999999999" table:style-name="ce1">
            <text:p>82.6575</text:p>
          </table:table-cell>
          <table:table-cell office:value-type="float" office:value="83.274299999999997" table:style-name="ce1">
            <text:p>83.2743</text:p>
          </table:table-cell>
          <table:table-cell office:value-type="float" office:value="83.343699999999998" table:style-name="ce1">
            <text:p>83.3437</text:p>
          </table:table-cell>
          <table:table-cell office:value-type="float" office:value="82.956100000000006" table:style-name="ce1">
            <text:p>82.9561</text:p>
          </table:table-cell>
          <table:table-cell office:value-type="float" office:value="83.364800000000002" table:style-name="ce1">
            <text:p>83.3648</text:p>
          </table:table-cell>
          <table:table-cell office:value-type="float" office:value="82.7029" table:style-name="ce1">
            <text:p>82.7029</text:p>
          </table:table-cell>
          <table:table-cell office:value-type="float" office:value="83.193799999999996" table:style-name="ce1">
            <text:p>83.1938</text:p>
          </table:table-cell>
          <table:table-cell office:value-type="float" office:value="83.441699999999997" table:style-name="ce1">
            <text:p>83.4417</text:p>
          </table:table-cell>
          <table:table-cell office:value-type="float" office:value="83.167400000000001" table:style-name="ce1">
            <text:p>83.1674</text:p>
          </table:table-cell>
          <table:table-cell office:value-type="float" office:value="82.576400000000007" table:style-name="ce1">
            <text:p>82.5764</text:p>
          </table:table-cell>
          <table:table-cell office:value-type="float" office:value="84.147000000000006" table:style-name="ce1">
            <text:p>84.147</text:p>
          </table:table-cell>
          <table:table-cell office:value-type="float" office:value="83.457599999999999" table:style-name="ce1">
            <text:p>83.4576</text:p>
          </table:table-cell>
          <table:table-cell office:value-type="float" office:value="83.0749" table:style-name="ce1">
            <text:p>83.0749</text:p>
          </table:table-cell>
          <table:table-cell office:value-type="float" office:value="83.174199999999999" table:style-name="ce1">
            <text:p>83.1742</text:p>
          </table:table-cell>
          <table:table-cell office:value-type="float" office:value="83.286600000000007" table:style-name="ce1">
            <text:p>83.2866</text:p>
          </table:table-cell>
          <table:table-cell office:value-type="float" office:value="82.990600000000001" table:style-name="ce1">
            <text:p>82.9906</text:p>
          </table:table-cell>
          <table:table-cell office:value-type="float" office:value="83.535399999999996" table:style-name="ce1">
            <text:p>83.5354</text:p>
          </table:table-cell>
          <table:table-cell office:value-type="float" office:value="83.452600000000004" table:style-name="ce1">
            <text:p>83.4526</text:p>
          </table:table-cell>
          <table:table-cell office:value-type="float" office:value="83.470100000000002" table:style-name="ce1">
            <text:p>83.4701</text:p>
          </table:table-cell>
          <table:table-cell office:value-type="float" office:value="83.524000000000001" table:style-name="ce1">
            <text:p>83.524</text:p>
          </table:table-cell>
          <table:table-cell office:value-type="float" office:value="83.264899999999997" table:style-name="ce1">
            <text:p>83.2649</text:p>
          </table:table-cell>
          <table:table-cell office:value-type="float" office:value="83.178899999999999" table:style-name="ce1">
            <text:p>83.1789</text:p>
          </table:table-cell>
          <table:table-cell office:value-type="float" office:value="83.695599999999999" table:style-name="ce1">
            <text:p>83.6956</text:p>
          </table:table-cell>
          <table:table-cell office:value-type="float" office:value="83.832599999999999" table:style-name="ce1">
            <text:p>83.8326</text:p>
          </table:table-cell>
          <table:table-cell office:value-type="float" office:value="83.5304" table:style-name="ce1">
            <text:p>83.5304</text:p>
          </table:table-cell>
          <table:table-cell office:value-type="float" office:value="83.350399999999993" table:style-name="ce1">
            <text:p>83.3504</text:p>
          </table:table-cell>
          <table:table-cell table:style-name="ce1"/>
          <table:table-cell office:value-type="float" office:value="83.508420689655182" table:formula="of:=AVERAGE([.C4:.AE4])" table:style-name="ce1">
            <text:p>83.5084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89.516999999999996" table:style-name="ce1">
            <text:p>89.517</text:p>
          </table:table-cell>
          <table:table-cell office:value-type="float" office:value="87.9833" table:style-name="ce1">
            <text:p>87.9833</text:p>
          </table:table-cell>
          <table:table-cell office:value-type="float" office:value="86.37" table:style-name="ce1">
            <text:p>86.37</text:p>
          </table:table-cell>
          <table:table-cell office:value-type="float" office:value="89.605400000000003" table:style-name="ce1">
            <text:p>89.6054</text:p>
          </table:table-cell>
          <table:table-cell office:value-type="float" office:value="85.670100000000005" table:style-name="ce1">
            <text:p>85.6701</text:p>
          </table:table-cell>
          <table:table-cell office:value-type="float" office:value="89.260300000000001" table:style-name="ce1">
            <text:p>89.2603</text:p>
          </table:table-cell>
          <table:table-cell office:value-type="float" office:value="89.411900000000003" table:style-name="ce1">
            <text:p>89.4119</text:p>
          </table:table-cell>
          <table:table-cell office:value-type="float" office:value="89.060599999999994" table:style-name="ce1">
            <text:p>89.0606</text:p>
          </table:table-cell>
          <table:table-cell office:value-type="float" office:value="89.788399999999996" table:style-name="ce1">
            <text:p>89.7884</text:p>
          </table:table-cell>
          <table:table-cell office:value-type="float" office:value="89.0852" table:style-name="ce1">
            <text:p>89.0852</text:p>
          </table:table-cell>
          <table:table-cell office:value-type="float" office:value="86.348399999999998" table:style-name="ce1">
            <text:p>86.3484</text:p>
          </table:table-cell>
          <table:table-cell office:value-type="float" office:value="89.721599999999995" table:style-name="ce1">
            <text:p>89.7216</text:p>
          </table:table-cell>
          <table:table-cell office:value-type="float" office:value="89.701099999999997" table:style-name="ce1">
            <text:p>89.7011</text:p>
          </table:table-cell>
          <table:table-cell office:value-type="float" office:value="87.127899999999997" table:style-name="ce1">
            <text:p>87.1279</text:p>
          </table:table-cell>
          <table:table-cell office:value-type="float" office:value="94.738299999999995" table:style-name="ce1">
            <text:p>94.7383</text:p>
          </table:table-cell>
          <table:table-cell office:value-type="float" office:value="89.470200000000006" table:style-name="ce1">
            <text:p>89.4702</text:p>
          </table:table-cell>
          <table:table-cell office:value-type="float" office:value="86.687399999999997" table:style-name="ce1">
            <text:p>86.6874</text:p>
          </table:table-cell>
          <table:table-cell office:value-type="float" office:value="89.768199999999993" table:style-name="ce1">
            <text:p>89.7682</text:p>
          </table:table-cell>
          <table:table-cell office:value-type="float" office:value="87.507900000000006" table:style-name="ce1">
            <text:p>87.5079</text:p>
          </table:table-cell>
          <table:table-cell office:value-type="float" office:value="89.569100000000006" table:style-name="ce1">
            <text:p>89.5691</text:p>
          </table:table-cell>
          <table:table-cell office:value-type="float" office:value="89.871799999999993" table:style-name="ce1">
            <text:p>89.8718</text:p>
          </table:table-cell>
          <table:table-cell office:value-type="float" office:value="89.564999999999998" table:style-name="ce1">
            <text:p>89.565</text:p>
          </table:table-cell>
          <table:table-cell office:value-type="float" office:value="89.169499999999999" table:style-name="ce1">
            <text:p>89.1695</text:p>
          </table:table-cell>
          <table:table-cell office:value-type="float" office:value="89.059700000000007" table:style-name="ce1">
            <text:p>89.0597</text:p>
          </table:table-cell>
          <table:table-cell office:value-type="float" office:value="89.310599999999994" table:style-name="ce1">
            <text:p>89.3106</text:p>
          </table:table-cell>
          <table:table-cell office:value-type="float" office:value="85.861000000000004" table:style-name="ce1">
            <text:p>85.861</text:p>
          </table:table-cell>
          <table:table-cell office:value-type="float" office:value="89.427999999999997" table:style-name="ce1">
            <text:p>89.428</text:p>
          </table:table-cell>
          <table:table-cell office:value-type="float" office:value="89.385000000000005" table:style-name="ce1">
            <text:p>89.385</text:p>
          </table:table-cell>
          <table:table-cell office:value-type="float" office:value="87.832300000000004" table:style-name="ce1">
            <text:p>87.8323</text:p>
          </table:table-cell>
          <table:table-cell office:value-type="float" office:value="89.664000000000001" table:style-name="ce1">
            <text:p>89.664</text:p>
          </table:table-cell>
          <table:table-cell table:style-name="ce1"/>
          <table:table-cell office:value-type="float" office:value="88.828351724137931" table:formula="of:=AVERAGE([.C5:.AE5])" table:style-name="ce1">
            <text:p>88.8283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87.960800000000006" table:style-name="ce1">
            <text:p>87.9608</text:p>
          </table:table-cell>
          <table:table-cell office:value-type="float" office:value="85.048299999999998" table:style-name="ce1">
            <text:p>85.0483</text:p>
          </table:table-cell>
          <table:table-cell office:value-type="float" office:value="87.571399999999997" table:style-name="ce1">
            <text:p>87.5714</text:p>
          </table:table-cell>
          <table:table-cell office:value-type="float" office:value="84.593699999999998" table:style-name="ce1">
            <text:p>84.5937</text:p>
          </table:table-cell>
          <table:table-cell office:value-type="float" office:value="85.125600000000006" table:style-name="ce1">
            <text:p>85.1256</text:p>
          </table:table-cell>
          <table:table-cell office:value-type="float" office:value="84.378200000000007" table:style-name="ce1">
            <text:p>84.3782</text:p>
          </table:table-cell>
          <table:table-cell office:value-type="float" office:value="83.749399999999994" table:style-name="ce1">
            <text:p>83.7494</text:p>
          </table:table-cell>
          <table:table-cell office:value-type="float" office:value="85.627099999999999" table:style-name="ce1">
            <text:p>85.6271</text:p>
          </table:table-cell>
          <table:table-cell office:value-type="float" office:value="85.254999999999995" table:style-name="ce1">
            <text:p>85.255</text:p>
          </table:table-cell>
          <table:table-cell office:value-type="float" office:value="87.425700000000006" table:style-name="ce1">
            <text:p>87.4257</text:p>
          </table:table-cell>
          <table:table-cell office:value-type="float" office:value="85.373000000000005" table:style-name="ce1">
            <text:p>85.373</text:p>
          </table:table-cell>
          <table:table-cell office:value-type="float" office:value="84.947299999999998" table:style-name="ce1">
            <text:p>84.9473</text:p>
          </table:table-cell>
          <table:table-cell office:value-type="float" office:value="86.077299999999994" table:style-name="ce1">
            <text:p>86.0773</text:p>
          </table:table-cell>
          <table:table-cell office:value-type="float" office:value="85.413899999999998" table:style-name="ce1">
            <text:p>85.4139</text:p>
          </table:table-cell>
          <table:table-cell office:value-type="float" office:value="85.403700000000001" table:style-name="ce1">
            <text:p>85.4037</text:p>
          </table:table-cell>
          <table:table-cell office:value-type="float" office:value="86.298299999999998" table:style-name="ce1">
            <text:p>86.2983</text:p>
          </table:table-cell>
          <table:table-cell office:value-type="float" office:value="84.464299999999994" table:style-name="ce1">
            <text:p>84.4643</text:p>
          </table:table-cell>
          <table:table-cell office:value-type="float" office:value="84.666899999999998" table:style-name="ce1">
            <text:p>84.6669</text:p>
          </table:table-cell>
          <table:table-cell office:value-type="float" office:value="86.688800000000001" table:style-name="ce1">
            <text:p>86.6888</text:p>
          </table:table-cell>
          <table:table-cell office:value-type="float" office:value="85.490600000000001" table:style-name="ce1">
            <text:p>85.4906</text:p>
          </table:table-cell>
          <table:table-cell office:value-type="float" office:value="86.852800000000002" table:style-name="ce1">
            <text:p>86.8528</text:p>
          </table:table-cell>
          <table:table-cell office:value-type="float" office:value="85.033699999999996" table:style-name="ce1">
            <text:p>85.0337</text:p>
          </table:table-cell>
          <table:table-cell office:value-type="float" office:value="85.622399999999999" table:style-name="ce1">
            <text:p>85.6224</text:p>
          </table:table-cell>
          <table:table-cell office:value-type="float" office:value="87.404899999999998" table:style-name="ce1">
            <text:p>87.4049</text:p>
          </table:table-cell>
          <table:table-cell office:value-type="float" office:value="86.56" table:style-name="ce1">
            <text:p>86.56</text:p>
          </table:table-cell>
          <table:table-cell office:value-type="float" office:value="87.557100000000005" table:style-name="ce1">
            <text:p>87.5571</text:p>
          </table:table-cell>
          <table:table-cell office:value-type="float" office:value="85.514099999999999" table:style-name="ce1">
            <text:p>85.5141</text:p>
          </table:table-cell>
          <table:table-cell office:value-type="float" office:value="89.851600000000005" table:style-name="ce1">
            <text:p>89.8516</text:p>
          </table:table-cell>
          <table:table-cell office:value-type="float" office:value="85.066199999999995" table:style-name="ce1">
            <text:p>85.0662</text:p>
          </table:table-cell>
          <table:table-cell office:value-type="float" office:value="84.873500000000007" table:style-name="ce1">
            <text:p>84.8735</text:p>
          </table:table-cell>
          <table:table-cell table:style-name="ce1"/>
          <table:table-cell office:value-type="float" office:value="85.790855172413814" table:formula="of:=AVERAGE([.C6:.AE6])" table:style-name="ce1">
            <text:p>85.79085517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85.694699999999997" table:style-name="ce1">
            <text:p>85.6947</text:p>
          </table:table-cell>
          <table:table-cell office:value-type="float" office:value="84.983900000000006" table:style-name="ce1">
            <text:p>84.9839</text:p>
          </table:table-cell>
          <table:table-cell office:value-type="float" office:value="83.007599999999996" table:style-name="ce1">
            <text:p>83.0076</text:p>
          </table:table-cell>
          <table:table-cell office:value-type="float" office:value="84.5304" table:style-name="ce1">
            <text:p>84.5304</text:p>
          </table:table-cell>
          <table:table-cell office:value-type="float" office:value="85.542500000000004" table:style-name="ce1">
            <text:p>85.5425</text:p>
          </table:table-cell>
          <table:table-cell office:value-type="float" office:value="84.711100000000002" table:style-name="ce1">
            <text:p>84.7111</text:p>
          </table:table-cell>
          <table:table-cell office:value-type="float" office:value="84.681799999999996" table:style-name="ce1">
            <text:p>84.6818</text:p>
          </table:table-cell>
          <table:table-cell office:value-type="float" office:value="83.4666" table:style-name="ce1">
            <text:p>83.4666</text:p>
          </table:table-cell>
          <table:table-cell office:value-type="float" office:value="83.802099999999996" table:style-name="ce1">
            <text:p>83.8021</text:p>
          </table:table-cell>
          <table:table-cell office:value-type="float" office:value="84.707800000000006" table:style-name="ce1">
            <text:p>84.7078</text:p>
          </table:table-cell>
          <table:table-cell office:value-type="float" office:value="85.261700000000005" table:style-name="ce1">
            <text:p>85.2617</text:p>
          </table:table-cell>
          <table:table-cell office:value-type="float" office:value="85.545699999999997" table:style-name="ce1">
            <text:p>85.5457</text:p>
          </table:table-cell>
          <table:table-cell office:value-type="float" office:value="83.4619" table:style-name="ce1">
            <text:p>83.4619</text:p>
          </table:table-cell>
          <table:table-cell office:value-type="float" office:value="85.328500000000005" table:style-name="ce1">
            <text:p>85.3285</text:p>
          </table:table-cell>
          <table:table-cell office:value-type="float" office:value="83.5" table:style-name="ce1">
            <text:p>83.5</text:p>
          </table:table-cell>
          <table:table-cell office:value-type="float" office:value="84.748800000000003" table:style-name="ce1">
            <text:p>84.7488</text:p>
          </table:table-cell>
          <table:table-cell office:value-type="float" office:value="84.639300000000006" table:style-name="ce1">
            <text:p>84.6393</text:p>
          </table:table-cell>
          <table:table-cell office:value-type="float" office:value="85.673900000000003" table:style-name="ce1">
            <text:p>85.6739</text:p>
          </table:table-cell>
          <table:table-cell office:value-type="float" office:value="84.477199999999996" table:style-name="ce1">
            <text:p>84.4772</text:p>
          </table:table-cell>
          <table:table-cell office:value-type="float" office:value="84.644900000000007" table:style-name="ce1">
            <text:p>84.6449</text:p>
          </table:table-cell>
          <table:table-cell office:value-type="float" office:value="86.409300000000002" table:style-name="ce1">
            <text:p>86.4093</text:p>
          </table:table-cell>
          <table:table-cell office:value-type="float" office:value="86.421000000000006" table:style-name="ce1">
            <text:p>86.421</text:p>
          </table:table-cell>
          <table:table-cell office:value-type="float" office:value="84.885300000000001" table:style-name="ce1">
            <text:p>84.8853</text:p>
          </table:table-cell>
          <table:table-cell office:value-type="float" office:value="83.715199999999996" table:style-name="ce1">
            <text:p>83.7152</text:p>
          </table:table-cell>
          <table:table-cell office:value-type="float" office:value="85.292500000000004" table:style-name="ce1">
            <text:p>85.2925</text:p>
          </table:table-cell>
          <table:table-cell office:value-type="float" office:value="84.717200000000005" table:style-name="ce1">
            <text:p>84.7172</text:p>
          </table:table-cell>
          <table:table-cell office:value-type="float" office:value="85.455799999999996" table:style-name="ce1">
            <text:p>85.4558</text:p>
          </table:table-cell>
          <table:table-cell office:value-type="float" office:value="85.286000000000001" table:style-name="ce1">
            <text:p>85.286</text:p>
          </table:table-cell>
          <table:table-cell office:value-type="float" office:value="83.828500000000005" table:style-name="ce1">
            <text:p>83.8285</text:p>
          </table:table-cell>
          <table:table-cell office:value-type="float" office:value="84.038399999999996" table:style-name="ce1">
            <text:p>84.0384</text:p>
          </table:table-cell>
          <table:table-cell table:style-name="ce1"/>
          <table:table-cell office:value-type="float" office:value="84.716031034482782" table:formula="of:=AVERAGE([.C7:.AE7])" table:style-name="ce1">
            <text:p>84.7160310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84.386399999999995" table:style-name="ce1">
            <text:p>84.3864</text:p>
          </table:table-cell>
          <table:table-cell office:value-type="float" office:value="83.6083" table:style-name="ce1">
            <text:p>83.6083</text:p>
          </table:table-cell>
          <table:table-cell office:value-type="float" office:value="83.609200000000001" table:style-name="ce1">
            <text:p>83.6092</text:p>
          </table:table-cell>
          <table:table-cell office:value-type="float" office:value="84.781000000000006" table:style-name="ce1">
            <text:p>84.781</text:p>
          </table:table-cell>
          <table:table-cell office:value-type="float" office:value="83.657200000000003" table:style-name="ce1">
            <text:p>83.6572</text:p>
          </table:table-cell>
          <table:table-cell office:value-type="float" office:value="83.587800000000001" table:style-name="ce1">
            <text:p>83.5878</text:p>
          </table:table-cell>
          <table:table-cell office:value-type="float" office:value="84.363600000000005" table:style-name="ce1">
            <text:p>84.3636</text:p>
          </table:table-cell>
          <table:table-cell office:value-type="float" office:value="83.770200000000003" table:style-name="ce1">
            <text:p>83.7702</text:p>
          </table:table-cell>
          <table:table-cell office:value-type="float" office:value="83.964600000000004" table:style-name="ce1">
            <text:p>83.9646</text:p>
          </table:table-cell>
          <table:table-cell office:value-type="float" office:value="84.817899999999995" table:style-name="ce1">
            <text:p>84.8179</text:p>
          </table:table-cell>
          <table:table-cell office:value-type="float" office:value="84.013199999999998" table:style-name="ce1">
            <text:p>84.0132</text:p>
          </table:table-cell>
          <table:table-cell office:value-type="float" office:value="84.300399999999996" table:style-name="ce1">
            <text:p>84.3004</text:p>
          </table:table-cell>
          <table:table-cell office:value-type="float" office:value="83.9786" table:style-name="ce1">
            <text:p>83.9786</text:p>
          </table:table-cell>
          <table:table-cell office:value-type="float" office:value="84.367099999999994" table:style-name="ce1">
            <text:p>84.3671</text:p>
          </table:table-cell>
          <table:table-cell office:value-type="float" office:value="84.018699999999995" table:style-name="ce1">
            <text:p>84.0187</text:p>
          </table:table-cell>
          <table:table-cell office:value-type="float" office:value="85.010499999999993" table:style-name="ce1">
            <text:p>85.0105</text:p>
          </table:table-cell>
          <table:table-cell office:value-type="float" office:value="83.604500000000002" table:style-name="ce1">
            <text:p>83.6045</text:p>
          </table:table-cell>
          <table:table-cell office:value-type="float" office:value="84.447599999999994" table:style-name="ce1">
            <text:p>84.4476</text:p>
          </table:table-cell>
          <table:table-cell office:value-type="float" office:value="83.623500000000007" table:style-name="ce1">
            <text:p>83.6235</text:p>
          </table:table-cell>
          <table:table-cell office:value-type="float" office:value="84.0351" table:style-name="ce1">
            <text:p>84.0351</text:p>
          </table:table-cell>
          <table:table-cell office:value-type="float" office:value="83.959900000000005" table:style-name="ce1">
            <text:p>83.9599</text:p>
          </table:table-cell>
          <table:table-cell office:value-type="float" office:value="84.187399999999997" table:style-name="ce1">
            <text:p>84.1874</text:p>
          </table:table-cell>
          <table:table-cell office:value-type="float" office:value="84.127099999999999" table:style-name="ce1">
            <text:p>84.1271</text:p>
          </table:table-cell>
          <table:table-cell office:value-type="float" office:value="83.658699999999996" table:style-name="ce1">
            <text:p>83.6587</text:p>
          </table:table-cell>
          <table:table-cell office:value-type="float" office:value="83.632900000000006" table:style-name="ce1">
            <text:p>83.6329</text:p>
          </table:table-cell>
          <table:table-cell office:value-type="float" office:value="84.331400000000002" table:style-name="ce1">
            <text:p>84.3314</text:p>
          </table:table-cell>
          <table:table-cell office:value-type="float" office:value="84.351900000000001" table:style-name="ce1">
            <text:p>84.3519</text:p>
          </table:table-cell>
          <table:table-cell office:value-type="float" office:value="83.555300000000003" table:style-name="ce1">
            <text:p>83.5553</text:p>
          </table:table-cell>
          <table:table-cell office:value-type="float" office:value="84.264600000000002" table:style-name="ce1">
            <text:p>84.2646</text:p>
          </table:table-cell>
          <table:table-cell office:value-type="float" office:value="83.013800000000003" table:style-name="ce1">
            <text:p>83.0138</text:p>
          </table:table-cell>
          <table:table-cell table:style-name="ce1"/>
          <table:table-cell office:value-type="float" office:value="84.022137931034493" table:formula="of:=AVERAGE([.C8:.AE8])" table:style-name="ce1">
            <text:p>84.0221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84.9221" table:style-name="ce1">
            <text:p>84.9221</text:p>
          </table:table-cell>
          <table:table-cell office:value-type="float" office:value="83.960499999999996" table:style-name="ce1">
            <text:p>83.9605</text:p>
          </table:table-cell>
          <table:table-cell office:value-type="float" office:value="83.706100000000006" table:style-name="ce1">
            <text:p>83.7061</text:p>
          </table:table-cell>
          <table:table-cell office:value-type="float" office:value="84.866500000000002" table:style-name="ce1">
            <text:p>84.8665</text:p>
          </table:table-cell>
          <table:table-cell office:value-type="float" office:value="84.020499999999998" table:style-name="ce1">
            <text:p>84.0205</text:p>
          </table:table-cell>
          <table:table-cell office:value-type="float" office:value="83.867999999999995" table:style-name="ce1">
            <text:p>83.868</text:p>
          </table:table-cell>
          <table:table-cell office:value-type="float" office:value="83.250600000000006" table:style-name="ce1">
            <text:p>83.2506</text:p>
          </table:table-cell>
          <table:table-cell office:value-type="float" office:value="84.695800000000006" table:style-name="ce1">
            <text:p>84.6958</text:p>
          </table:table-cell>
          <table:table-cell office:value-type="float" office:value="83.907499999999999" table:style-name="ce1">
            <text:p>83.9075</text:p>
          </table:table-cell>
          <table:table-cell office:value-type="float" office:value="83.939400000000006" table:style-name="ce1">
            <text:p>83.9394</text:p>
          </table:table-cell>
          <table:table-cell office:value-type="float" office:value="84.800399999999996" table:style-name="ce1">
            <text:p>84.8004</text:p>
          </table:table-cell>
          <table:table-cell office:value-type="float" office:value="87.846900000000005" table:style-name="ce1">
            <text:p>87.8469</text:p>
          </table:table-cell>
          <table:table-cell office:value-type="float" office:value="83.986000000000004" table:style-name="ce1">
            <text:p>83.986</text:p>
          </table:table-cell>
          <table:table-cell office:value-type="float" office:value="83.994100000000003" table:style-name="ce1">
            <text:p>83.9941</text:p>
          </table:table-cell>
          <table:table-cell office:value-type="float" office:value="83.982399999999998" table:style-name="ce1">
            <text:p>83.9824</text:p>
          </table:table-cell>
          <table:table-cell office:value-type="float" office:value="84.040400000000005" table:style-name="ce1">
            <text:p>84.0404</text:p>
          </table:table-cell>
          <table:table-cell office:value-type="float" office:value="83.947599999999994" table:style-name="ce1">
            <text:p>83.9476</text:p>
          </table:table-cell>
          <table:table-cell office:value-type="float" office:value="84.275199999999998" table:style-name="ce1">
            <text:p>84.2752</text:p>
          </table:table-cell>
          <table:table-cell office:value-type="float" office:value="84.474000000000004" table:style-name="ce1">
            <text:p>84.474</text:p>
          </table:table-cell>
          <table:table-cell office:value-type="float" office:value="84.0471" table:style-name="ce1">
            <text:p>84.0471</text:p>
          </table:table-cell>
          <table:table-cell office:value-type="float" office:value="84.128500000000003" table:style-name="ce1">
            <text:p>84.1285</text:p>
          </table:table-cell>
          <table:table-cell office:value-type="float" office:value="84.736199999999997" table:style-name="ce1">
            <text:p>84.7362</text:p>
          </table:table-cell>
          <table:table-cell office:value-type="float" office:value="84.126199999999997" table:style-name="ce1">
            <text:p>84.1262</text:p>
          </table:table-cell>
          <table:table-cell office:value-type="float" office:value="84.107100000000003" table:style-name="ce1">
            <text:p>84.1071</text:p>
          </table:table-cell>
          <table:table-cell office:value-type="float" office:value="84.407499999999999" table:style-name="ce1">
            <text:p>84.4075</text:p>
          </table:table-cell>
          <table:table-cell office:value-type="float" office:value="84.484800000000007" table:style-name="ce1">
            <text:p>84.4848</text:p>
          </table:table-cell>
          <table:table-cell office:value-type="float" office:value="84.204899999999995" table:style-name="ce1">
            <text:p>84.2049</text:p>
          </table:table-cell>
          <table:table-cell office:value-type="float" office:value="84.195800000000006" table:style-name="ce1">
            <text:p>84.1958</text:p>
          </table:table-cell>
          <table:table-cell office:value-type="float" office:value="84.400199999999998" table:style-name="ce1">
            <text:p>84.4002</text:p>
          </table:table-cell>
          <table:table-cell office:value-type="float" office:value="84.572299999999998" table:style-name="ce1">
            <text:p>84.5723</text:p>
          </table:table-cell>
          <table:table-cell table:style-name="ce1"/>
          <table:table-cell office:value-type="float" office:value="84.309396551724149" table:formula="of:=AVERAGE([.C9:.AE9])" table:style-name="ce1">
            <text:p>84.3093965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84.080200000000005" table:style-name="ce1">
            <text:p>84.0802</text:p>
          </table:table-cell>
          <table:table-cell office:value-type="float" office:value="85.462199999999996" table:style-name="ce1">
            <text:p>85.4622</text:p>
          </table:table-cell>
          <table:table-cell office:value-type="float" office:value="83.488" table:style-name="ce1">
            <text:p>83.488</text:p>
          </table:table-cell>
          <table:table-cell office:value-type="float" office:value="84.603300000000004" table:style-name="ce1">
            <text:p>84.6033</text:p>
          </table:table-cell>
          <table:table-cell office:value-type="float" office:value="83.845399999999998" table:style-name="ce1">
            <text:p>83.8454</text:p>
          </table:table-cell>
          <table:table-cell office:value-type="float" office:value="84.264899999999997" table:style-name="ce1">
            <text:p>84.2649</text:p>
          </table:table-cell>
          <table:table-cell office:value-type="float" office:value="83.8566" table:style-name="ce1">
            <text:p>83.8566</text:p>
          </table:table-cell>
          <table:table-cell office:value-type="float" office:value="82.945300000000003" table:style-name="ce1">
            <text:p>82.9453</text:p>
          </table:table-cell>
          <table:table-cell office:value-type="float" office:value="84.790400000000005" table:style-name="ce1">
            <text:p>84.7904</text:p>
          </table:table-cell>
          <table:table-cell office:value-type="float" office:value="85.075800000000001" table:style-name="ce1">
            <text:p>85.0758</text:p>
          </table:table-cell>
          <table:table-cell office:value-type="float" office:value="84.665700000000001" table:style-name="ce1">
            <text:p>84.6657</text:p>
          </table:table-cell>
          <table:table-cell office:value-type="float" office:value="85.025199999999998" table:style-name="ce1">
            <text:p>85.0252</text:p>
          </table:table-cell>
          <table:table-cell office:value-type="float" office:value="83.2453" table:style-name="ce1">
            <text:p>83.2453</text:p>
          </table:table-cell>
          <table:table-cell office:value-type="float" office:value="83.727199999999996" table:style-name="ce1">
            <text:p>83.7272</text:p>
          </table:table-cell>
          <table:table-cell office:value-type="float" office:value="84.274000000000001" table:style-name="ce1">
            <text:p>84.274</text:p>
          </table:table-cell>
          <table:table-cell office:value-type="float" office:value="84.762" table:style-name="ce1">
            <text:p>84.762</text:p>
          </table:table-cell>
          <table:table-cell office:value-type="float" office:value="83.757000000000005" table:style-name="ce1">
            <text:p>83.757</text:p>
          </table:table-cell>
          <table:table-cell office:value-type="float" office:value="83.891099999999994" table:style-name="ce1">
            <text:p>83.8911</text:p>
          </table:table-cell>
          <table:table-cell office:value-type="float" office:value="83.078199999999995" table:style-name="ce1">
            <text:p>83.0782</text:p>
          </table:table-cell>
          <table:table-cell office:value-type="float" office:value="83.350999999999999" table:style-name="ce1">
            <text:p>83.351</text:p>
          </table:table-cell>
          <table:table-cell office:value-type="float" office:value="86.094300000000004" table:style-name="ce1">
            <text:p>86.0943</text:p>
          </table:table-cell>
          <table:table-cell office:value-type="float" office:value="83.522199999999998" table:style-name="ce1">
            <text:p>83.5222</text:p>
          </table:table-cell>
          <table:table-cell office:value-type="float" office:value="83.888199999999998" table:style-name="ce1">
            <text:p>83.8882</text:p>
          </table:table-cell>
          <table:table-cell office:value-type="float" office:value="85.218400000000003" table:style-name="ce1">
            <text:p>85.2184</text:p>
          </table:table-cell>
          <table:table-cell office:value-type="float" office:value="89.4863" table:style-name="ce1">
            <text:p>89.4863</text:p>
          </table:table-cell>
          <table:table-cell office:value-type="float" office:value="83.524000000000001" table:style-name="ce1">
            <text:p>83.524</text:p>
          </table:table-cell>
          <table:table-cell office:value-type="float" office:value="84.263199999999998" table:style-name="ce1">
            <text:p>84.2632</text:p>
          </table:table-cell>
          <table:table-cell office:value-type="float" office:value="83.140199999999993" table:style-name="ce1">
            <text:p>83.1402</text:p>
          </table:table-cell>
          <table:table-cell office:value-type="float" office:value="84.383200000000002" table:style-name="ce1">
            <text:p>84.3832</text:p>
          </table:table-cell>
          <table:table-cell office:value-type="float" office:value="83.574399999999997" table:style-name="ce1">
            <text:p>83.5744</text:p>
          </table:table-cell>
          <table:table-cell table:style-name="ce1"/>
          <table:table-cell office:value-type="float" office:value="84.317344827586211" table:formula="of:=AVERAGE([.C10:.AE10])" table:style-name="ce1">
            <text:p>84.3173448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84.4251" table:style-name="ce1">
            <text:p>84.4251</text:p>
          </table:table-cell>
          <table:table-cell office:value-type="float" office:value="84.148399999999995" table:style-name="ce1">
            <text:p>84.1484</text:p>
          </table:table-cell>
          <table:table-cell office:value-type="float" office:value="83.968100000000007" table:style-name="ce1">
            <text:p>83.9681</text:p>
          </table:table-cell>
          <table:table-cell office:value-type="float" office:value="84.754099999999994" table:style-name="ce1">
            <text:p>84.7541</text:p>
          </table:table-cell>
          <table:table-cell office:value-type="float" office:value="83.659499999999994" table:style-name="ce1">
            <text:p>83.6595</text:p>
          </table:table-cell>
          <table:table-cell office:value-type="float" office:value="84.364199999999997" table:style-name="ce1">
            <text:p>84.3642</text:p>
          </table:table-cell>
          <table:table-cell office:value-type="float" office:value="84.572299999999998" table:style-name="ce1">
            <text:p>84.5723</text:p>
          </table:table-cell>
          <table:table-cell office:value-type="float" office:value="84.201400000000007" table:style-name="ce1">
            <text:p>84.2014</text:p>
          </table:table-cell>
          <table:table-cell office:value-type="float" office:value="85.3446" table:style-name="ce1">
            <text:p>85.3446</text:p>
          </table:table-cell>
          <table:table-cell office:value-type="float" office:value="83.017300000000006" table:style-name="ce1">
            <text:p>83.0173</text:p>
          </table:table-cell>
          <table:table-cell office:value-type="float" office:value="84.007599999999996" table:style-name="ce1">
            <text:p>84.0076</text:p>
          </table:table-cell>
          <table:table-cell office:value-type="float" office:value="83.5398" table:style-name="ce1">
            <text:p>83.5398</text:p>
          </table:table-cell>
          <table:table-cell office:value-type="float" office:value="85.291600000000003" table:style-name="ce1">
            <text:p>85.2916</text:p>
          </table:table-cell>
          <table:table-cell office:value-type="float" office:value="84.058000000000007" table:style-name="ce1">
            <text:p>84.058</text:p>
          </table:table-cell>
          <table:table-cell office:value-type="float" office:value="84.187100000000001" table:style-name="ce1">
            <text:p>84.1871</text:p>
          </table:table-cell>
          <table:table-cell office:value-type="float" office:value="83.142899999999997" table:style-name="ce1">
            <text:p>83.1429</text:p>
          </table:table-cell>
          <table:table-cell office:value-type="float" office:value="84.058300000000003" table:style-name="ce1">
            <text:p>84.0583</text:p>
          </table:table-cell>
          <table:table-cell office:value-type="float" office:value="84.574700000000007" table:style-name="ce1">
            <text:p>84.5747</text:p>
          </table:table-cell>
          <table:table-cell office:value-type="float" office:value="83.618600000000001" table:style-name="ce1">
            <text:p>83.6186</text:p>
          </table:table-cell>
          <table:table-cell office:value-type="float" office:value="84.897300000000001" table:style-name="ce1">
            <text:p>84.8973</text:p>
          </table:table-cell>
          <table:table-cell office:value-type="float" office:value="84.726299999999995" table:style-name="ce1">
            <text:p>84.7263</text:p>
          </table:table-cell>
          <table:table-cell office:value-type="float" office:value="84.593999999999994" table:style-name="ce1">
            <text:p>84.594</text:p>
          </table:table-cell>
          <table:table-cell office:value-type="float" office:value="83.529899999999998" table:style-name="ce1">
            <text:p>83.5299</text:p>
          </table:table-cell>
          <table:table-cell office:value-type="float" office:value="84.028400000000005" table:style-name="ce1">
            <text:p>84.0284</text:p>
          </table:table-cell>
          <table:table-cell office:value-type="float" office:value="84.3489" table:style-name="ce1">
            <text:p>84.3489</text:p>
          </table:table-cell>
          <table:table-cell office:value-type="float" office:value="83.403400000000005" table:style-name="ce1">
            <text:p>83.4034</text:p>
          </table:table-cell>
          <table:table-cell office:value-type="float" office:value="84.0471" table:style-name="ce1">
            <text:p>84.0471</text:p>
          </table:table-cell>
          <table:table-cell office:value-type="float" office:value="84.828500000000005" table:style-name="ce1">
            <text:p>84.8285</text:p>
          </table:table-cell>
          <table:table-cell office:value-type="float" office:value="85.080200000000005" table:style-name="ce1">
            <text:p>85.0802</text:p>
          </table:table-cell>
          <table:table-cell office:value-type="float" office:value="82.974500000000006" table:style-name="ce1">
            <text:p>82.9745</text:p>
          </table:table-cell>
          <table:table-cell table:style-name="ce1"/>
          <table:table-cell office:value-type="float" office:value="84.171275862068967" table:formula="of:=AVERAGE([.C11:.AE11])" table:style-name="ce1">
            <text:p>84.1712758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82.017899999999997" table:style-name="ce1">
            <text:p>82.0179</text:p>
          </table:table-cell>
          <table:table-cell office:value-type="float" office:value="82.880899999999997" table:style-name="ce1">
            <text:p>82.8809</text:p>
          </table:table-cell>
          <table:table-cell office:value-type="float" office:value="83.181200000000004" table:style-name="ce1">
            <text:p>83.1812</text:p>
          </table:table-cell>
          <table:table-cell office:value-type="float" office:value="82.307699999999997" table:style-name="ce1">
            <text:p>82.3077</text:p>
          </table:table-cell>
          <table:table-cell office:value-type="float" office:value="82.363" table:style-name="ce1">
            <text:p>82.363</text:p>
          </table:table-cell>
          <table:table-cell office:value-type="float" office:value="84.000900000000001" table:style-name="ce1">
            <text:p>84.0009</text:p>
          </table:table-cell>
          <table:table-cell office:value-type="float" office:value="82.968400000000003" table:style-name="ce1">
            <text:p>82.9684</text:p>
          </table:table-cell>
          <table:table-cell office:value-type="float" office:value="82.824399999999997" table:style-name="ce1">
            <text:p>82.8244</text:p>
          </table:table-cell>
          <table:table-cell office:value-type="float" office:value="82.605099999999993" table:style-name="ce1">
            <text:p>82.6051</text:p>
          </table:table-cell>
          <table:table-cell office:value-type="float" office:value="82.213099999999997" table:style-name="ce1">
            <text:p>82.2131</text:p>
          </table:table-cell>
          <table:table-cell office:value-type="float" office:value="83.249399999999994" table:style-name="ce1">
            <text:p>83.2494</text:p>
          </table:table-cell>
          <table:table-cell office:value-type="float" office:value="83.378200000000007" table:style-name="ce1">
            <text:p>83.3782</text:p>
          </table:table-cell>
          <table:table-cell office:value-type="float" office:value="83.824100000000001" table:style-name="ce1">
            <text:p>83.8241</text:p>
          </table:table-cell>
          <table:table-cell office:value-type="float" office:value="84.114199999999997" table:style-name="ce1">
            <text:p>84.1142</text:p>
          </table:table-cell>
          <table:table-cell office:value-type="float" office:value="83.117699999999999" table:style-name="ce1">
            <text:p>83.1177</text:p>
          </table:table-cell>
          <table:table-cell office:value-type="float" office:value="84.968699999999998" table:style-name="ce1">
            <text:p>84.9687</text:p>
          </table:table-cell>
          <table:table-cell office:value-type="float" office:value="82.93" table:style-name="ce1">
            <text:p>82.93</text:p>
          </table:table-cell>
          <table:table-cell office:value-type="float" office:value="82.429400000000001" table:style-name="ce1">
            <text:p>82.4294</text:p>
          </table:table-cell>
          <table:table-cell office:value-type="float" office:value="84.310599999999994" table:style-name="ce1">
            <text:p>84.3106</text:p>
          </table:table-cell>
          <table:table-cell office:value-type="float" office:value="83.282200000000003" table:style-name="ce1">
            <text:p>83.2822</text:p>
          </table:table-cell>
          <table:table-cell office:value-type="float" office:value="82.544799999999995" table:style-name="ce1">
            <text:p>82.5448</text:p>
          </table:table-cell>
          <table:table-cell office:value-type="float" office:value="82.724800000000002" table:style-name="ce1">
            <text:p>82.7248</text:p>
          </table:table-cell>
          <table:table-cell office:value-type="float" office:value="82.397199999999998" table:style-name="ce1">
            <text:p>82.3972</text:p>
          </table:table-cell>
          <table:table-cell office:value-type="float" office:value="82.847200000000001" table:style-name="ce1">
            <text:p>82.8472</text:p>
          </table:table-cell>
          <table:table-cell office:value-type="float" office:value="83.686199999999999" table:style-name="ce1">
            <text:p>83.6862</text:p>
          </table:table-cell>
          <table:table-cell office:value-type="float" office:value="83.264600000000002" table:style-name="ce1">
            <text:p>83.2646</text:p>
          </table:table-cell>
          <table:table-cell office:value-type="float" office:value="82.721299999999999" table:style-name="ce1">
            <text:p>82.7213</text:p>
          </table:table-cell>
          <table:table-cell office:value-type="float" office:value="82.192300000000003" table:style-name="ce1">
            <text:p>82.1923</text:p>
          </table:table-cell>
          <table:table-cell office:value-type="float" office:value="82.578500000000005" table:style-name="ce1">
            <text:p>82.5785</text:p>
          </table:table-cell>
          <table:table-cell office:value-type="float" office:value="82.909000000000006" table:style-name="ce1">
            <text:p>82.909</text:p>
          </table:table-cell>
          <table:table-cell table:style-name="ce1"/>
          <table:table-cell office:value-type="float" office:value="83.062589655172445" table:formula="of:=AVERAGE([.C12:.AE12])" table:style-name="ce1">
            <text:p>83.0625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83.477500000000006" table:style-name="ce1">
            <text:p>83.4775</text:p>
          </table:table-cell>
          <table:table-cell office:value-type="float" office:value="83.413600000000002" table:style-name="ce1">
            <text:p>83.4136</text:p>
          </table:table-cell>
          <table:table-cell office:value-type="float" office:value="82.673000000000002" table:style-name="ce1">
            <text:p>82.673</text:p>
          </table:table-cell>
          <table:table-cell office:value-type="float" office:value="82.668599999999998" table:style-name="ce1">
            <text:p>82.6686</text:p>
          </table:table-cell>
          <table:table-cell office:value-type="float" office:value="84.161600000000007" table:style-name="ce1">
            <text:p>84.1616</text:p>
          </table:table-cell>
          <table:table-cell office:value-type="float" office:value="88.275499999999994" table:style-name="ce1">
            <text:p>88.2755</text:p>
          </table:table-cell>
          <table:table-cell office:value-type="float" office:value="84.269300000000001" table:style-name="ce1">
            <text:p>84.2693</text:p>
          </table:table-cell>
          <table:table-cell office:value-type="float" office:value="84.3446" table:style-name="ce1">
            <text:p>84.3446</text:p>
          </table:table-cell>
          <table:table-cell office:value-type="float" office:value="84.674199999999999" table:style-name="ce1">
            <text:p>84.6742</text:p>
          </table:table-cell>
          <table:table-cell office:value-type="float" office:value="83.643199999999993" table:style-name="ce1">
            <text:p>83.6432</text:p>
          </table:table-cell>
          <table:table-cell office:value-type="float" office:value="83.920400000000001" table:style-name="ce1">
            <text:p>83.9204</text:p>
          </table:table-cell>
          <table:table-cell office:value-type="float" office:value="83.25" table:style-name="ce1">
            <text:p>83.25</text:p>
          </table:table-cell>
          <table:table-cell office:value-type="float" office:value="83.188500000000005" table:style-name="ce1">
            <text:p>83.1885</text:p>
          </table:table-cell>
          <table:table-cell office:value-type="float" office:value="83.906899999999993" table:style-name="ce1">
            <text:p>83.9069</text:p>
          </table:table-cell>
          <table:table-cell office:value-type="float" office:value="84.037199999999999" table:style-name="ce1">
            <text:p>84.0372</text:p>
          </table:table-cell>
          <table:table-cell office:value-type="float" office:value="82.489199999999997" table:style-name="ce1">
            <text:p>82.4892</text:p>
          </table:table-cell>
          <table:table-cell office:value-type="float" office:value="83.933800000000005" table:style-name="ce1">
            <text:p>83.9338</text:p>
          </table:table-cell>
          <table:table-cell office:value-type="float" office:value="83.512600000000006" table:style-name="ce1">
            <text:p>83.5126</text:p>
          </table:table-cell>
          <table:table-cell office:value-type="float" office:value="83.979799999999997" table:style-name="ce1">
            <text:p>83.9798</text:p>
          </table:table-cell>
          <table:table-cell office:value-type="float" office:value="83.488600000000005" table:style-name="ce1">
            <text:p>83.4886</text:p>
          </table:table-cell>
          <table:table-cell office:value-type="float" office:value="83.706400000000002" table:style-name="ce1">
            <text:p>83.7064</text:p>
          </table:table-cell>
          <table:table-cell office:value-type="float" office:value="83.705799999999996" table:style-name="ce1">
            <text:p>83.7058</text:p>
          </table:table-cell>
          <table:table-cell office:value-type="float" office:value="83.219300000000004" table:style-name="ce1">
            <text:p>83.2193</text:p>
          </table:table-cell>
          <table:table-cell office:value-type="float" office:value="84.471900000000005" table:style-name="ce1">
            <text:p>84.4719</text:p>
          </table:table-cell>
          <table:table-cell office:value-type="float" office:value="84.015199999999993" table:style-name="ce1">
            <text:p>84.0152</text:p>
          </table:table-cell>
          <table:table-cell office:value-type="float" office:value="83.717200000000005" table:style-name="ce1">
            <text:p>83.7172</text:p>
          </table:table-cell>
          <table:table-cell office:value-type="float" office:value="83.6601" table:style-name="ce1">
            <text:p>83.6601</text:p>
          </table:table-cell>
          <table:table-cell office:value-type="float" office:value="84.697000000000003" table:style-name="ce1">
            <text:p>84.697</text:p>
          </table:table-cell>
          <table:table-cell office:value-type="float" office:value="83.750600000000006" table:style-name="ce1">
            <text:p>83.7506</text:p>
          </table:table-cell>
          <table:table-cell office:value-type="float" office:value="84.545100000000005" table:style-name="ce1">
            <text:p>84.5451</text:p>
          </table:table-cell>
          <table:table-cell table:style-name="ce1"/>
          <table:table-cell office:value-type="float" office:value="83.907558620689656" table:formula="of:=AVERAGE([.C13:.AE13])" table:style-name="ce1">
            <text:p>83.9075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83.869100000000003" table:style-name="ce1">
            <text:p>83.8691</text:p>
          </table:table-cell>
          <table:table-cell office:value-type="float" office:value="83.139099999999999" table:style-name="ce1">
            <text:p>83.1391</text:p>
          </table:table-cell>
          <table:table-cell office:value-type="float" office:value="83.135800000000003" table:style-name="ce1">
            <text:p>83.1358</text:p>
          </table:table-cell>
          <table:table-cell office:value-type="float" office:value="82.824100000000001" table:style-name="ce1">
            <text:p>82.8241</text:p>
          </table:table-cell>
          <table:table-cell office:value-type="float" office:value="83.150199999999998" table:style-name="ce1">
            <text:p>83.1502</text:p>
          </table:table-cell>
          <table:table-cell office:value-type="float" office:value="82.766099999999994" table:style-name="ce1">
            <text:p>82.7661</text:p>
          </table:table-cell>
          <table:table-cell office:value-type="float" office:value="82.836100000000002" table:style-name="ce1">
            <text:p>82.8361</text:p>
          </table:table-cell>
          <table:table-cell office:value-type="float" office:value="82.755899999999997" table:style-name="ce1">
            <text:p>82.7559</text:p>
          </table:table-cell>
          <table:table-cell office:value-type="float" office:value="82.828999999999994" table:style-name="ce1">
            <text:p>82.829</text:p>
          </table:table-cell>
          <table:table-cell office:value-type="float" office:value="83.525499999999994" table:style-name="ce1">
            <text:p>83.5255</text:p>
          </table:table-cell>
          <table:table-cell office:value-type="float" office:value="83.244399999999999" table:style-name="ce1">
            <text:p>83.2444</text:p>
          </table:table-cell>
          <table:table-cell office:value-type="float" office:value="83.331100000000006" table:style-name="ce1">
            <text:p>83.3311</text:p>
          </table:table-cell>
          <table:table-cell office:value-type="float" office:value="83.506699999999995" table:style-name="ce1">
            <text:p>83.5067</text:p>
          </table:table-cell>
          <table:table-cell office:value-type="float" office:value="82.931799999999996" table:style-name="ce1">
            <text:p>82.9318</text:p>
          </table:table-cell>
          <table:table-cell office:value-type="float" office:value="84.129099999999994" table:style-name="ce1">
            <text:p>84.1291</text:p>
          </table:table-cell>
          <table:table-cell office:value-type="float" office:value="83.650199999999998" table:style-name="ce1">
            <text:p>83.6502</text:p>
          </table:table-cell>
          <table:table-cell office:value-type="float" office:value="83.543000000000006" table:style-name="ce1">
            <text:p>83.543</text:p>
          </table:table-cell>
          <table:table-cell office:value-type="float" office:value="83.482399999999998" table:style-name="ce1">
            <text:p>83.4824</text:p>
          </table:table-cell>
          <table:table-cell office:value-type="float" office:value="84.461100000000002" table:style-name="ce1">
            <text:p>84.4611</text:p>
          </table:table-cell>
          <table:table-cell office:value-type="float" office:value="86.208100000000002" table:style-name="ce1">
            <text:p>86.2081</text:p>
          </table:table-cell>
          <table:table-cell office:value-type="float" office:value="82.610900000000001" table:style-name="ce1">
            <text:p>82.6109</text:p>
          </table:table-cell>
          <table:table-cell office:value-type="float" office:value="82.604200000000006" table:style-name="ce1">
            <text:p>82.6042</text:p>
          </table:table-cell>
          <table:table-cell office:value-type="float" office:value="82.832800000000006" table:style-name="ce1">
            <text:p>82.8328</text:p>
          </table:table-cell>
          <table:table-cell office:value-type="float" office:value="83.345699999999994" table:style-name="ce1">
            <text:p>83.3457</text:p>
          </table:table-cell>
          <table:table-cell office:value-type="float" office:value="83.266999999999996" table:style-name="ce1">
            <text:p>83.267</text:p>
          </table:table-cell>
          <table:table-cell office:value-type="float" office:value="83.105099999999993" table:style-name="ce1">
            <text:p>83.1051</text:p>
          </table:table-cell>
          <table:table-cell office:value-type="float" office:value="82.885499999999993" table:style-name="ce1">
            <text:p>82.8855</text:p>
          </table:table-cell>
          <table:table-cell office:value-type="float" office:value="83.385000000000005" table:style-name="ce1">
            <text:p>83.385</text:p>
          </table:table-cell>
          <table:table-cell office:value-type="float" office:value="83.791600000000003" table:style-name="ce1">
            <text:p>83.7916</text:p>
          </table:table-cell>
          <table:table-cell office:value-type="float" office:value="83.445800000000006" table:style-name="ce1">
            <text:p>83.4458</text:p>
          </table:table-cell>
          <table:table-cell table:style-name="ce1"/>
          <table:table-cell office:value-type="float" office:value="83.335286206896555" table:formula="of:=AVERAGE([.C14:.AE14])" table:style-name="ce1">
            <text:p>83.3352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82.334299999999999" table:style-name="ce1">
            <text:p>82.3343</text:p>
          </table:table-cell>
          <table:table-cell office:value-type="float" office:value="83.684100000000001" table:style-name="ce1">
            <text:p>83.6841</text:p>
          </table:table-cell>
          <table:table-cell office:value-type="float" office:value="82.540700000000001" table:style-name="ce1">
            <text:p>82.5407</text:p>
          </table:table-cell>
          <table:table-cell office:value-type="float" office:value="83.920699999999997" table:style-name="ce1">
            <text:p>83.9207</text:p>
          </table:table-cell>
          <table:table-cell office:value-type="float" office:value="84.235100000000003" table:style-name="ce1">
            <text:p>84.2351</text:p>
          </table:table-cell>
          <table:table-cell office:value-type="float" office:value="84.0184" table:style-name="ce1">
            <text:p>84.0184</text:p>
          </table:table-cell>
          <table:table-cell office:value-type="float" office:value="84.709299999999999" table:style-name="ce1">
            <text:p>84.7093</text:p>
          </table:table-cell>
          <table:table-cell office:value-type="float" office:value="83.552700000000002" table:style-name="ce1">
            <text:p>83.5527</text:p>
          </table:table-cell>
          <table:table-cell office:value-type="float" office:value="83.278099999999995" table:style-name="ce1">
            <text:p>83.2781</text:p>
          </table:table-cell>
          <table:table-cell office:value-type="float" office:value="83.134100000000004" table:style-name="ce1">
            <text:p>83.1341</text:p>
          </table:table-cell>
          <table:table-cell office:value-type="float" office:value="83.808499999999995" table:style-name="ce1">
            <text:p>83.8085</text:p>
          </table:table-cell>
          <table:table-cell office:value-type="float" office:value="83.028700000000001" table:style-name="ce1">
            <text:p>83.0287</text:p>
          </table:table-cell>
          <table:table-cell office:value-type="float" office:value="82.704599999999999" table:style-name="ce1">
            <text:p>82.7046</text:p>
          </table:table-cell>
          <table:table-cell office:value-type="float" office:value="87.977500000000006" table:style-name="ce1">
            <text:p>87.9775</text:p>
          </table:table-cell>
          <table:table-cell office:value-type="float" office:value="82.31" table:style-name="ce1">
            <text:p>82.31</text:p>
          </table:table-cell>
          <table:table-cell office:value-type="float" office:value="82.859200000000001" table:style-name="ce1">
            <text:p>82.8592</text:p>
          </table:table-cell>
          <table:table-cell office:value-type="float" office:value="82.485100000000003" table:style-name="ce1">
            <text:p>82.4851</text:p>
          </table:table-cell>
          <table:table-cell office:value-type="float" office:value="84.418300000000002" table:style-name="ce1">
            <text:p>84.4183</text:p>
          </table:table-cell>
          <table:table-cell office:value-type="float" office:value="83.007900000000006" table:style-name="ce1">
            <text:p>83.0079</text:p>
          </table:table-cell>
          <table:table-cell office:value-type="float" office:value="83.600700000000003" table:style-name="ce1">
            <text:p>83.6007</text:p>
          </table:table-cell>
          <table:table-cell office:value-type="float" office:value="82.391999999999996" table:style-name="ce1">
            <text:p>82.392</text:p>
          </table:table-cell>
          <table:table-cell office:value-type="float" office:value="82.918000000000006" table:style-name="ce1">
            <text:p>82.918</text:p>
          </table:table-cell>
          <table:table-cell office:value-type="float" office:value="84.036900000000003" table:style-name="ce1">
            <text:p>84.0369</text:p>
          </table:table-cell>
          <table:table-cell office:value-type="float" office:value="82.867699999999999" table:style-name="ce1">
            <text:p>82.8677</text:p>
          </table:table-cell>
          <table:table-cell office:value-type="float" office:value="84.325500000000005" table:style-name="ce1">
            <text:p>84.3255</text:p>
          </table:table-cell>
          <table:table-cell office:value-type="float" office:value="82.898399999999995" table:style-name="ce1">
            <text:p>82.8984</text:p>
          </table:table-cell>
          <table:table-cell office:value-type="float" office:value="82.782200000000003" table:style-name="ce1">
            <text:p>82.7822</text:p>
          </table:table-cell>
          <table:table-cell office:value-type="float" office:value="83.954599999999999" table:style-name="ce1">
            <text:p>83.9546</text:p>
          </table:table-cell>
          <table:table-cell office:value-type="float" office:value="82.749700000000004" table:style-name="ce1">
            <text:p>82.7497</text:p>
          </table:table-cell>
          <table:table-cell office:value-type="float" office:value="82.707599999999999" table:style-name="ce1">
            <text:p>82.7076</text:p>
          </table:table-cell>
          <table:table-cell table:style-name="ce1"/>
          <table:table-cell office:value-type="float" office:value="83.479527586206899" table:formula="of:=AVERAGE([.C15:.AE15])" table:style-name="ce1">
            <text:p>83.4795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82.912499999999994" table:style-name="ce1">
            <text:p>82.9125</text:p>
          </table:table-cell>
          <table:table-cell office:value-type="float" office:value="82.9739" table:style-name="ce1">
            <text:p>82.9739</text:p>
          </table:table-cell>
          <table:table-cell office:value-type="float" office:value="81.572900000000004" table:style-name="ce1">
            <text:p>81.5729</text:p>
          </table:table-cell>
          <table:table-cell office:value-type="float" office:value="82.721599999999995" table:style-name="ce1">
            <text:p>82.7216</text:p>
          </table:table-cell>
          <table:table-cell office:value-type="float" office:value="82.270499999999998" table:style-name="ce1">
            <text:p>82.2705</text:p>
          </table:table-cell>
          <table:table-cell office:value-type="float" office:value="82.820800000000006" table:style-name="ce1">
            <text:p>82.8208</text:p>
          </table:table-cell>
          <table:table-cell office:value-type="float" office:value="82.634699999999995" table:style-name="ce1">
            <text:p>82.6347</text:p>
          </table:table-cell>
          <table:table-cell office:value-type="float" office:value="84.569699999999997" table:style-name="ce1">
            <text:p>84.5697</text:p>
          </table:table-cell>
          <table:table-cell office:value-type="float" office:value="82.101900000000001" table:style-name="ce1">
            <text:p>82.1019</text:p>
          </table:table-cell>
          <table:table-cell office:value-type="float" office:value="83.177099999999996" table:style-name="ce1">
            <text:p>83.1771</text:p>
          </table:table-cell>
          <table:table-cell office:value-type="float" office:value="83.368899999999996" table:style-name="ce1">
            <text:p>83.3689</text:p>
          </table:table-cell>
          <table:table-cell office:value-type="float" office:value="82.419499999999999" table:style-name="ce1">
            <text:p>82.4195</text:p>
          </table:table-cell>
          <table:table-cell office:value-type="float" office:value="82.469800000000006" table:style-name="ce1">
            <text:p>82.4698</text:p>
          </table:table-cell>
          <table:table-cell office:value-type="float" office:value="83.275800000000004" table:style-name="ce1">
            <text:p>83.2758</text:p>
          </table:table-cell>
          <table:table-cell office:value-type="float" office:value="83.276300000000006" table:style-name="ce1">
            <text:p>83.2763</text:p>
          </table:table-cell>
          <table:table-cell office:value-type="float" office:value="83.144000000000005" table:style-name="ce1">
            <text:p>83.144</text:p>
          </table:table-cell>
          <table:table-cell office:value-type="float" office:value="83.130300000000005" table:style-name="ce1">
            <text:p>83.1303</text:p>
          </table:table-cell>
          <table:table-cell office:value-type="float" office:value="83.273700000000005" table:style-name="ce1">
            <text:p>83.2737</text:p>
          </table:table-cell>
          <table:table-cell office:value-type="float" office:value="83.342500000000001" table:style-name="ce1">
            <text:p>83.3425</text:p>
          </table:table-cell>
          <table:table-cell office:value-type="float" office:value="82.828199999999995" table:style-name="ce1">
            <text:p>82.8282</text:p>
          </table:table-cell>
          <table:table-cell office:value-type="float" office:value="83.363900000000001" table:style-name="ce1">
            <text:p>83.3639</text:p>
          </table:table-cell>
          <table:table-cell office:value-type="float" office:value="81.811199999999999" table:style-name="ce1">
            <text:p>81.8112</text:p>
          </table:table-cell>
          <table:table-cell office:value-type="float" office:value="82.276300000000006" table:style-name="ce1">
            <text:p>82.2763</text:p>
          </table:table-cell>
          <table:table-cell office:value-type="float" office:value="82.271100000000004" table:style-name="ce1">
            <text:p>82.2711</text:p>
          </table:table-cell>
          <table:table-cell office:value-type="float" office:value="83.474199999999996" table:style-name="ce1">
            <text:p>83.4742</text:p>
          </table:table-cell>
          <table:table-cell office:value-type="float" office:value="82.7149" table:style-name="ce1">
            <text:p>82.7149</text:p>
          </table:table-cell>
          <table:table-cell office:value-type="float" office:value="83.253799999999998" table:style-name="ce1">
            <text:p>83.2538</text:p>
          </table:table-cell>
          <table:table-cell office:value-type="float" office:value="82.6417" table:style-name="ce1">
            <text:p>82.6417</text:p>
          </table:table-cell>
          <table:table-cell office:value-type="float" office:value="83.008499999999998" table:style-name="ce1">
            <text:p>83.0085</text:p>
          </table:table-cell>
          <table:table-cell office:value-type="float" office:value="82.558800000000005" table:style-name="ce1">
            <text:p>82.5588</text:p>
          </table:table-cell>
          <table:table-cell table:style-name="ce1"/>
          <table:table-cell office:value-type="float" office:value="82.853327586206888" table:formula="of:=AVERAGE([.C16:.AE16])" table:style-name="ce1">
            <text:p>82.85332759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3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95.515000000000001" table:style-name="ce1">
            <text:p>95.515</text:p>
          </table:table-cell>
          <table:table-cell office:value-type="float" office:value="96.611599999999996" table:style-name="ce1">
            <text:p>96.6116</text:p>
          </table:table-cell>
          <table:table-cell office:value-type="float" office:value="95.916899999999998" table:style-name="ce1">
            <text:p>95.9169</text:p>
          </table:table-cell>
          <table:table-cell office:value-type="float" office:value="95.236900000000006" table:style-name="ce1">
            <text:p>95.2369</text:p>
          </table:table-cell>
          <table:table-cell office:value-type="float" office:value="95.757099999999994" table:style-name="ce1">
            <text:p>95.7571</text:p>
          </table:table-cell>
          <table:table-cell office:value-type="float" office:value="95.162199999999999" table:style-name="ce1">
            <text:p>95.1622</text:p>
          </table:table-cell>
          <table:table-cell office:value-type="float" office:value="95.813000000000002" table:style-name="ce1">
            <text:p>95.813</text:p>
          </table:table-cell>
          <table:table-cell office:value-type="float" office:value="95.205299999999994" table:style-name="ce1">
            <text:p>95.2053</text:p>
          </table:table-cell>
          <table:table-cell office:value-type="float" office:value="95.989500000000007" table:style-name="ce1">
            <text:p>95.9895</text:p>
          </table:table-cell>
          <table:table-cell office:value-type="float" office:value="95.370099999999994" table:style-name="ce1">
            <text:p>95.3701</text:p>
          </table:table-cell>
          <table:table-cell office:value-type="float" office:value="95.574100000000001" table:style-name="ce1">
            <text:p>95.5741</text:p>
          </table:table-cell>
          <table:table-cell office:value-type="float" office:value="95.791600000000003" table:style-name="ce1">
            <text:p>95.7916</text:p>
          </table:table-cell>
          <table:table-cell office:value-type="float" office:value="95.881200000000007" table:style-name="ce1">
            <text:p>95.8812</text:p>
          </table:table-cell>
          <table:table-cell office:value-type="float" office:value="96.852500000000006" table:style-name="ce1">
            <text:p>96.8525</text:p>
          </table:table-cell>
          <table:table-cell office:value-type="float" office:value="95.396699999999996" table:style-name="ce1">
            <text:p>95.3967</text:p>
          </table:table-cell>
          <table:table-cell office:value-type="float" office:value="95.123000000000005" table:style-name="ce1">
            <text:p>95.123</text:p>
          </table:table-cell>
          <table:table-cell office:value-type="float" office:value="95.342799999999997" table:style-name="ce1">
            <text:p>95.3428</text:p>
          </table:table-cell>
          <table:table-cell office:value-type="float" office:value="97.066199999999995" table:style-name="ce1">
            <text:p>97.0662</text:p>
          </table:table-cell>
          <table:table-cell office:value-type="float" office:value="95.834900000000005" table:style-name="ce1">
            <text:p>95.8349</text:p>
          </table:table-cell>
          <table:table-cell office:value-type="float" office:value="96.504400000000004" table:style-name="ce1">
            <text:p>96.5044</text:p>
          </table:table-cell>
          <table:table-cell office:value-type="float" office:value="95.307699999999997" table:style-name="ce1">
            <text:p>95.3077</text:p>
          </table:table-cell>
          <table:table-cell office:value-type="float" office:value="96.735399999999998" table:style-name="ce1">
            <text:p>96.7354</text:p>
          </table:table-cell>
          <table:table-cell office:value-type="float" office:value="95.706100000000006" table:style-name="ce1">
            <text:p>95.7061</text:p>
          </table:table-cell>
          <table:table-cell office:value-type="float" office:value="95.462000000000003" table:style-name="ce1">
            <text:p>95.462</text:p>
          </table:table-cell>
          <table:table-cell office:value-type="float" office:value="95.978099999999998" table:style-name="ce1">
            <text:p>95.9781</text:p>
          </table:table-cell>
          <table:table-cell office:value-type="float" office:value="95.476600000000005" table:style-name="ce1">
            <text:p>95.4766</text:p>
          </table:table-cell>
          <table:table-cell office:value-type="float" office:value="95.659599999999998" table:style-name="ce1">
            <text:p>95.6596</text:p>
          </table:table-cell>
          <table:table-cell office:value-type="float" office:value="96.659899999999993" table:style-name="ce1">
            <text:p>96.6599</text:p>
          </table:table-cell>
          <table:table-cell office:value-type="float" office:value="95.411299999999997" table:style-name="ce1">
            <text:p>95.4113</text:p>
          </table:table-cell>
          <table:table-cell office:value-type="float" office:value="96.325900000000004" table:style-name="ce1">
            <text:p>96.3259</text:p>
          </table:table-cell>
          <table:table-cell table:style-name="ce1"/>
          <table:table-cell office:value-type="float" office:value="95.832848275862062" table:formula="of:=AVERAGE([.C2:.AE2])" table:style-name="ce1">
            <text:p>95.8328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89.977199999999996" table:style-name="ce1">
            <text:p>89.9772</text:p>
          </table:table-cell>
          <table:table-cell office:value-type="float" office:value="87.418000000000006" table:style-name="ce1">
            <text:p>87.418</text:p>
          </table:table-cell>
          <table:table-cell office:value-type="float" office:value="87.519300000000001" table:style-name="ce1">
            <text:p>87.5193</text:p>
          </table:table-cell>
          <table:table-cell office:value-type="float" office:value="86.080200000000005" table:style-name="ce1">
            <text:p>86.0802</text:p>
          </table:table-cell>
          <table:table-cell office:value-type="float" office:value="86.780699999999996" table:style-name="ce1">
            <text:p>86.7807</text:p>
          </table:table-cell>
          <table:table-cell office:value-type="float" office:value="86.596000000000004" table:style-name="ce1">
            <text:p>86.596</text:p>
          </table:table-cell>
          <table:table-cell office:value-type="float" office:value="85.748800000000003" table:style-name="ce1">
            <text:p>85.7488</text:p>
          </table:table-cell>
          <table:table-cell office:value-type="float" office:value="89.862099999999998" table:style-name="ce1">
            <text:p>89.8621</text:p>
          </table:table-cell>
          <table:table-cell office:value-type="float" office:value="87.185000000000002" table:style-name="ce1">
            <text:p>87.185</text:p>
          </table:table-cell>
          <table:table-cell office:value-type="float" office:value="86.027799999999999" table:style-name="ce1">
            <text:p>86.0278</text:p>
          </table:table-cell>
          <table:table-cell office:value-type="float" office:value="87.302400000000006" table:style-name="ce1">
            <text:p>87.3024</text:p>
          </table:table-cell>
          <table:table-cell office:value-type="float" office:value="87.342799999999997" table:style-name="ce1">
            <text:p>87.3428</text:p>
          </table:table-cell>
          <table:table-cell office:value-type="float" office:value="86.672700000000006" table:style-name="ce1">
            <text:p>86.6727</text:p>
          </table:table-cell>
          <table:table-cell office:value-type="float" office:value="87.457599999999999" table:style-name="ce1">
            <text:p>87.4576</text:p>
          </table:table-cell>
          <table:table-cell office:value-type="float" office:value="88.219300000000004" table:style-name="ce1">
            <text:p>88.2193</text:p>
          </table:table-cell>
          <table:table-cell office:value-type="float" office:value="86.935900000000004" table:style-name="ce1">
            <text:p>86.9359</text:p>
          </table:table-cell>
          <table:table-cell office:value-type="float" office:value="86.618899999999996" table:style-name="ce1">
            <text:p>86.6189</text:p>
          </table:table-cell>
          <table:table-cell office:value-type="float" office:value="85.885499999999993" table:style-name="ce1">
            <text:p>85.8855</text:p>
          </table:table-cell>
          <table:table-cell office:value-type="float" office:value="87.037199999999999" table:style-name="ce1">
            <text:p>87.0372</text:p>
          </table:table-cell>
          <table:table-cell office:value-type="float" office:value="86.538700000000006" table:style-name="ce1">
            <text:p>86.5387</text:p>
          </table:table-cell>
          <table:table-cell office:value-type="float" office:value="87.055899999999994" table:style-name="ce1">
            <text:p>87.0559</text:p>
          </table:table-cell>
          <table:table-cell office:value-type="float" office:value="85.939700000000002" table:style-name="ce1">
            <text:p>85.9397</text:p>
          </table:table-cell>
          <table:table-cell office:value-type="float" office:value="87.036600000000007" table:style-name="ce1">
            <text:p>87.0366</text:p>
          </table:table-cell>
          <table:table-cell office:value-type="float" office:value="85.993300000000005" table:style-name="ce1">
            <text:p>85.9933</text:p>
          </table:table-cell>
          <table:table-cell office:value-type="float" office:value="85.9101" table:style-name="ce1">
            <text:p>85.9101</text:p>
          </table:table-cell>
          <table:table-cell office:value-type="float" office:value="86.9602" table:style-name="ce1">
            <text:p>86.9602</text:p>
          </table:table-cell>
          <table:table-cell office:value-type="float" office:value="87.219300000000004" table:style-name="ce1">
            <text:p>87.2193</text:p>
          </table:table-cell>
          <table:table-cell office:value-type="float" office:value="86.715500000000006" table:style-name="ce1">
            <text:p>86.7155</text:p>
          </table:table-cell>
          <table:table-cell office:value-type="float" office:value="86.406300000000002" table:style-name="ce1">
            <text:p>86.4063</text:p>
          </table:table-cell>
          <table:table-cell office:value-type="float" office:value="86.076999999999998" table:style-name="ce1">
            <text:p>86.077</text:p>
          </table:table-cell>
          <table:table-cell table:style-name="ce1"/>
          <table:table-cell office:value-type="float" office:value="86.846303448275862" table:formula="of:=AVERAGE([.C3:.AE3])" table:style-name="ce1">
            <text:p>86.84630345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84.017300000000006" table:style-name="ce1">
            <text:p>84.0173</text:p>
          </table:table-cell>
          <table:table-cell office:value-type="float" office:value="82.951099999999997" table:style-name="ce1">
            <text:p>82.9511</text:p>
          </table:table-cell>
          <table:table-cell office:value-type="float" office:value="82.867099999999994" table:style-name="ce1">
            <text:p>82.8671</text:p>
          </table:table-cell>
          <table:table-cell office:value-type="float" office:value="82.678899999999999" table:style-name="ce1">
            <text:p>82.6789</text:p>
          </table:table-cell>
          <table:table-cell office:value-type="float" office:value="83.219300000000004" table:style-name="ce1">
            <text:p>83.2193</text:p>
          </table:table-cell>
          <table:table-cell office:value-type="float" office:value="83.346299999999999" table:style-name="ce1">
            <text:p>83.3463</text:p>
          </table:table-cell>
          <table:table-cell office:value-type="float" office:value="83.213700000000003" table:style-name="ce1">
            <text:p>83.2137</text:p>
          </table:table-cell>
          <table:table-cell office:value-type="float" office:value="83.471000000000004" table:style-name="ce1">
            <text:p>83.471</text:p>
          </table:table-cell>
          <table:table-cell office:value-type="float" office:value="82.995000000000005" table:style-name="ce1">
            <text:p>82.995</text:p>
          </table:table-cell>
          <table:table-cell office:value-type="float" office:value="83.157799999999995" table:style-name="ce1">
            <text:p>83.1578</text:p>
          </table:table-cell>
          <table:table-cell office:value-type="float" office:value="83.218400000000003" table:style-name="ce1">
            <text:p>83.2184</text:p>
          </table:table-cell>
          <table:table-cell office:value-type="float" office:value="83.330799999999996" table:style-name="ce1">
            <text:p>83.3308</text:p>
          </table:table-cell>
          <table:table-cell office:value-type="float" office:value="83.6982" table:style-name="ce1">
            <text:p>83.6982</text:p>
          </table:table-cell>
          <table:table-cell office:value-type="float" office:value="82.813800000000001" table:style-name="ce1">
            <text:p>82.8138</text:p>
          </table:table-cell>
          <table:table-cell office:value-type="float" office:value="82.649000000000001" table:style-name="ce1">
            <text:p>82.649</text:p>
          </table:table-cell>
          <table:table-cell office:value-type="float" office:value="83.446700000000007" table:style-name="ce1">
            <text:p>83.4467</text:p>
          </table:table-cell>
          <table:table-cell office:value-type="float" office:value="84.012600000000006" table:style-name="ce1">
            <text:p>84.0126</text:p>
          </table:table-cell>
          <table:table-cell office:value-type="float" office:value="82.887299999999996" table:style-name="ce1">
            <text:p>82.8873</text:p>
          </table:table-cell>
          <table:table-cell office:value-type="float" office:value="83.108900000000006" table:style-name="ce1">
            <text:p>83.1089</text:p>
          </table:table-cell>
          <table:table-cell office:value-type="float" office:value="83.488600000000005" table:style-name="ce1">
            <text:p>83.4886</text:p>
          </table:table-cell>
          <table:table-cell office:value-type="float" office:value="87.480400000000003" table:style-name="ce1">
            <text:p>87.4804</text:p>
          </table:table-cell>
          <table:table-cell office:value-type="float" office:value="83.421000000000006" table:style-name="ce1">
            <text:p>83.421</text:p>
          </table:table-cell>
          <table:table-cell office:value-type="float" office:value="83.165099999999995" table:style-name="ce1">
            <text:p>83.1651</text:p>
          </table:table-cell>
          <table:table-cell office:value-type="float" office:value="83.451400000000007" table:style-name="ce1">
            <text:p>83.4514</text:p>
          </table:table-cell>
          <table:table-cell office:value-type="float" office:value="83.044499999999999" table:style-name="ce1">
            <text:p>83.0445</text:p>
          </table:table-cell>
          <table:table-cell office:value-type="float" office:value="82.757000000000005" table:style-name="ce1">
            <text:p>82.757</text:p>
          </table:table-cell>
          <table:table-cell office:value-type="float" office:value="83.276600000000002" table:style-name="ce1">
            <text:p>83.2766</text:p>
          </table:table-cell>
          <table:table-cell office:value-type="float" office:value="83.051500000000004" table:style-name="ce1">
            <text:p>83.0515</text:p>
          </table:table-cell>
          <table:table-cell office:value-type="float" office:value="83.563500000000005" table:style-name="ce1">
            <text:p>83.5635</text:p>
          </table:table-cell>
          <table:table-cell office:value-type="float" office:value="88.656300000000002" table:style-name="ce1">
            <text:p>88.6563</text:p>
          </table:table-cell>
          <table:table-cell table:style-name="ce1"/>
          <table:table-cell office:value-type="float" office:value="83.531786206896555" table:formula="of:=AVERAGE([.C4:.AE4])" table:style-name="ce1">
            <text:p>83.5317862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82.242400000000004" table:style-name="ce1">
            <text:p>82.2424</text:p>
          </table:table-cell>
          <table:table-cell office:value-type="float" office:value="82.449399999999997" table:style-name="ce1">
            <text:p>82.4494</text:p>
          </table:table-cell>
          <table:table-cell office:value-type="float" office:value="82.456699999999998" table:style-name="ce1">
            <text:p>82.4567</text:p>
          </table:table-cell>
          <table:table-cell office:value-type="float" office:value="86.510800000000003" table:style-name="ce1">
            <text:p>86.5108</text:p>
          </table:table-cell>
          <table:table-cell office:value-type="float" office:value="86.487700000000004" table:style-name="ce1">
            <text:p>86.4877</text:p>
          </table:table-cell>
          <table:table-cell office:value-type="float" office:value="82.564099999999996" table:style-name="ce1">
            <text:p>82.5641</text:p>
          </table:table-cell>
          <table:table-cell office:value-type="float" office:value="82.199600000000004" table:style-name="ce1">
            <text:p>82.1996</text:p>
          </table:table-cell>
          <table:table-cell office:value-type="float" office:value="87.150499999999994" table:style-name="ce1">
            <text:p>87.1505</text:p>
          </table:table-cell>
          <table:table-cell office:value-type="float" office:value="82.167400000000001" table:style-name="ce1">
            <text:p>82.1674</text:p>
          </table:table-cell>
          <table:table-cell office:value-type="float" office:value="86.365600000000001" table:style-name="ce1">
            <text:p>86.3656</text:p>
          </table:table-cell>
          <table:table-cell office:value-type="float" office:value="86.812700000000007" table:style-name="ce1">
            <text:p>86.8127</text:p>
          </table:table-cell>
          <table:table-cell office:value-type="float" office:value="86.552700000000002" table:style-name="ce1">
            <text:p>86.5527</text:p>
          </table:table-cell>
          <table:table-cell office:value-type="float" office:value="86.243300000000005" table:style-name="ce1">
            <text:p>86.2433</text:p>
          </table:table-cell>
          <table:table-cell office:value-type="float" office:value="87.199399999999997" table:style-name="ce1">
            <text:p>87.1994</text:p>
          </table:table-cell>
          <table:table-cell office:value-type="float" office:value="82.273099999999999" table:style-name="ce1">
            <text:p>82.2731</text:p>
          </table:table-cell>
          <table:table-cell office:value-type="float" office:value="87.092200000000005" table:style-name="ce1">
            <text:p>87.0922</text:p>
          </table:table-cell>
          <table:table-cell office:value-type="float" office:value="87.543599999999998" table:style-name="ce1">
            <text:p>87.5436</text:p>
          </table:table-cell>
          <table:table-cell office:value-type="float" office:value="81.694999999999993" table:style-name="ce1">
            <text:p>81.695</text:p>
          </table:table-cell>
          <table:table-cell office:value-type="float" office:value="81.866500000000002" table:style-name="ce1">
            <text:p>81.8665</text:p>
          </table:table-cell>
          <table:table-cell office:value-type="float" office:value="84.834599999999995" table:style-name="ce1">
            <text:p>84.8346</text:p>
          </table:table-cell>
          <table:table-cell office:value-type="float" office:value="86.838099999999997" table:style-name="ce1">
            <text:p>86.8381</text:p>
          </table:table-cell>
          <table:table-cell office:value-type="float" office:value="82.213099999999997" table:style-name="ce1">
            <text:p>82.2131</text:p>
          </table:table-cell>
          <table:table-cell office:value-type="float" office:value="82.349199999999996" table:style-name="ce1">
            <text:p>82.3492</text:p>
          </table:table-cell>
          <table:table-cell office:value-type="float" office:value="87.416899999999998" table:style-name="ce1">
            <text:p>87.4169</text:p>
          </table:table-cell>
          <table:table-cell office:value-type="float" office:value="86.458100000000002" table:style-name="ce1">
            <text:p>86.4581</text:p>
          </table:table-cell>
          <table:table-cell office:value-type="float" office:value="87.197900000000004" table:style-name="ce1">
            <text:p>87.1979</text:p>
          </table:table-cell>
          <table:table-cell office:value-type="float" office:value="85.404600000000002" table:style-name="ce1">
            <text:p>85.4046</text:p>
          </table:table-cell>
          <table:table-cell office:value-type="float" office:value="82.564999999999998" table:style-name="ce1">
            <text:p>82.565</text:p>
          </table:table-cell>
          <table:table-cell office:value-type="float" office:value="86.647800000000004" table:style-name="ce1">
            <text:p>86.6478</text:p>
          </table:table-cell>
          <table:table-cell office:value-type="float" office:value="81.819100000000006" table:style-name="ce1">
            <text:p>81.8191</text:p>
          </table:table-cell>
          <table:table-cell table:style-name="ce1"/>
          <table:table-cell office:value-type="float" office:value="84.806024137931047" table:formula="of:=AVERAGE([.C5:.AE5])" table:style-name="ce1">
            <text:p>84.8060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85.808000000000007" table:style-name="ce1">
            <text:p>85.808</text:p>
          </table:table-cell>
          <table:table-cell office:value-type="float" office:value="86.568200000000004" table:style-name="ce1">
            <text:p>86.5682</text:p>
          </table:table-cell>
          <table:table-cell office:value-type="float" office:value="86.363900000000001" table:style-name="ce1">
            <text:p>86.3639</text:p>
          </table:table-cell>
          <table:table-cell office:value-type="float" office:value="87.405500000000004" table:style-name="ce1">
            <text:p>87.4055</text:p>
          </table:table-cell>
          <table:table-cell office:value-type="float" office:value="84.662800000000004" table:style-name="ce1">
            <text:p>84.6628</text:p>
          </table:table-cell>
          <table:table-cell office:value-type="float" office:value="84.846000000000004" table:style-name="ce1">
            <text:p>84.846</text:p>
          </table:table-cell>
          <table:table-cell office:value-type="float" office:value="84.981899999999996" table:style-name="ce1">
            <text:p>84.9819</text:p>
          </table:table-cell>
          <table:table-cell office:value-type="float" office:value="86.683300000000003" table:style-name="ce1">
            <text:p>86.6833</text:p>
          </table:table-cell>
          <table:table-cell office:value-type="float" office:value="86.448800000000006" table:style-name="ce1">
            <text:p>86.4488</text:p>
          </table:table-cell>
          <table:table-cell office:value-type="float" office:value="84.463399999999993" table:style-name="ce1">
            <text:p>84.4634</text:p>
          </table:table-cell>
          <table:table-cell office:value-type="float" office:value="84.316699999999997" table:style-name="ce1">
            <text:p>84.3167</text:p>
          </table:table-cell>
          <table:table-cell office:value-type="float" office:value="84.292699999999996" table:style-name="ce1">
            <text:p>84.2927</text:p>
          </table:table-cell>
          <table:table-cell office:value-type="float" office:value="85.291899999999998" table:style-name="ce1">
            <text:p>85.2919</text:p>
          </table:table-cell>
          <table:table-cell office:value-type="float" office:value="86.6721" table:style-name="ce1">
            <text:p>86.6721</text:p>
          </table:table-cell>
          <table:table-cell office:value-type="float" office:value="86.470200000000006" table:style-name="ce1">
            <text:p>86.4702</text:p>
          </table:table-cell>
          <table:table-cell office:value-type="float" office:value="85.126199999999997" table:style-name="ce1">
            <text:p>85.1262</text:p>
          </table:table-cell>
          <table:table-cell office:value-type="float" office:value="86.634699999999995" table:style-name="ce1">
            <text:p>86.6347</text:p>
          </table:table-cell>
          <table:table-cell office:value-type="float" office:value="84.255899999999997" table:style-name="ce1">
            <text:p>84.2559</text:p>
          </table:table-cell>
          <table:table-cell office:value-type="float" office:value="84.2804" table:style-name="ce1">
            <text:p>84.2804</text:p>
          </table:table-cell>
          <table:table-cell office:value-type="float" office:value="84.374700000000004" table:style-name="ce1">
            <text:p>84.3747</text:p>
          </table:table-cell>
          <table:table-cell office:value-type="float" office:value="86.919799999999995" table:style-name="ce1">
            <text:p>86.9198</text:p>
          </table:table-cell>
          <table:table-cell office:value-type="float" office:value="86.502899999999997" table:style-name="ce1">
            <text:p>86.5029</text:p>
          </table:table-cell>
          <table:table-cell office:value-type="float" office:value="87.903999999999996" table:style-name="ce1">
            <text:p>87.904</text:p>
          </table:table-cell>
          <table:table-cell office:value-type="float" office:value="86.952600000000004" table:style-name="ce1">
            <text:p>86.9526</text:p>
          </table:table-cell>
          <table:table-cell office:value-type="float" office:value="86.630300000000005" table:style-name="ce1">
            <text:p>86.6303</text:p>
          </table:table-cell>
          <table:table-cell office:value-type="float" office:value="84.613" table:style-name="ce1">
            <text:p>84.613</text:p>
          </table:table-cell>
          <table:table-cell office:value-type="float" office:value="84.627099999999999" table:style-name="ce1">
            <text:p>84.6271</text:p>
          </table:table-cell>
          <table:table-cell office:value-type="float" office:value="87.147300000000001" table:style-name="ce1">
            <text:p>87.1473</text:p>
          </table:table-cell>
          <table:table-cell office:value-type="float" office:value="86.997699999999995" table:style-name="ce1">
            <text:p>86.9977</text:p>
          </table:table-cell>
          <table:table-cell office:value-type="float" office:value="87.979799999999997" table:style-name="ce1">
            <text:p>87.9798</text:p>
          </table:table-cell>
          <table:table-cell table:style-name="ce1"/>
          <table:table-cell office:value-type="float" office:value="85.87633793103447" table:formula="of:=AVERAGE([.C6:.AE6])" table:style-name="ce1">
            <text:p>85.8763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83.849199999999996" table:style-name="ce1">
            <text:p>83.8492</text:p>
          </table:table-cell>
          <table:table-cell office:value-type="float" office:value="84.003200000000007" table:style-name="ce1">
            <text:p>84.0032</text:p>
          </table:table-cell>
          <table:table-cell office:value-type="float" office:value="88.411900000000003" table:style-name="ce1">
            <text:p>88.4119</text:p>
          </table:table-cell>
          <table:table-cell office:value-type="float" office:value="83.044200000000004" table:style-name="ce1">
            <text:p>83.0442</text:p>
          </table:table-cell>
          <table:table-cell office:value-type="float" office:value="82.908699999999996" table:style-name="ce1">
            <text:p>82.9087</text:p>
          </table:table-cell>
          <table:table-cell office:value-type="float" office:value="83.153700000000001" table:style-name="ce1">
            <text:p>83.1537</text:p>
          </table:table-cell>
          <table:table-cell office:value-type="float" office:value="83.454899999999995" table:style-name="ce1">
            <text:p>83.4549</text:p>
          </table:table-cell>
          <table:table-cell office:value-type="float" office:value="82.874700000000004" table:style-name="ce1">
            <text:p>82.8747</text:p>
          </table:table-cell>
          <table:table-cell office:value-type="float" office:value="83.069100000000006" table:style-name="ce1">
            <text:p>83.0691</text:p>
          </table:table-cell>
          <table:table-cell office:value-type="float" office:value="83.695800000000006" table:style-name="ce1">
            <text:p>83.6958</text:p>
          </table:table-cell>
          <table:table-cell office:value-type="float" office:value="83.229799999999997" table:style-name="ce1">
            <text:p>83.2298</text:p>
          </table:table-cell>
          <table:table-cell office:value-type="float" office:value="83.273099999999999" table:style-name="ce1">
            <text:p>83.2731</text:p>
          </table:table-cell>
          <table:table-cell office:value-type="float" office:value="83.270499999999998" table:style-name="ce1">
            <text:p>83.2705</text:p>
          </table:table-cell>
          <table:table-cell office:value-type="float" office:value="83.618899999999996" table:style-name="ce1">
            <text:p>83.6189</text:p>
          </table:table-cell>
          <table:table-cell office:value-type="float" office:value="82.928299999999993" table:style-name="ce1">
            <text:p>82.9283</text:p>
          </table:table-cell>
          <table:table-cell office:value-type="float" office:value="83.121799999999993" table:style-name="ce1">
            <text:p>83.1218</text:p>
          </table:table-cell>
          <table:table-cell office:value-type="float" office:value="83.43" table:style-name="ce1">
            <text:p>83.43</text:p>
          </table:table-cell>
          <table:table-cell office:value-type="float" office:value="83.148399999999995" table:style-name="ce1">
            <text:p>83.1484</text:p>
          </table:table-cell>
          <table:table-cell office:value-type="float" office:value="83.759399999999999" table:style-name="ce1">
            <text:p>83.7594</text:p>
          </table:table-cell>
          <table:table-cell office:value-type="float" office:value="83.289500000000004" table:style-name="ce1">
            <text:p>83.2895</text:p>
          </table:table-cell>
          <table:table-cell office:value-type="float" office:value="82.982100000000003" table:style-name="ce1">
            <text:p>82.9821</text:p>
          </table:table-cell>
          <table:table-cell office:value-type="float" office:value="83.074399999999997" table:style-name="ce1">
            <text:p>83.0744</text:p>
          </table:table-cell>
          <table:table-cell office:value-type="float" office:value="83.024000000000001" table:style-name="ce1">
            <text:p>83.024</text:p>
          </table:table-cell>
          <table:table-cell office:value-type="float" office:value="82.950500000000005" table:style-name="ce1">
            <text:p>82.9505</text:p>
          </table:table-cell>
          <table:table-cell office:value-type="float" office:value="83.221299999999999" table:style-name="ce1">
            <text:p>83.2213</text:p>
          </table:table-cell>
          <table:table-cell office:value-type="float" office:value="84.014099999999999" table:style-name="ce1">
            <text:p>84.0141</text:p>
          </table:table-cell>
          <table:table-cell office:value-type="float" office:value="83.4084" table:style-name="ce1">
            <text:p>83.4084</text:p>
          </table:table-cell>
          <table:table-cell office:value-type="float" office:value="83.771699999999996" table:style-name="ce1">
            <text:p>83.7717</text:p>
          </table:table-cell>
          <table:table-cell office:value-type="float" office:value="83.387" table:style-name="ce1">
            <text:p>83.387</text:p>
          </table:table-cell>
          <table:table-cell office:value-type="float" office:value="82.863600000000005" table:style-name="ce1">
            <text:p>82.8636</text:p>
          </table:table-cell>
          <table:table-cell table:style-name="ce1"/>
          <table:table-cell office:value-type="float" office:value="83.46148275862069" table:formula="of:=AVERAGE([.C7:.AE7])" table:style-name="ce1">
            <text:p>83.4614827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83.485699999999994" table:style-name="ce1">
            <text:p>83.4857</text:p>
          </table:table-cell>
          <table:table-cell office:value-type="float" office:value="83.049499999999995" table:style-name="ce1">
            <text:p>83.0495</text:p>
          </table:table-cell>
          <table:table-cell office:value-type="float" office:value="83.118899999999996" table:style-name="ce1">
            <text:p>83.1189</text:p>
          </table:table-cell>
          <table:table-cell office:value-type="float" office:value="82.883200000000002" table:style-name="ce1">
            <text:p>82.8832</text:p>
          </table:table-cell>
          <table:table-cell office:value-type="float" office:value="82.717799999999997" table:style-name="ce1">
            <text:p>82.7178</text:p>
          </table:table-cell>
          <table:table-cell office:value-type="float" office:value="81.964600000000004" table:style-name="ce1">
            <text:p>81.9646</text:p>
          </table:table-cell>
          <table:table-cell office:value-type="float" office:value="83.065600000000003" table:style-name="ce1">
            <text:p>83.0656</text:p>
          </table:table-cell>
          <table:table-cell office:value-type="float" office:value="82.826099999999997" table:style-name="ce1">
            <text:p>82.8261</text:p>
          </table:table-cell>
          <table:table-cell office:value-type="float" office:value="82.527199999999993" table:style-name="ce1">
            <text:p>82.5272</text:p>
          </table:table-cell>
          <table:table-cell office:value-type="float" office:value="82.970399999999998" table:style-name="ce1">
            <text:p>82.9704</text:p>
          </table:table-cell>
          <table:table-cell office:value-type="float" office:value="82.568200000000004" table:style-name="ce1">
            <text:p>82.5682</text:p>
          </table:table-cell>
          <table:table-cell office:value-type="float" office:value="82.988600000000005" table:style-name="ce1">
            <text:p>82.9886</text:p>
          </table:table-cell>
          <table:table-cell office:value-type="float" office:value="82.413300000000007" table:style-name="ce1">
            <text:p>82.4133</text:p>
          </table:table-cell>
          <table:table-cell office:value-type="float" office:value="83.054199999999994" table:style-name="ce1">
            <text:p>83.0542</text:p>
          </table:table-cell>
          <table:table-cell office:value-type="float" office:value="83.1584" table:style-name="ce1">
            <text:p>83.1584</text:p>
          </table:table-cell>
          <table:table-cell office:value-type="float" office:value="83.5685" table:style-name="ce1">
            <text:p>83.5685</text:p>
          </table:table-cell>
          <table:table-cell office:value-type="float" office:value="86.252899999999997" table:style-name="ce1">
            <text:p>86.2529</text:p>
          </table:table-cell>
          <table:table-cell office:value-type="float" office:value="84.937100000000001" table:style-name="ce1">
            <text:p>84.9371</text:p>
          </table:table-cell>
          <table:table-cell office:value-type="float" office:value="83.128500000000003" table:style-name="ce1">
            <text:p>83.1285</text:p>
          </table:table-cell>
          <table:table-cell office:value-type="float" office:value="81.995599999999996" table:style-name="ce1">
            <text:p>81.9956</text:p>
          </table:table-cell>
          <table:table-cell office:value-type="float" office:value="82.516400000000004" table:style-name="ce1">
            <text:p>82.5164</text:p>
          </table:table-cell>
          <table:table-cell office:value-type="float" office:value="82.698800000000006" table:style-name="ce1">
            <text:p>82.6988</text:p>
          </table:table-cell>
          <table:table-cell office:value-type="float" office:value="83.026899999999998" table:style-name="ce1">
            <text:p>83.0269</text:p>
          </table:table-cell>
          <table:table-cell office:value-type="float" office:value="82.363600000000005" table:style-name="ce1">
            <text:p>82.3636</text:p>
          </table:table-cell>
          <table:table-cell office:value-type="float" office:value="82.529600000000002" table:style-name="ce1">
            <text:p>82.5296</text:p>
          </table:table-cell>
          <table:table-cell office:value-type="float" office:value="83.340199999999996" table:style-name="ce1">
            <text:p>83.3402</text:p>
          </table:table-cell>
          <table:table-cell office:value-type="float" office:value="82.041899999999998" table:style-name="ce1">
            <text:p>82.0419</text:p>
          </table:table-cell>
          <table:table-cell office:value-type="float" office:value="82.457499999999996" table:style-name="ce1">
            <text:p>82.4575</text:p>
          </table:table-cell>
          <table:table-cell office:value-type="float" office:value="83.007599999999996" table:style-name="ce1">
            <text:p>83.0076</text:p>
          </table:table-cell>
          <table:table-cell office:value-type="float" office:value="82.009900000000002" table:style-name="ce1">
            <text:p>82.0099</text:p>
          </table:table-cell>
          <table:table-cell table:style-name="ce1"/>
          <table:table-cell office:value-type="float" office:value="82.937275862068986" table:formula="of:=AVERAGE([.C8:.AE8])" table:style-name="ce1">
            <text:p>82.9372758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82.070800000000006" table:style-name="ce1">
            <text:p>82.0708</text:p>
          </table:table-cell>
          <table:table-cell office:value-type="float" office:value="83.082599999999999" table:style-name="ce1">
            <text:p>83.0826</text:p>
          </table:table-cell>
          <table:table-cell office:value-type="float" office:value="82.285399999999996" table:style-name="ce1">
            <text:p>82.2854</text:p>
          </table:table-cell>
          <table:table-cell office:value-type="float" office:value="82.631100000000004" table:style-name="ce1">
            <text:p>82.6311</text:p>
          </table:table-cell>
          <table:table-cell office:value-type="float" office:value="83.101600000000005" table:style-name="ce1">
            <text:p>83.1016</text:p>
          </table:table-cell>
          <table:table-cell office:value-type="float" office:value="82.592500000000001" table:style-name="ce1">
            <text:p>82.5925</text:p>
          </table:table-cell>
          <table:table-cell office:value-type="float" office:value="81.953400000000002" table:style-name="ce1">
            <text:p>81.9534</text:p>
          </table:table-cell>
          <table:table-cell office:value-type="float" office:value="82.911000000000001" table:style-name="ce1">
            <text:p>82.911</text:p>
          </table:table-cell>
          <table:table-cell office:value-type="float" office:value="81.602199999999996" table:style-name="ce1">
            <text:p>81.6022</text:p>
          </table:table-cell>
          <table:table-cell office:value-type="float" office:value="82.127899999999997" table:style-name="ce1">
            <text:p>82.1279</text:p>
          </table:table-cell>
          <table:table-cell office:value-type="float" office:value="82.917699999999996" table:style-name="ce1">
            <text:p>82.9177</text:p>
          </table:table-cell>
          <table:table-cell office:value-type="float" office:value="82.953999999999994" table:style-name="ce1">
            <text:p>82.954</text:p>
          </table:table-cell>
          <table:table-cell office:value-type="float" office:value="83.0916" table:style-name="ce1">
            <text:p>83.0916</text:p>
          </table:table-cell>
          <table:table-cell office:value-type="float" office:value="81.960499999999996" table:style-name="ce1">
            <text:p>81.9605</text:p>
          </table:table-cell>
          <table:table-cell office:value-type="float" office:value="82.760199999999998" table:style-name="ce1">
            <text:p>82.7602</text:p>
          </table:table-cell>
          <table:table-cell office:value-type="float" office:value="82.735100000000003" table:style-name="ce1">
            <text:p>82.7351</text:p>
          </table:table-cell>
          <table:table-cell office:value-type="float" office:value="81.610600000000005" table:style-name="ce1">
            <text:p>81.6106</text:p>
          </table:table-cell>
          <table:table-cell office:value-type="float" office:value="82.332499999999996" table:style-name="ce1">
            <text:p>82.3325</text:p>
          </table:table-cell>
          <table:table-cell office:value-type="float" office:value="82.698800000000006" table:style-name="ce1">
            <text:p>82.6988</text:p>
          </table:table-cell>
          <table:table-cell office:value-type="float" office:value="82.579599999999999" table:style-name="ce1">
            <text:p>82.5796</text:p>
          </table:table-cell>
          <table:table-cell office:value-type="float" office:value="82.570499999999996" table:style-name="ce1">
            <text:p>82.5705</text:p>
          </table:table-cell>
          <table:table-cell office:value-type="float" office:value="83.0946" table:style-name="ce1">
            <text:p>83.0946</text:p>
          </table:table-cell>
          <table:table-cell office:value-type="float" office:value="83.093999999999994" table:style-name="ce1">
            <text:p>83.094</text:p>
          </table:table-cell>
          <table:table-cell office:value-type="float" office:value="82.510199999999998" table:style-name="ce1">
            <text:p>82.5102</text:p>
          </table:table-cell>
          <table:table-cell office:value-type="float" office:value="83.342500000000001" table:style-name="ce1">
            <text:p>83.3425</text:p>
          </table:table-cell>
          <table:table-cell office:value-type="float" office:value="82.358000000000004" table:style-name="ce1">
            <text:p>82.358</text:p>
          </table:table-cell>
          <table:table-cell office:value-type="float" office:value="83.237399999999994" table:style-name="ce1">
            <text:p>83.2374</text:p>
          </table:table-cell>
          <table:table-cell office:value-type="float" office:value="88.521699999999996" table:style-name="ce1">
            <text:p>88.5217</text:p>
          </table:table-cell>
          <table:table-cell office:value-type="float" office:value="84.176500000000004" table:style-name="ce1">
            <text:p>84.1765</text:p>
          </table:table-cell>
          <table:table-cell office:value-type="float" office:value="84.154899999999998" table:style-name="ce1">
            <text:p>84.1549</text:p>
          </table:table-cell>
          <table:table-cell table:style-name="ce1"/>
          <table:table-cell office:value-type="float" office:value="82.93064137931033" table:formula="of:=AVERAGE([.C9:.AE9])" table:style-name="ce1">
            <text:p>82.9306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85.170400000000001" table:style-name="ce1">
            <text:p>85.1704</text:p>
          </table:table-cell>
          <table:table-cell office:value-type="float" office:value="84.1815" table:style-name="ce1">
            <text:p>84.1815</text:p>
          </table:table-cell>
          <table:table-cell office:value-type="float" office:value="85.407799999999995" table:style-name="ce1">
            <text:p>85.4078</text:p>
          </table:table-cell>
          <table:table-cell office:value-type="float" office:value="84.650199999999998" table:style-name="ce1">
            <text:p>84.6502</text:p>
          </table:table-cell>
          <table:table-cell office:value-type="float" office:value="84.099500000000006" table:style-name="ce1">
            <text:p>84.0995</text:p>
          </table:table-cell>
          <table:table-cell office:value-type="float" office:value="84.799499999999995" table:style-name="ce1">
            <text:p>84.7995</text:p>
          </table:table-cell>
          <table:table-cell office:value-type="float" office:value="85.711100000000002" table:style-name="ce1">
            <text:p>85.7111</text:p>
          </table:table-cell>
          <table:table-cell office:value-type="float" office:value="84.996499999999997" table:style-name="ce1">
            <text:p>84.9965</text:p>
          </table:table-cell>
          <table:table-cell office:value-type="float" office:value="85.630600000000001" table:style-name="ce1">
            <text:p>85.6306</text:p>
          </table:table-cell>
          <table:table-cell office:value-type="float" office:value="85.351600000000005" table:style-name="ce1">
            <text:p>85.3516</text:p>
          </table:table-cell>
          <table:table-cell office:value-type="float" office:value="84.581400000000002" table:style-name="ce1">
            <text:p>84.5814</text:p>
          </table:table-cell>
          <table:table-cell office:value-type="float" office:value="85.782799999999995" table:style-name="ce1">
            <text:p>85.7828</text:p>
          </table:table-cell>
          <table:table-cell office:value-type="float" office:value="84.791899999999998" table:style-name="ce1">
            <text:p>84.7919</text:p>
          </table:table-cell>
          <table:table-cell office:value-type="float" office:value="84.171499999999995" table:style-name="ce1">
            <text:p>84.1715</text:p>
          </table:table-cell>
          <table:table-cell office:value-type="float" office:value="86.327299999999994" table:style-name="ce1">
            <text:p>86.3273</text:p>
          </table:table-cell>
          <table:table-cell office:value-type="float" office:value="84.468999999999994" table:style-name="ce1">
            <text:p>84.469</text:p>
          </table:table-cell>
          <table:table-cell office:value-type="float" office:value="84.754400000000004" table:style-name="ce1">
            <text:p>84.7544</text:p>
          </table:table-cell>
          <table:table-cell office:value-type="float" office:value="85.061199999999999" table:style-name="ce1">
            <text:p>85.0612</text:p>
          </table:table-cell>
          <table:table-cell office:value-type="float" office:value="85.107399999999998" table:style-name="ce1">
            <text:p>85.1074</text:p>
          </table:table-cell>
          <table:table-cell office:value-type="float" office:value="84.853899999999996" table:style-name="ce1">
            <text:p>84.8539</text:p>
          </table:table-cell>
          <table:table-cell office:value-type="float" office:value="83.63" table:style-name="ce1">
            <text:p>83.63</text:p>
          </table:table-cell>
          <table:table-cell office:value-type="float" office:value="84.034300000000002" table:style-name="ce1">
            <text:p>84.0343</text:p>
          </table:table-cell>
          <table:table-cell office:value-type="float" office:value="84.759399999999999" table:style-name="ce1">
            <text:p>84.7594</text:p>
          </table:table-cell>
          <table:table-cell office:value-type="float" office:value="84.578500000000005" table:style-name="ce1">
            <text:p>84.5785</text:p>
          </table:table-cell>
          <table:table-cell office:value-type="float" office:value="85.264600000000002" table:style-name="ce1">
            <text:p>85.2646</text:p>
          </table:table-cell>
          <table:table-cell office:value-type="float" office:value="85.140500000000003" table:style-name="ce1">
            <text:p>85.1405</text:p>
          </table:table-cell>
          <table:table-cell office:value-type="float" office:value="84.1751" table:style-name="ce1">
            <text:p>84.1751</text:p>
          </table:table-cell>
          <table:table-cell office:value-type="float" office:value="84.480999999999995" table:style-name="ce1">
            <text:p>84.481</text:p>
          </table:table-cell>
          <table:table-cell office:value-type="float" office:value="85.319699999999997" table:style-name="ce1">
            <text:p>85.3197</text:p>
          </table:table-cell>
          <table:table-cell office:value-type="float" office:value="85.0167" table:style-name="ce1">
            <text:p>85.0167</text:p>
          </table:table-cell>
          <table:table-cell table:style-name="ce1"/>
          <table:table-cell office:value-type="float" office:value="84.866513793103465" table:formula="of:=AVERAGE([.C10:.AE10])" table:style-name="ce1">
            <text:p>84.8665137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85.874399999999994" table:style-name="ce1">
            <text:p>85.8744</text:p>
          </table:table-cell>
          <table:table-cell office:value-type="float" office:value="85.209599999999995" table:style-name="ce1">
            <text:p>85.2096</text:p>
          </table:table-cell>
          <table:table-cell office:value-type="float" office:value="83.498199999999997" table:style-name="ce1">
            <text:p>83.4982</text:p>
          </table:table-cell>
          <table:table-cell office:value-type="float" office:value="85.147000000000006" table:style-name="ce1">
            <text:p>85.147</text:p>
          </table:table-cell>
          <table:table-cell office:value-type="float" office:value="84.567899999999995" table:style-name="ce1">
            <text:p>84.5679</text:p>
          </table:table-cell>
          <table:table-cell office:value-type="float" office:value="83.736500000000007" table:style-name="ce1">
            <text:p>83.7365</text:p>
          </table:table-cell>
          <table:table-cell office:value-type="float" office:value="83.236800000000002" table:style-name="ce1">
            <text:p>83.2368</text:p>
          </table:table-cell>
          <table:table-cell office:value-type="float" office:value="83.460499999999996" table:style-name="ce1">
            <text:p>83.4605</text:p>
          </table:table-cell>
          <table:table-cell office:value-type="float" office:value="85.128799999999998" table:style-name="ce1">
            <text:p>85.1288</text:p>
          </table:table-cell>
          <table:table-cell office:value-type="float" office:value="83.067899999999995" table:style-name="ce1">
            <text:p>83.0679</text:p>
          </table:table-cell>
          <table:table-cell office:value-type="float" office:value="83.486199999999997" table:style-name="ce1">
            <text:p>83.4862</text:p>
          </table:table-cell>
          <table:table-cell office:value-type="float" office:value="83.353300000000004" table:style-name="ce1">
            <text:p>83.3533</text:p>
          </table:table-cell>
          <table:table-cell office:value-type="float" office:value="84.711100000000002" table:style-name="ce1">
            <text:p>84.7111</text:p>
          </table:table-cell>
          <table:table-cell office:value-type="float" office:value="86.183300000000003" table:style-name="ce1">
            <text:p>86.1833</text:p>
          </table:table-cell>
          <table:table-cell office:value-type="float" office:value="84.6815" table:style-name="ce1">
            <text:p>84.6815</text:p>
          </table:table-cell>
          <table:table-cell office:value-type="float" office:value="83.852999999999994" table:style-name="ce1">
            <text:p>83.853</text:p>
          </table:table-cell>
          <table:table-cell office:value-type="float" office:value="84.026899999999998" table:style-name="ce1">
            <text:p>84.0269</text:p>
          </table:table-cell>
          <table:table-cell office:value-type="float" office:value="84.695300000000003" table:style-name="ce1">
            <text:p>84.6953</text:p>
          </table:table-cell>
          <table:table-cell office:value-type="float" office:value="83.059700000000007" table:style-name="ce1">
            <text:p>83.0597</text:p>
          </table:table-cell>
          <table:table-cell office:value-type="float" office:value="84.357399999999998" table:style-name="ce1">
            <text:p>84.3574</text:p>
          </table:table-cell>
          <table:table-cell office:value-type="float" office:value="83.866500000000002" table:style-name="ce1">
            <text:p>83.8665</text:p>
          </table:table-cell>
          <table:table-cell office:value-type="float" office:value="84.605400000000003" table:style-name="ce1">
            <text:p>84.6054</text:p>
          </table:table-cell>
          <table:table-cell office:value-type="float" office:value="83.506699999999995" table:style-name="ce1">
            <text:p>83.5067</text:p>
          </table:table-cell>
          <table:table-cell office:value-type="float" office:value="83.304699999999997" table:style-name="ce1">
            <text:p>83.3047</text:p>
          </table:table-cell>
          <table:table-cell office:value-type="float" office:value="83.107100000000003" table:style-name="ce1">
            <text:p>83.1071</text:p>
          </table:table-cell>
          <table:table-cell office:value-type="float" office:value="83.111800000000002" table:style-name="ce1">
            <text:p>83.1118</text:p>
          </table:table-cell>
          <table:table-cell office:value-type="float" office:value="83.427400000000006" table:style-name="ce1">
            <text:p>83.4274</text:p>
          </table:table-cell>
          <table:table-cell office:value-type="float" office:value="83.326999999999998" table:style-name="ce1">
            <text:p>83.327</text:p>
          </table:table-cell>
          <table:table-cell office:value-type="float" office:value="84.1417" table:style-name="ce1">
            <text:p>84.1417</text:p>
          </table:table-cell>
          <table:table-cell office:value-type="float" office:value="83.151600000000002" table:style-name="ce1">
            <text:p>83.1516</text:p>
          </table:table-cell>
          <table:table-cell table:style-name="ce1"/>
          <table:table-cell office:value-type="float" office:value="83.965889655172418" table:formula="of:=AVERAGE([.C11:.AE11])" table:style-name="ce1">
            <text:p>83.9658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83.919799999999995" table:style-name="ce1">
            <text:p>83.9198</text:p>
          </table:table-cell>
          <table:table-cell office:value-type="float" office:value="83.841899999999995" table:style-name="ce1">
            <text:p>83.8419</text:p>
          </table:table-cell>
          <table:table-cell office:value-type="float" office:value="82.550299999999993" table:style-name="ce1">
            <text:p>82.5503</text:p>
          </table:table-cell>
          <table:table-cell office:value-type="float" office:value="82.757000000000005" table:style-name="ce1">
            <text:p>82.757</text:p>
          </table:table-cell>
          <table:table-cell office:value-type="float" office:value="83.258799999999994" table:style-name="ce1">
            <text:p>83.2588</text:p>
          </table:table-cell>
          <table:table-cell office:value-type="float" office:value="82.641400000000004" table:style-name="ce1">
            <text:p>82.6414</text:p>
          </table:table-cell>
          <table:table-cell office:value-type="float" office:value="83.857100000000003" table:style-name="ce1">
            <text:p>83.8571</text:p>
          </table:table-cell>
          <table:table-cell office:value-type="float" office:value="84.180300000000003" table:style-name="ce1">
            <text:p>84.1803</text:p>
          </table:table-cell>
          <table:table-cell office:value-type="float" office:value="82.022800000000004" table:style-name="ce1">
            <text:p>82.0228</text:p>
          </table:table-cell>
          <table:table-cell office:value-type="float" office:value="83.472499999999997" table:style-name="ce1">
            <text:p>83.4725</text:p>
          </table:table-cell>
          <table:table-cell office:value-type="float" office:value="87.734800000000007" table:style-name="ce1">
            <text:p>87.7348</text:p>
          </table:table-cell>
          <table:table-cell office:value-type="float" office:value="83.221900000000005" table:style-name="ce1">
            <text:p>83.2219</text:p>
          </table:table-cell>
          <table:table-cell office:value-type="float" office:value="83.701099999999997" table:style-name="ce1">
            <text:p>83.7011</text:p>
          </table:table-cell>
          <table:table-cell office:value-type="float" office:value="84.110699999999994" table:style-name="ce1">
            <text:p>84.1107</text:p>
          </table:table-cell>
          <table:table-cell office:value-type="float" office:value="83.619699999999995" table:style-name="ce1">
            <text:p>83.6197</text:p>
          </table:table-cell>
          <table:table-cell office:value-type="float" office:value="82.834000000000003" table:style-name="ce1">
            <text:p>82.834</text:p>
          </table:table-cell>
          <table:table-cell office:value-type="float" office:value="82.433000000000007" table:style-name="ce1">
            <text:p>82.433</text:p>
          </table:table-cell>
          <table:table-cell office:value-type="float" office:value="83.609200000000001" table:style-name="ce1">
            <text:p>83.6092</text:p>
          </table:table-cell>
          <table:table-cell office:value-type="float" office:value="83.262" table:style-name="ce1">
            <text:p>83.262</text:p>
          </table:table-cell>
          <table:table-cell office:value-type="float" office:value="83.056799999999996" table:style-name="ce1">
            <text:p>83.0568</text:p>
          </table:table-cell>
          <table:table-cell office:value-type="float" office:value="83.592799999999997" table:style-name="ce1">
            <text:p>83.5928</text:p>
          </table:table-cell>
          <table:table-cell office:value-type="float" office:value="83.741799999999998" table:style-name="ce1">
            <text:p>83.7418</text:p>
          </table:table-cell>
          <table:table-cell office:value-type="float" office:value="82.723100000000002" table:style-name="ce1">
            <text:p>82.7231</text:p>
          </table:table-cell>
          <table:table-cell office:value-type="float" office:value="83.894000000000005" table:style-name="ce1">
            <text:p>83.894</text:p>
          </table:table-cell>
          <table:table-cell office:value-type="float" office:value="83.215500000000006" table:style-name="ce1">
            <text:p>83.2155</text:p>
          </table:table-cell>
          <table:table-cell office:value-type="float" office:value="83.572599999999994" table:style-name="ce1">
            <text:p>83.5726</text:p>
          </table:table-cell>
          <table:table-cell office:value-type="float" office:value="83.109499999999997" table:style-name="ce1">
            <text:p>83.1095</text:p>
          </table:table-cell>
          <table:table-cell office:value-type="float" office:value="83.956699999999998" table:style-name="ce1">
            <text:p>83.9567</text:p>
          </table:table-cell>
          <table:table-cell office:value-type="float" office:value="82.704899999999995" table:style-name="ce1">
            <text:p>82.7049</text:p>
          </table:table-cell>
          <table:table-cell office:value-type="float" office:value="82.217799999999997" table:style-name="ce1">
            <text:p>82.2178</text:p>
          </table:table-cell>
          <table:table-cell table:style-name="ce1"/>
          <table:table-cell office:value-type="float" office:value="83.410137931034484" table:formula="of:=AVERAGE([.C12:.AE12])" table:style-name="ce1">
            <text:p>83.41013793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84.860100000000003" table:style-name="ce1">
            <text:p>84.8601</text:p>
          </table:table-cell>
          <table:table-cell office:value-type="float" office:value="83.280199999999994" table:style-name="ce1">
            <text:p>83.2802</text:p>
          </table:table-cell>
          <table:table-cell office:value-type="float" office:value="83.332800000000006" table:style-name="ce1">
            <text:p>83.3328</text:p>
          </table:table-cell>
          <table:table-cell office:value-type="float" office:value="83.897199999999998" table:style-name="ce1">
            <text:p>83.8972</text:p>
          </table:table-cell>
          <table:table-cell office:value-type="float" office:value="83.498500000000007" table:style-name="ce1">
            <text:p>83.4985</text:p>
          </table:table-cell>
          <table:table-cell office:value-type="float" office:value="83.397000000000006" table:style-name="ce1">
            <text:p>83.397</text:p>
          </table:table-cell>
          <table:table-cell office:value-type="float" office:value="83.770799999999994" table:style-name="ce1">
            <text:p>83.7708</text:p>
          </table:table-cell>
          <table:table-cell office:value-type="float" office:value="83.1999" table:style-name="ce1">
            <text:p>83.1999</text:p>
          </table:table-cell>
          <table:table-cell office:value-type="float" office:value="83.435599999999994" table:style-name="ce1">
            <text:p>83.4356</text:p>
          </table:table-cell>
          <table:table-cell office:value-type="float" office:value="83.553299999999993" table:style-name="ce1">
            <text:p>83.5533</text:p>
          </table:table-cell>
          <table:table-cell office:value-type="float" office:value="83.581100000000006" table:style-name="ce1">
            <text:p>83.5811</text:p>
          </table:table-cell>
          <table:table-cell office:value-type="float" office:value="84.2898" table:style-name="ce1">
            <text:p>84.2898</text:p>
          </table:table-cell>
          <table:table-cell office:value-type="float" office:value="83.391099999999994" table:style-name="ce1">
            <text:p>83.3911</text:p>
          </table:table-cell>
          <table:table-cell office:value-type="float" office:value="83.869100000000003" table:style-name="ce1">
            <text:p>83.8691</text:p>
          </table:table-cell>
          <table:table-cell office:value-type="float" office:value="84.001499999999993" table:style-name="ce1">
            <text:p>84.0015</text:p>
          </table:table-cell>
          <table:table-cell office:value-type="float" office:value="83.040099999999995" table:style-name="ce1">
            <text:p>83.0401</text:p>
          </table:table-cell>
          <table:table-cell office:value-type="float" office:value="84.153999999999996" table:style-name="ce1">
            <text:p>84.154</text:p>
          </table:table-cell>
          <table:table-cell office:value-type="float" office:value="83.709900000000005" table:style-name="ce1">
            <text:p>83.7099</text:p>
          </table:table-cell>
          <table:table-cell office:value-type="float" office:value="83.575800000000001" table:style-name="ce1">
            <text:p>83.5758</text:p>
          </table:table-cell>
          <table:table-cell office:value-type="float" office:value="84.188199999999995" table:style-name="ce1">
            <text:p>84.1882</text:p>
          </table:table-cell>
          <table:table-cell office:value-type="float" office:value="84.064700000000002" table:style-name="ce1">
            <text:p>84.0647</text:p>
          </table:table-cell>
          <table:table-cell office:value-type="float" office:value="86.066800000000001" table:style-name="ce1">
            <text:p>86.0668</text:p>
          </table:table-cell>
          <table:table-cell office:value-type="float" office:value="83.359200000000001" table:style-name="ce1">
            <text:p>83.3592</text:p>
          </table:table-cell>
          <table:table-cell office:value-type="float" office:value="83.558000000000007" table:style-name="ce1">
            <text:p>83.558</text:p>
          </table:table-cell>
          <table:table-cell office:value-type="float" office:value="88.880600000000001" table:style-name="ce1">
            <text:p>88.8806</text:p>
          </table:table-cell>
          <table:table-cell office:value-type="float" office:value="83.954599999999999" table:style-name="ce1">
            <text:p>83.9546</text:p>
          </table:table-cell>
          <table:table-cell office:value-type="float" office:value="82.4833" table:style-name="ce1">
            <text:p>82.4833</text:p>
          </table:table-cell>
          <table:table-cell office:value-type="float" office:value="84.194100000000006" table:style-name="ce1">
            <text:p>84.1941</text:p>
          </table:table-cell>
          <table:table-cell office:value-type="float" office:value="83.583699999999993" table:style-name="ce1">
            <text:p>83.5837</text:p>
          </table:table-cell>
          <table:table-cell office:value-type="float" office:value="83.777199999999993" table:style-name="ce1">
            <text:p>83.7772</text:p>
          </table:table-cell>
          <table:table-cell table:style-name="ce1"/>
          <table:table-cell office:value-type="float" office:value="83.899589655172434" table:formula="of:=AVERAGE([.C13:.AE13])" table:style-name="ce1">
            <text:p>83.8995896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82.9666" table:style-name="ce1">
            <text:p>82.9666</text:p>
          </table:table-cell>
          <table:table-cell office:value-type="float" office:value="83.840999999999994" table:style-name="ce1">
            <text:p>83.841</text:p>
          </table:table-cell>
          <table:table-cell office:value-type="float" office:value="82.785399999999996" table:style-name="ce1">
            <text:p>82.7854</text:p>
          </table:table-cell>
          <table:table-cell office:value-type="float" office:value="83.170100000000005" table:style-name="ce1">
            <text:p>83.1701</text:p>
          </table:table-cell>
          <table:table-cell office:value-type="float" office:value="84.057100000000005" table:style-name="ce1">
            <text:p>84.0571</text:p>
          </table:table-cell>
          <table:table-cell office:value-type="float" office:value="82.950199999999995" table:style-name="ce1">
            <text:p>82.9502</text:p>
          </table:table-cell>
          <table:table-cell office:value-type="float" office:value="83.144900000000007" table:style-name="ce1">
            <text:p>83.1449</text:p>
          </table:table-cell>
          <table:table-cell office:value-type="float" office:value="83.063500000000005" table:style-name="ce1">
            <text:p>83.0635</text:p>
          </table:table-cell>
          <table:table-cell office:value-type="float" office:value="82.973699999999994" table:style-name="ce1">
            <text:p>82.9737</text:p>
          </table:table-cell>
          <table:table-cell office:value-type="float" office:value="83.381699999999995" table:style-name="ce1">
            <text:p>83.3817</text:p>
          </table:table-cell>
          <table:table-cell office:value-type="float" office:value="83.597800000000007" table:style-name="ce1">
            <text:p>83.5978</text:p>
          </table:table-cell>
          <table:table-cell office:value-type="float" office:value="82.685299999999998" table:style-name="ce1">
            <text:p>82.6853</text:p>
          </table:table-cell>
          <table:table-cell office:value-type="float" office:value="82.572900000000004" table:style-name="ce1">
            <text:p>82.5729</text:p>
          </table:table-cell>
          <table:table-cell office:value-type="float" office:value="83.925600000000003" table:style-name="ce1">
            <text:p>83.9256</text:p>
          </table:table-cell>
          <table:table-cell office:value-type="float" office:value="83.968699999999998" table:style-name="ce1">
            <text:p>83.9687</text:p>
          </table:table-cell>
          <table:table-cell office:value-type="float" office:value="83.394000000000005" table:style-name="ce1">
            <text:p>83.394</text:p>
          </table:table-cell>
          <table:table-cell office:value-type="float" office:value="82.274299999999997" table:style-name="ce1">
            <text:p>82.2743</text:p>
          </table:table-cell>
          <table:table-cell office:value-type="float" office:value="83.341899999999995" table:style-name="ce1">
            <text:p>83.3419</text:p>
          </table:table-cell>
          <table:table-cell office:value-type="float" office:value="82.886399999999995" table:style-name="ce1">
            <text:p>82.8864</text:p>
          </table:table-cell>
          <table:table-cell office:value-type="float" office:value="83.300899999999999" table:style-name="ce1">
            <text:p>83.3009</text:p>
          </table:table-cell>
          <table:table-cell office:value-type="float" office:value="83.408100000000005" table:style-name="ce1">
            <text:p>83.4081</text:p>
          </table:table-cell>
          <table:table-cell office:value-type="float" office:value="83.372699999999995" table:style-name="ce1">
            <text:p>83.3727</text:p>
          </table:table-cell>
          <table:table-cell office:value-type="float" office:value="83.776899999999998" table:style-name="ce1">
            <text:p>83.7769</text:p>
          </table:table-cell>
          <table:table-cell office:value-type="float" office:value="84.796300000000002" table:style-name="ce1">
            <text:p>84.7963</text:p>
          </table:table-cell>
          <table:table-cell office:value-type="float" office:value="83.611800000000002" table:style-name="ce1">
            <text:p>83.6118</text:p>
          </table:table-cell>
          <table:table-cell office:value-type="float" office:value="83.387900000000002" table:style-name="ce1">
            <text:p>83.3879</text:p>
          </table:table-cell>
          <table:table-cell office:value-type="float" office:value="83.250600000000006" table:style-name="ce1">
            <text:p>83.2506</text:p>
          </table:table-cell>
          <table:table-cell office:value-type="float" office:value="84.101900000000001" table:style-name="ce1">
            <text:p>84.1019</text:p>
          </table:table-cell>
          <table:table-cell office:value-type="float" office:value="83.872399999999999" table:style-name="ce1">
            <text:p>83.8724</text:p>
          </table:table-cell>
          <table:table-cell office:value-type="float" office:value="83.9482" table:style-name="ce1">
            <text:p>83.9482</text:p>
          </table:table-cell>
          <table:table-cell table:style-name="ce1"/>
          <table:table-cell office:value-type="float" office:value="83.40835172413793" table:formula="of:=AVERAGE([.C14:.AE14])" table:style-name="ce1">
            <text:p>83.4083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83.464600000000004" table:style-name="ce1">
            <text:p>83.4646</text:p>
          </table:table-cell>
          <table:table-cell office:value-type="float" office:value="83.316999999999993" table:style-name="ce1">
            <text:p>83.317</text:p>
          </table:table-cell>
          <table:table-cell office:value-type="float" office:value="83.157200000000003" table:style-name="ce1">
            <text:p>83.1572</text:p>
          </table:table-cell>
          <table:table-cell office:value-type="float" office:value="83.049800000000005" table:style-name="ce1">
            <text:p>83.0498</text:p>
          </table:table-cell>
          <table:table-cell office:value-type="float" office:value="82.8934" table:style-name="ce1">
            <text:p>82.8934</text:p>
          </table:table-cell>
          <table:table-cell office:value-type="float" office:value="83.383799999999994" table:style-name="ce1">
            <text:p>83.3838</text:p>
          </table:table-cell>
          <table:table-cell office:value-type="float" office:value="83.046800000000005" table:style-name="ce1">
            <text:p>83.0468</text:p>
          </table:table-cell>
          <table:table-cell office:value-type="float" office:value="83.085499999999996" table:style-name="ce1">
            <text:p>83.0855</text:p>
          </table:table-cell>
          <table:table-cell office:value-type="float" office:value="82.524299999999997" table:style-name="ce1">
            <text:p>82.5243</text:p>
          </table:table-cell>
          <table:table-cell office:value-type="float" office:value="82.846900000000005" table:style-name="ce1">
            <text:p>82.8469</text:p>
          </table:table-cell>
          <table:table-cell office:value-type="float" office:value="82.699100000000001" table:style-name="ce1">
            <text:p>82.6991</text:p>
          </table:table-cell>
          <table:table-cell office:value-type="float" office:value="83.360399999999998" table:style-name="ce1">
            <text:p>83.3604</text:p>
          </table:table-cell>
          <table:table-cell office:value-type="float" office:value="83.188500000000005" table:style-name="ce1">
            <text:p>83.1885</text:p>
          </table:table-cell>
          <table:table-cell office:value-type="float" office:value="83.252600000000001" table:style-name="ce1">
            <text:p>83.2526</text:p>
          </table:table-cell>
          <table:table-cell office:value-type="float" office:value="84.724800000000002" table:style-name="ce1">
            <text:p>84.7248</text:p>
          </table:table-cell>
          <table:table-cell office:value-type="float" office:value="82.3917" table:style-name="ce1">
            <text:p>82.3917</text:p>
          </table:table-cell>
          <table:table-cell office:value-type="float" office:value="83.772000000000006" table:style-name="ce1">
            <text:p>83.772</text:p>
          </table:table-cell>
          <table:table-cell office:value-type="float" office:value="83.802999999999997" table:style-name="ce1">
            <text:p>83.803</text:p>
          </table:table-cell>
          <table:table-cell office:value-type="float" office:value="82.365899999999996" table:style-name="ce1">
            <text:p>82.3659</text:p>
          </table:table-cell>
          <table:table-cell office:value-type="float" office:value="82.739800000000002" table:style-name="ce1">
            <text:p>82.7398</text:p>
          </table:table-cell>
          <table:table-cell office:value-type="float" office:value="84.06" table:style-name="ce1">
            <text:p>84.06</text:p>
          </table:table-cell>
          <table:table-cell office:value-type="float" office:value="83.213999999999999" table:style-name="ce1">
            <text:p>83.214</text:p>
          </table:table-cell>
          <table:table-cell office:value-type="float" office:value="83.613600000000005" table:style-name="ce1">
            <text:p>83.6136</text:p>
          </table:table-cell>
          <table:table-cell office:value-type="float" office:value="83.103300000000004" table:style-name="ce1">
            <text:p>83.1033</text:p>
          </table:table-cell>
          <table:table-cell office:value-type="float" office:value="85.160700000000006" table:style-name="ce1">
            <text:p>85.1607</text:p>
          </table:table-cell>
          <table:table-cell office:value-type="float" office:value="82.429699999999997" table:style-name="ce1">
            <text:p>82.4297</text:p>
          </table:table-cell>
          <table:table-cell office:value-type="float" office:value="82.140199999999993" table:style-name="ce1">
            <text:p>82.1402</text:p>
          </table:table-cell>
          <table:table-cell office:value-type="float" office:value="82.349500000000006" table:style-name="ce1">
            <text:p>82.3495</text:p>
          </table:table-cell>
          <table:table-cell office:value-type="float" office:value="83.071700000000007" table:style-name="ce1">
            <text:p>83.0717</text:p>
          </table:table-cell>
          <table:table-cell office:value-type="float" office:value="83.327600000000004" table:style-name="ce1">
            <text:p>83.3276</text:p>
          </table:table-cell>
          <table:table-cell table:style-name="ce1"/>
          <table:table-cell office:value-type="float" office:value="83.174924137931015" table:formula="of:=AVERAGE([.C15:.AE15])" table:style-name="ce1">
            <text:p>83.1749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82.337500000000006" table:style-name="ce1">
            <text:p>82.3375</text:p>
          </table:table-cell>
          <table:table-cell office:value-type="float" office:value="83.076099999999997" table:style-name="ce1">
            <text:p>83.0761</text:p>
          </table:table-cell>
          <table:table-cell office:value-type="float" office:value="82.819100000000006" table:style-name="ce1">
            <text:p>82.8191</text:p>
          </table:table-cell>
          <table:table-cell office:value-type="float" office:value="82.554699999999997" table:style-name="ce1">
            <text:p>82.5547</text:p>
          </table:table-cell>
          <table:table-cell office:value-type="float" office:value="82.908699999999996" table:style-name="ce1">
            <text:p>82.9087</text:p>
          </table:table-cell>
          <table:table-cell office:value-type="float" office:value="83.606300000000005" table:style-name="ce1">
            <text:p>83.6063</text:p>
          </table:table-cell>
          <table:table-cell office:value-type="float" office:value="86.738900000000001" table:style-name="ce1">
            <text:p>86.7389</text:p>
          </table:table-cell>
          <table:table-cell office:value-type="float" office:value="83.161299999999997" table:style-name="ce1">
            <text:p>83.1613</text:p>
          </table:table-cell>
          <table:table-cell office:value-type="float" office:value="82.561499999999995" table:style-name="ce1">
            <text:p>82.5615</text:p>
          </table:table-cell>
          <table:table-cell office:value-type="float" office:value="82.809399999999997" table:style-name="ce1">
            <text:p>82.8094</text:p>
          </table:table-cell>
          <table:table-cell office:value-type="float" office:value="83.441999999999993" table:style-name="ce1">
            <text:p>83.442</text:p>
          </table:table-cell>
          <table:table-cell office:value-type="float" office:value="84.384399999999999" table:style-name="ce1">
            <text:p>84.3844</text:p>
          </table:table-cell>
          <table:table-cell office:value-type="float" office:value="83.653400000000005" table:style-name="ce1">
            <text:p>83.6534</text:p>
          </table:table-cell>
          <table:table-cell office:value-type="float" office:value="82.925600000000003" table:style-name="ce1">
            <text:p>82.9256</text:p>
          </table:table-cell>
          <table:table-cell office:value-type="float" office:value="82.535399999999996" table:style-name="ce1">
            <text:p>82.5354</text:p>
          </table:table-cell>
          <table:table-cell office:value-type="float" office:value="83.022499999999994" table:style-name="ce1">
            <text:p>83.0225</text:p>
          </table:table-cell>
          <table:table-cell office:value-type="float" office:value="84.300899999999999" table:style-name="ce1">
            <text:p>84.3009</text:p>
          </table:table-cell>
          <table:table-cell office:value-type="float" office:value="82.680300000000003" table:style-name="ce1">
            <text:p>82.6803</text:p>
          </table:table-cell>
          <table:table-cell office:value-type="float" office:value="83.087199999999996" table:style-name="ce1">
            <text:p>83.0872</text:p>
          </table:table-cell>
          <table:table-cell office:value-type="float" office:value="82.770200000000003" table:style-name="ce1">
            <text:p>82.7702</text:p>
          </table:table-cell>
          <table:table-cell office:value-type="float" office:value="82.683300000000003" table:style-name="ce1">
            <text:p>82.6833</text:p>
          </table:table-cell>
          <table:table-cell office:value-type="float" office:value="83.483000000000004" table:style-name="ce1">
            <text:p>83.483</text:p>
          </table:table-cell>
          <table:table-cell office:value-type="float" office:value="83.131699999999995" table:style-name="ce1">
            <text:p>83.1317</text:p>
          </table:table-cell>
          <table:table-cell office:value-type="float" office:value="83.796000000000006" table:style-name="ce1">
            <text:p>83.796</text:p>
          </table:table-cell>
          <table:table-cell office:value-type="float" office:value="82.907499999999999" table:style-name="ce1">
            <text:p>82.9075</text:p>
          </table:table-cell>
          <table:table-cell office:value-type="float" office:value="82.715999999999994" table:style-name="ce1">
            <text:p>82.716</text:p>
          </table:table-cell>
          <table:table-cell office:value-type="float" office:value="83.436499999999995" table:style-name="ce1">
            <text:p>83.4365</text:p>
          </table:table-cell>
          <table:table-cell office:value-type="float" office:value="82.660399999999996" table:style-name="ce1">
            <text:p>82.6604</text:p>
          </table:table-cell>
          <table:table-cell office:value-type="float" office:value="82.9054" table:style-name="ce1">
            <text:p>82.9054</text:p>
          </table:table-cell>
          <table:table-cell office:value-type="float" office:value="84.050399999999996" table:style-name="ce1">
            <text:p>84.0504</text:p>
          </table:table-cell>
          <table:table-cell table:style-name="ce1"/>
          <table:table-cell office:value-type="float" office:value="83.269244827586192" table:formula="of:=AVERAGE([.C16:.AE16])" table:style-name="ce1">
            <text:p>83.26924483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2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2">
            <text:p>1 thread(s)</text:p>
          </table:table-cell>
          <table:table-cell office:value-type="float" office:value="97.197100000000006" table:style-name="ce1">
            <text:p>97.1971</text:p>
          </table:table-cell>
          <table:table-cell office:value-type="float" office:value="96.260599999999997" table:style-name="ce1">
            <text:p>96.2606</text:p>
          </table:table-cell>
          <table:table-cell office:value-type="float" office:value="96.113600000000005" table:style-name="ce1">
            <text:p>96.1136</text:p>
          </table:table-cell>
          <table:table-cell office:value-type="float" office:value="95.902900000000002" table:style-name="ce1">
            <text:p>95.9029</text:p>
          </table:table-cell>
          <table:table-cell office:value-type="float" office:value="95.872699999999995" table:style-name="ce1">
            <text:p>95.8727</text:p>
          </table:table-cell>
          <table:table-cell office:value-type="float" office:value="95.544799999999995" table:style-name="ce1">
            <text:p>95.5448</text:p>
          </table:table-cell>
          <table:table-cell office:value-type="float" office:value="95.634100000000004" table:style-name="ce1">
            <text:p>95.6341</text:p>
          </table:table-cell>
          <table:table-cell office:value-type="float" office:value="95.772900000000007" table:style-name="ce1">
            <text:p>95.7729</text:p>
          </table:table-cell>
          <table:table-cell office:value-type="float" office:value="95.215199999999996" table:style-name="ce1">
            <text:p>95.2152</text:p>
          </table:table-cell>
          <table:table-cell office:value-type="float" office:value="96.218100000000007" table:style-name="ce1">
            <text:p>96.2181</text:p>
          </table:table-cell>
          <table:table-cell office:value-type="float" office:value="95.308599999999998" table:style-name="ce1">
            <text:p>95.3086</text:p>
          </table:table-cell>
          <table:table-cell office:value-type="float" office:value="95.942400000000006" table:style-name="ce1">
            <text:p>95.9424</text:p>
          </table:table-cell>
          <table:table-cell office:value-type="float" office:value="95.606899999999996" table:style-name="ce1">
            <text:p>95.6069</text:p>
          </table:table-cell>
          <table:table-cell office:value-type="float" office:value="96.532799999999995" table:style-name="ce1">
            <text:p>96.5328</text:p>
          </table:table-cell>
          <table:table-cell office:value-type="float" office:value="95.845200000000006" table:style-name="ce1">
            <text:p>95.8452</text:p>
          </table:table-cell>
          <table:table-cell office:value-type="float" office:value="96.142600000000002" table:style-name="ce1">
            <text:p>96.1426</text:p>
          </table:table-cell>
          <table:table-cell office:value-type="float" office:value="99.972800000000007" table:style-name="ce1">
            <text:p>99.9728</text:p>
          </table:table-cell>
          <table:table-cell office:value-type="float" office:value="96.991900000000001" table:style-name="ce1">
            <text:p>96.9919</text:p>
          </table:table-cell>
          <table:table-cell office:value-type="float" office:value="95.152299999999997" table:style-name="ce1">
            <text:p>95.1523</text:p>
          </table:table-cell>
          <table:table-cell office:value-type="float" office:value="96.158699999999996" table:style-name="ce1">
            <text:p>96.1587</text:p>
          </table:table-cell>
          <table:table-cell office:value-type="float" office:value="95.278999999999996" table:style-name="ce1">
            <text:p>95.279</text:p>
          </table:table-cell>
          <table:table-cell office:value-type="float" office:value="96.218699999999998" table:style-name="ce1">
            <text:p>96.2187</text:p>
          </table:table-cell>
          <table:table-cell office:value-type="float" office:value="95.226600000000005" table:style-name="ce1">
            <text:p>95.2266</text:p>
          </table:table-cell>
          <table:table-cell office:value-type="float" office:value="96.207599999999999" table:style-name="ce1">
            <text:p>96.2076</text:p>
          </table:table-cell>
          <table:table-cell office:value-type="float" office:value="96.197900000000004" table:style-name="ce1">
            <text:p>96.1979</text:p>
          </table:table-cell>
          <table:table-cell office:value-type="float" office:value="96.034300000000002" table:style-name="ce1">
            <text:p>96.0343</text:p>
          </table:table-cell>
          <table:table-cell office:value-type="float" office:value="95.087299999999999" table:style-name="ce1">
            <text:p>95.0873</text:p>
          </table:table-cell>
          <table:table-cell office:value-type="float" office:value="95.917199999999994" table:style-name="ce1">
            <text:p>95.9172</text:p>
          </table:table-cell>
          <table:table-cell office:value-type="float" office:value="95.534899999999993" table:style-name="ce1">
            <text:p>95.5349</text:p>
          </table:table-cell>
          <table:table-cell office:value-type="float" office:value="95.963200000000001" table:style-name="ce1">
            <text:p>95.9632</text:p>
          </table:table-cell>
          <table:table-cell table:style-name="ce1"/>
          <table:table-cell office:value-type="float" office:value="95.995027586206902" table:formula="of:=AVERAGE([.C2:.AE2])" table:style-name="ce1">
            <text:p>95.9950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2 thread(s)</text:p>
          </table:table-cell>
          <table:table-cell office:value-type="float" office:value="98.9482" table:style-name="ce1">
            <text:p>98.9482</text:p>
          </table:table-cell>
          <table:table-cell office:value-type="float" office:value="85.973399999999998" table:style-name="ce1">
            <text:p>85.9734</text:p>
          </table:table-cell>
          <table:table-cell office:value-type="float" office:value="85.884699999999995" table:style-name="ce1">
            <text:p>85.8847</text:p>
          </table:table-cell>
          <table:table-cell office:value-type="float" office:value="86.101600000000005" table:style-name="ce1">
            <text:p>86.1016</text:p>
          </table:table-cell>
          <table:table-cell office:value-type="float" office:value="86.065899999999999" table:style-name="ce1">
            <text:p>86.0659</text:p>
          </table:table-cell>
          <table:table-cell office:value-type="float" office:value="87.989500000000007" table:style-name="ce1">
            <text:p>87.9895</text:p>
          </table:table-cell>
          <table:table-cell office:value-type="float" office:value="85.766099999999994" table:style-name="ce1">
            <text:p>85.7661</text:p>
          </table:table-cell>
          <table:table-cell office:value-type="float" office:value="86.069699999999997" table:style-name="ce1">
            <text:p>86.0697</text:p>
          </table:table-cell>
          <table:table-cell office:value-type="float" office:value="85.9011" table:style-name="ce1">
            <text:p>85.9011</text:p>
          </table:table-cell>
          <table:table-cell office:value-type="float" office:value="86.264899999999997" table:style-name="ce1">
            <text:p>86.2649</text:p>
          </table:table-cell>
          <table:table-cell office:value-type="float" office:value="86.275499999999994" table:style-name="ce1">
            <text:p>86.2755</text:p>
          </table:table-cell>
          <table:table-cell office:value-type="float" office:value="87.499700000000004" table:style-name="ce1">
            <text:p>87.4997</text:p>
          </table:table-cell>
          <table:table-cell office:value-type="float" office:value="87.314999999999998" table:style-name="ce1">
            <text:p>87.315</text:p>
          </table:table-cell>
          <table:table-cell office:value-type="float" office:value="86.675899999999999" table:style-name="ce1">
            <text:p>86.6759</text:p>
          </table:table-cell>
          <table:table-cell office:value-type="float" office:value="86.000900000000001" table:style-name="ce1">
            <text:p>86.0009</text:p>
          </table:table-cell>
          <table:table-cell office:value-type="float" office:value="86.737700000000004" table:style-name="ce1">
            <text:p>86.7377</text:p>
          </table:table-cell>
          <table:table-cell office:value-type="float" office:value="86.440600000000003" table:style-name="ce1">
            <text:p>86.4406</text:p>
          </table:table-cell>
          <table:table-cell office:value-type="float" office:value="87.133799999999994" table:style-name="ce1">
            <text:p>87.1338</text:p>
          </table:table-cell>
          <table:table-cell office:value-type="float" office:value="86.475700000000003" table:style-name="ce1">
            <text:p>86.4757</text:p>
          </table:table-cell>
          <table:table-cell office:value-type="float" office:value="86.381699999999995" table:style-name="ce1">
            <text:p>86.3817</text:p>
          </table:table-cell>
          <table:table-cell office:value-type="float" office:value="86.743899999999996" table:style-name="ce1">
            <text:p>86.7439</text:p>
          </table:table-cell>
          <table:table-cell office:value-type="float" office:value="86.923599999999993" table:style-name="ce1">
            <text:p>86.9236</text:p>
          </table:table-cell>
          <table:table-cell office:value-type="float" office:value="86.380600000000001" table:style-name="ce1">
            <text:p>86.3806</text:p>
          </table:table-cell>
          <table:table-cell office:value-type="float" office:value="86.934100000000001" table:style-name="ce1">
            <text:p>86.9341</text:p>
          </table:table-cell>
          <table:table-cell office:value-type="float" office:value="86.518699999999995" table:style-name="ce1">
            <text:p>86.5187</text:p>
          </table:table-cell>
          <table:table-cell office:value-type="float" office:value="86.624700000000004" table:style-name="ce1">
            <text:p>86.6247</text:p>
          </table:table-cell>
          <table:table-cell office:value-type="float" office:value="86.904300000000006" table:style-name="ce1">
            <text:p>86.9043</text:p>
          </table:table-cell>
          <table:table-cell office:value-type="float" office:value="87.218100000000007" table:style-name="ce1">
            <text:p>87.2181</text:p>
          </table:table-cell>
          <table:table-cell office:value-type="float" office:value="91.605099999999993" table:style-name="ce1">
            <text:p>91.6051</text:p>
          </table:table-cell>
          <table:table-cell office:value-type="float" office:value="86.308899999999994" table:style-name="ce1">
            <text:p>86.3089</text:p>
          </table:table-cell>
          <table:table-cell table:style-name="ce1"/>
          <table:table-cell office:value-type="float" office:value="86.728117241379294" table:formula="of:=AVERAGE([.C3:.AE3])" table:style-name="ce1">
            <text:p>86.7281172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3 thread(s)</text:p>
          </table:table-cell>
          <table:table-cell office:value-type="float" office:value="83.652199999999993" table:style-name="ce1">
            <text:p>83.6522</text:p>
          </table:table-cell>
          <table:table-cell office:value-type="float" office:value="83.748000000000005" table:style-name="ce1">
            <text:p>83.748</text:p>
          </table:table-cell>
          <table:table-cell office:value-type="float" office:value="83.061199999999999" table:style-name="ce1">
            <text:p>83.0612</text:p>
          </table:table-cell>
          <table:table-cell office:value-type="float" office:value="83.069100000000006" table:style-name="ce1">
            <text:p>83.0691</text:p>
          </table:table-cell>
          <table:table-cell office:value-type="float" office:value="83.854500000000002" table:style-name="ce1">
            <text:p>83.8545</text:p>
          </table:table-cell>
          <table:table-cell office:value-type="float" office:value="83.238600000000005" table:style-name="ce1">
            <text:p>83.2386</text:p>
          </table:table-cell>
          <table:table-cell office:value-type="float" office:value="83.054199999999994" table:style-name="ce1">
            <text:p>83.0542</text:p>
          </table:table-cell>
          <table:table-cell office:value-type="float" office:value="83.271100000000004" table:style-name="ce1">
            <text:p>83.2711</text:p>
          </table:table-cell>
          <table:table-cell office:value-type="float" office:value="82.661299999999997" table:style-name="ce1">
            <text:p>82.6613</text:p>
          </table:table-cell>
          <table:table-cell office:value-type="float" office:value="83.461699999999993" table:style-name="ce1">
            <text:p>83.4617</text:p>
          </table:table-cell>
          <table:table-cell office:value-type="float" office:value="83.697299999999998" table:style-name="ce1">
            <text:p>83.6973</text:p>
          </table:table-cell>
          <table:table-cell office:value-type="float" office:value="82.782499999999999" table:style-name="ce1">
            <text:p>82.7825</text:p>
          </table:table-cell>
          <table:table-cell office:value-type="float" office:value="84.279600000000002" table:style-name="ce1">
            <text:p>84.2796</text:p>
          </table:table-cell>
          <table:table-cell office:value-type="float" office:value="83.347200000000001" table:style-name="ce1">
            <text:p>83.3472</text:p>
          </table:table-cell>
          <table:table-cell office:value-type="float" office:value="83.440600000000003" table:style-name="ce1">
            <text:p>83.4406</text:p>
          </table:table-cell>
          <table:table-cell office:value-type="float" office:value="83.927099999999996" table:style-name="ce1">
            <text:p>83.9271</text:p>
          </table:table-cell>
          <table:table-cell office:value-type="float" office:value="82.792699999999996" table:style-name="ce1">
            <text:p>82.7927</text:p>
          </table:table-cell>
          <table:table-cell office:value-type="float" office:value="83.014300000000006" table:style-name="ce1">
            <text:p>83.0143</text:p>
          </table:table-cell>
          <table:table-cell office:value-type="float" office:value="84.233000000000004" table:style-name="ce1">
            <text:p>84.233</text:p>
          </table:table-cell>
          <table:table-cell office:value-type="float" office:value="82.9435" table:style-name="ce1">
            <text:p>82.9435</text:p>
          </table:table-cell>
          <table:table-cell office:value-type="float" office:value="83.017600000000002" table:style-name="ce1">
            <text:p>83.0176</text:p>
          </table:table-cell>
          <table:table-cell office:value-type="float" office:value="82.825199999999995" table:style-name="ce1">
            <text:p>82.8252</text:p>
          </table:table-cell>
          <table:table-cell office:value-type="float" office:value="83.044799999999995" table:style-name="ce1">
            <text:p>83.0448</text:p>
          </table:table-cell>
          <table:table-cell office:value-type="float" office:value="83.452600000000004" table:style-name="ce1">
            <text:p>83.4526</text:p>
          </table:table-cell>
          <table:table-cell office:value-type="float" office:value="83.970399999999998" table:style-name="ce1">
            <text:p>83.9704</text:p>
          </table:table-cell>
          <table:table-cell office:value-type="float" office:value="83.380899999999997" table:style-name="ce1">
            <text:p>83.3809</text:p>
          </table:table-cell>
          <table:table-cell office:value-type="float" office:value="83.631699999999995" table:style-name="ce1">
            <text:p>83.6317</text:p>
          </table:table-cell>
          <table:table-cell office:value-type="float" office:value="83.738900000000001" table:style-name="ce1">
            <text:p>83.7389</text:p>
          </table:table-cell>
          <table:table-cell office:value-type="float" office:value="84.885300000000001" table:style-name="ce1">
            <text:p>84.8853</text:p>
          </table:table-cell>
          <table:table-cell office:value-type="float" office:value="83.471900000000005" table:style-name="ce1">
            <text:p>83.4719</text:p>
          </table:table-cell>
          <table:table-cell table:style-name="ce1"/>
          <table:table-cell office:value-type="float" office:value="83.424027586206861" table:formula="of:=AVERAGE([.C4:.AE4])" table:style-name="ce1">
            <text:p>83.4240275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4 thread(s)</text:p>
          </table:table-cell>
          <table:table-cell office:value-type="float" office:value="87.421300000000002" table:style-name="ce1">
            <text:p>87.4213</text:p>
          </table:table-cell>
          <table:table-cell office:value-type="float" office:value="90.387600000000006" table:style-name="ce1">
            <text:p>90.3876</text:p>
          </table:table-cell>
          <table:table-cell office:value-type="float" office:value="88.901399999999995" table:style-name="ce1">
            <text:p>88.9014</text:p>
          </table:table-cell>
          <table:table-cell office:value-type="float" office:value="89.567599999999999" table:style-name="ce1">
            <text:p>89.5676</text:p>
          </table:table-cell>
          <table:table-cell office:value-type="float" office:value="89.063500000000005" table:style-name="ce1">
            <text:p>89.0635</text:p>
          </table:table-cell>
          <table:table-cell office:value-type="float" office:value="86.878500000000003" table:style-name="ce1">
            <text:p>86.8785</text:p>
          </table:table-cell>
          <table:table-cell office:value-type="float" office:value="90.624700000000004" table:style-name="ce1">
            <text:p>90.6247</text:p>
          </table:table-cell>
          <table:table-cell office:value-type="float" office:value="88.824100000000001" table:style-name="ce1">
            <text:p>88.8241</text:p>
          </table:table-cell>
          <table:table-cell office:value-type="float" office:value="89.055899999999994" table:style-name="ce1">
            <text:p>89.0559</text:p>
          </table:table-cell>
          <table:table-cell office:value-type="float" office:value="89.558000000000007" table:style-name="ce1">
            <text:p>89.558</text:p>
          </table:table-cell>
          <table:table-cell office:value-type="float" office:value="89.586100000000002" table:style-name="ce1">
            <text:p>89.5861</text:p>
          </table:table-cell>
          <table:table-cell office:value-type="float" office:value="89.990099999999998" table:style-name="ce1">
            <text:p>89.9901</text:p>
          </table:table-cell>
          <table:table-cell office:value-type="float" office:value="89.829599999999999" table:style-name="ce1">
            <text:p>89.8296</text:p>
          </table:table-cell>
          <table:table-cell office:value-type="float" office:value="85.837500000000006" table:style-name="ce1">
            <text:p>85.8375</text:p>
          </table:table-cell>
          <table:table-cell office:value-type="float" office:value="85.875600000000006" table:style-name="ce1">
            <text:p>85.8756</text:p>
          </table:table-cell>
          <table:table-cell office:value-type="float" office:value="89.147599999999997" table:style-name="ce1">
            <text:p>89.1476</text:p>
          </table:table-cell>
          <table:table-cell office:value-type="float" office:value="90.040700000000001" table:style-name="ce1">
            <text:p>90.0407</text:p>
          </table:table-cell>
          <table:table-cell office:value-type="float" office:value="89.969899999999996" table:style-name="ce1">
            <text:p>89.9699</text:p>
          </table:table-cell>
          <table:table-cell office:value-type="float" office:value="90.208699999999993" table:style-name="ce1">
            <text:p>90.2087</text:p>
          </table:table-cell>
          <table:table-cell office:value-type="float" office:value="88.910700000000006" table:style-name="ce1">
            <text:p>88.9107</text:p>
          </table:table-cell>
          <table:table-cell office:value-type="float" office:value="85.880899999999997" table:style-name="ce1">
            <text:p>85.8809</text:p>
          </table:table-cell>
          <table:table-cell office:value-type="float" office:value="86.861000000000004" table:style-name="ce1">
            <text:p>86.861</text:p>
          </table:table-cell>
          <table:table-cell office:value-type="float" office:value="87.7286" table:style-name="ce1">
            <text:p>87.7286</text:p>
          </table:table-cell>
          <table:table-cell office:value-type="float" office:value="103.504" table:style-name="ce1">
            <text:p>103.504</text:p>
          </table:table-cell>
          <table:table-cell office:value-type="float" office:value="85.211100000000002" table:style-name="ce1">
            <text:p>85.2111</text:p>
          </table:table-cell>
          <table:table-cell office:value-type="float" office:value="87.225099999999998" table:style-name="ce1">
            <text:p>87.2251</text:p>
          </table:table-cell>
          <table:table-cell office:value-type="float" office:value="88.905199999999994" table:style-name="ce1">
            <text:p>88.9052</text:p>
          </table:table-cell>
          <table:table-cell office:value-type="float" office:value="89.123800000000003" table:style-name="ce1">
            <text:p>89.1238</text:p>
          </table:table-cell>
          <table:table-cell office:value-type="float" office:value="89.749700000000004" table:style-name="ce1">
            <text:p>89.7497</text:p>
          </table:table-cell>
          <table:table-cell office:value-type="float" office:value="89.655799999999999" table:style-name="ce1">
            <text:p>89.6558</text:p>
          </table:table-cell>
          <table:table-cell table:style-name="ce1"/>
          <table:table-cell office:value-type="float" office:value="89.17596551724138" table:formula="of:=AVERAGE([.C5:.AE5])" table:style-name="ce1">
            <text:p>89.1759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5 thread(s)</text:p>
          </table:table-cell>
          <table:table-cell office:value-type="float" office:value="88.313000000000002" table:style-name="ce1">
            <text:p>88.313</text:p>
          </table:table-cell>
          <table:table-cell office:value-type="float" office:value="84.929699999999997" table:style-name="ce1">
            <text:p>84.9297</text:p>
          </table:table-cell>
          <table:table-cell office:value-type="float" office:value="84.491200000000006" table:style-name="ce1">
            <text:p>84.4912</text:p>
          </table:table-cell>
          <table:table-cell office:value-type="float" office:value="84.818200000000004" table:style-name="ce1">
            <text:p>84.8182</text:p>
          </table:table-cell>
          <table:table-cell office:value-type="float" office:value="84.94" table:style-name="ce1">
            <text:p>84.94</text:p>
          </table:table-cell>
          <table:table-cell office:value-type="float" office:value="84.5334" table:style-name="ce1">
            <text:p>84.5334</text:p>
          </table:table-cell>
          <table:table-cell office:value-type="float" office:value="84.541899999999998" table:style-name="ce1">
            <text:p>84.5419</text:p>
          </table:table-cell>
          <table:table-cell office:value-type="float" office:value="86.4148" table:style-name="ce1">
            <text:p>86.4148</text:p>
          </table:table-cell>
          <table:table-cell office:value-type="float" office:value="87.368600000000001" table:style-name="ce1">
            <text:p>87.3686</text:p>
          </table:table-cell>
          <table:table-cell office:value-type="float" office:value="91.606899999999996" table:style-name="ce1">
            <text:p>91.6069</text:p>
          </table:table-cell>
          <table:table-cell office:value-type="float" office:value="85.534300000000002" table:style-name="ce1">
            <text:p>85.5343</text:p>
          </table:table-cell>
          <table:table-cell office:value-type="float" office:value="87.069699999999997" table:style-name="ce1">
            <text:p>87.0697</text:p>
          </table:table-cell>
          <table:table-cell office:value-type="float" office:value="84.752099999999999" table:style-name="ce1">
            <text:p>84.7521</text:p>
          </table:table-cell>
          <table:table-cell office:value-type="float" office:value="87.112700000000004" table:style-name="ce1">
            <text:p>87.1127</text:p>
          </table:table-cell>
          <table:table-cell office:value-type="float" office:value="84.628799999999998" table:style-name="ce1">
            <text:p>84.6288</text:p>
          </table:table-cell>
          <table:table-cell office:value-type="float" office:value="86.637900000000002" table:style-name="ce1">
            <text:p>86.6379</text:p>
          </table:table-cell>
          <table:table-cell office:value-type="float" office:value="87.075000000000003" table:style-name="ce1">
            <text:p>87.075</text:p>
          </table:table-cell>
          <table:table-cell office:value-type="float" office:value="86.618600000000001" table:style-name="ce1">
            <text:p>86.6186</text:p>
          </table:table-cell>
          <table:table-cell office:value-type="float" office:value="86.599199999999996" table:style-name="ce1">
            <text:p>86.5992</text:p>
          </table:table-cell>
          <table:table-cell office:value-type="float" office:value="86.279300000000006" table:style-name="ce1">
            <text:p>86.2793</text:p>
          </table:table-cell>
          <table:table-cell office:value-type="float" office:value="85.778999999999996" table:style-name="ce1">
            <text:p>85.779</text:p>
          </table:table-cell>
          <table:table-cell office:value-type="float" office:value="85.083100000000002" table:style-name="ce1">
            <text:p>85.0831</text:p>
          </table:table-cell>
          <table:table-cell office:value-type="float" office:value="84.845100000000002" table:style-name="ce1">
            <text:p>84.8451</text:p>
          </table:table-cell>
          <table:table-cell office:value-type="float" office:value="85.361199999999997" table:style-name="ce1">
            <text:p>85.3612</text:p>
          </table:table-cell>
          <table:table-cell office:value-type="float" office:value="86.800899999999999" table:style-name="ce1">
            <text:p>86.8009</text:p>
          </table:table-cell>
          <table:table-cell office:value-type="float" office:value="84.634100000000004" table:style-name="ce1">
            <text:p>84.6341</text:p>
          </table:table-cell>
          <table:table-cell office:value-type="float" office:value="85.210499999999996" table:style-name="ce1">
            <text:p>85.2105</text:p>
          </table:table-cell>
          <table:table-cell office:value-type="float" office:value="86.526399999999995" table:style-name="ce1">
            <text:p>86.5264</text:p>
          </table:table-cell>
          <table:table-cell office:value-type="float" office:value="85.012900000000002" table:style-name="ce1">
            <text:p>85.0129</text:p>
          </table:table-cell>
          <table:table-cell office:value-type="float" office:value="84.519300000000001" table:style-name="ce1">
            <text:p>84.5193</text:p>
          </table:table-cell>
          <table:table-cell table:style-name="ce1"/>
          <table:table-cell office:value-type="float" office:value="85.852579310344836" table:formula="of:=AVERAGE([.C6:.AE6])" table:style-name="ce1">
            <text:p>85.85257931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6 thread(s)</text:p>
          </table:table-cell>
          <table:table-cell office:value-type="float" office:value="86.415700000000001" table:style-name="ce1">
            <text:p>86.4157</text:p>
          </table:table-cell>
          <table:table-cell office:value-type="float" office:value="86.507900000000006" table:style-name="ce1">
            <text:p>86.5079</text:p>
          </table:table-cell>
          <table:table-cell office:value-type="float" office:value="85.917500000000004" table:style-name="ce1">
            <text:p>85.9175</text:p>
          </table:table-cell>
          <table:table-cell office:value-type="float" office:value="86.882000000000005" table:style-name="ce1">
            <text:p>86.882</text:p>
          </table:table-cell>
          <table:table-cell office:value-type="float" office:value="86.762600000000006" table:style-name="ce1">
            <text:p>86.7626</text:p>
          </table:table-cell>
          <table:table-cell office:value-type="float" office:value="86.2" table:style-name="ce1">
            <text:p>86.2</text:p>
          </table:table-cell>
          <table:table-cell office:value-type="float" office:value="86.125900000000001" table:style-name="ce1">
            <text:p>86.1259</text:p>
          </table:table-cell>
          <table:table-cell office:value-type="float" office:value="86.147300000000001" table:style-name="ce1">
            <text:p>86.1473</text:p>
          </table:table-cell>
          <table:table-cell office:value-type="float" office:value="86.69" table:style-name="ce1">
            <text:p>86.69</text:p>
          </table:table-cell>
          <table:table-cell office:value-type="float" office:value="86.782799999999995" table:style-name="ce1">
            <text:p>86.7828</text:p>
          </table:table-cell>
          <table:table-cell office:value-type="float" office:value="86.604200000000006" table:style-name="ce1">
            <text:p>86.6042</text:p>
          </table:table-cell>
          <table:table-cell office:value-type="float" office:value="85.738" table:style-name="ce1">
            <text:p>85.738</text:p>
          </table:table-cell>
          <table:table-cell office:value-type="float" office:value="86.096299999999999" table:style-name="ce1">
            <text:p>86.0963</text:p>
          </table:table-cell>
          <table:table-cell office:value-type="float" office:value="85.634399999999999" table:style-name="ce1">
            <text:p>85.6344</text:p>
          </table:table-cell>
          <table:table-cell office:value-type="float" office:value="86.662800000000004" table:style-name="ce1">
            <text:p>86.6628</text:p>
          </table:table-cell>
          <table:table-cell office:value-type="float" office:value="85.687100000000001" table:style-name="ce1">
            <text:p>85.6871</text:p>
          </table:table-cell>
          <table:table-cell office:value-type="float" office:value="86.190299999999993" table:style-name="ce1">
            <text:p>86.1903</text:p>
          </table:table-cell>
          <table:table-cell office:value-type="float" office:value="86.103099999999998" table:style-name="ce1">
            <text:p>86.1031</text:p>
          </table:table-cell>
          <table:table-cell office:value-type="float" office:value="86.435299999999998" table:style-name="ce1">
            <text:p>86.4353</text:p>
          </table:table-cell>
          <table:table-cell office:value-type="float" office:value="85.730400000000003" table:style-name="ce1">
            <text:p>85.7304</text:p>
          </table:table-cell>
          <table:table-cell office:value-type="float" office:value="86.522800000000004" table:style-name="ce1">
            <text:p>86.5228</text:p>
          </table:table-cell>
          <table:table-cell office:value-type="float" office:value="86.6601" table:style-name="ce1">
            <text:p>86.6601</text:p>
          </table:table-cell>
          <table:table-cell office:value-type="float" office:value="86.6721" table:style-name="ce1">
            <text:p>86.6721</text:p>
          </table:table-cell>
          <table:table-cell office:value-type="float" office:value="90.102199999999996" table:style-name="ce1">
            <text:p>90.1022</text:p>
          </table:table-cell>
          <table:table-cell office:value-type="float" office:value="86.213399999999993" table:style-name="ce1">
            <text:p>86.2134</text:p>
          </table:table-cell>
          <table:table-cell office:value-type="float" office:value="86.132900000000006" table:style-name="ce1">
            <text:p>86.1329</text:p>
          </table:table-cell>
          <table:table-cell office:value-type="float" office:value="86.560599999999994" table:style-name="ce1">
            <text:p>86.5606</text:p>
          </table:table-cell>
          <table:table-cell office:value-type="float" office:value="86.604799999999997" table:style-name="ce1">
            <text:p>86.6048</text:p>
          </table:table-cell>
          <table:table-cell office:value-type="float" office:value="87.168000000000006" table:style-name="ce1">
            <text:p>87.168</text:p>
          </table:table-cell>
          <table:table-cell office:value-type="float" office:value="86.633200000000002" table:style-name="ce1">
            <text:p>86.6332</text:p>
          </table:table-cell>
          <table:table-cell table:style-name="ce1"/>
          <table:table-cell office:value-type="float" office:value="86.488551724137935" table:formula="of:=AVERAGE([.C7:.AE7])" table:style-name="ce1">
            <text:p>86.4885517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7 thread(s)</text:p>
          </table:table-cell>
          <table:table-cell office:value-type="float" office:value="83.554699999999997" table:style-name="ce1">
            <text:p>83.5547</text:p>
          </table:table-cell>
          <table:table-cell office:value-type="float" office:value="83.523099999999999" table:style-name="ce1">
            <text:p>83.5231</text:p>
          </table:table-cell>
          <table:table-cell office:value-type="float" office:value="83.945800000000006" table:style-name="ce1">
            <text:p>83.9458</text:p>
          </table:table-cell>
          <table:table-cell office:value-type="float" office:value="84.094899999999996" table:style-name="ce1">
            <text:p>84.0949</text:p>
          </table:table-cell>
          <table:table-cell office:value-type="float" office:value="84.649299999999997" table:style-name="ce1">
            <text:p>84.6493</text:p>
          </table:table-cell>
          <table:table-cell office:value-type="float" office:value="84.358900000000006" table:style-name="ce1">
            <text:p>84.3589</text:p>
          </table:table-cell>
          <table:table-cell office:value-type="float" office:value="84.412199999999999" table:style-name="ce1">
            <text:p>84.4122</text:p>
          </table:table-cell>
          <table:table-cell office:value-type="float" office:value="84.326999999999998" table:style-name="ce1">
            <text:p>84.327</text:p>
          </table:table-cell>
          <table:table-cell office:value-type="float" office:value="85.1203" table:style-name="ce1">
            <text:p>85.1203</text:p>
          </table:table-cell>
          <table:table-cell office:value-type="float" office:value="83.944100000000006" table:style-name="ce1">
            <text:p>83.9441</text:p>
          </table:table-cell>
          <table:table-cell office:value-type="float" office:value="84.390500000000003" table:style-name="ce1">
            <text:p>84.3905</text:p>
          </table:table-cell>
          <table:table-cell office:value-type="float" office:value="83.922700000000006" table:style-name="ce1">
            <text:p>83.9227</text:p>
          </table:table-cell>
          <table:table-cell office:value-type="float" office:value="83.712800000000001" table:style-name="ce1">
            <text:p>83.7128</text:p>
          </table:table-cell>
          <table:table-cell office:value-type="float" office:value="84.488900000000001" table:style-name="ce1">
            <text:p>84.4889</text:p>
          </table:table-cell>
          <table:table-cell office:value-type="float" office:value="84.389600000000002" table:style-name="ce1">
            <text:p>84.3896</text:p>
          </table:table-cell>
          <table:table-cell office:value-type="float" office:value="83.877600000000001" table:style-name="ce1">
            <text:p>83.8776</text:p>
          </table:table-cell>
          <table:table-cell office:value-type="float" office:value="84.256399999999999" table:style-name="ce1">
            <text:p>84.2564</text:p>
          </table:table-cell>
          <table:table-cell office:value-type="float" office:value="84.321100000000001" table:style-name="ce1">
            <text:p>84.3211</text:p>
          </table:table-cell>
          <table:table-cell office:value-type="float" office:value="84.096900000000005" table:style-name="ce1">
            <text:p>84.0969</text:p>
          </table:table-cell>
          <table:table-cell office:value-type="float" office:value="83.376499999999993" table:style-name="ce1">
            <text:p>83.3765</text:p>
          </table:table-cell>
          <table:table-cell office:value-type="float" office:value="84.810900000000004" table:style-name="ce1">
            <text:p>84.8109</text:p>
          </table:table-cell>
          <table:table-cell office:value-type="float" office:value="83.706400000000002" table:style-name="ce1">
            <text:p>83.7064</text:p>
          </table:table-cell>
          <table:table-cell office:value-type="float" office:value="82.834900000000005" table:style-name="ce1">
            <text:p>82.8349</text:p>
          </table:table-cell>
          <table:table-cell office:value-type="float" office:value="84.935299999999998" table:style-name="ce1">
            <text:p>84.9353</text:p>
          </table:table-cell>
          <table:table-cell office:value-type="float" office:value="84.252099999999999" table:style-name="ce1">
            <text:p>84.2521</text:p>
          </table:table-cell>
          <table:table-cell office:value-type="float" office:value="84.6601" table:style-name="ce1">
            <text:p>84.6601</text:p>
          </table:table-cell>
          <table:table-cell office:value-type="float" office:value="84.9529" table:style-name="ce1">
            <text:p>84.9529</text:p>
          </table:table-cell>
          <table:table-cell office:value-type="float" office:value="84.252300000000005" table:style-name="ce1">
            <text:p>84.2523</text:p>
          </table:table-cell>
          <table:table-cell office:value-type="float" office:value="83.837199999999996" table:style-name="ce1">
            <text:p>83.8372</text:p>
          </table:table-cell>
          <table:table-cell office:value-type="float" office:value="85.389899999999997" table:style-name="ce1">
            <text:p>85.3899</text:p>
          </table:table-cell>
          <table:table-cell table:style-name="ce1"/>
          <table:table-cell office:value-type="float" office:value="84.235882758620704" table:formula="of:=AVERAGE([.C8:.AE8])" table:style-name="ce1">
            <text:p>84.23588276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8 thread(s)</text:p>
          </table:table-cell>
          <table:table-cell office:value-type="float" office:value="84.410399999999996" table:style-name="ce1">
            <text:p>84.4104</text:p>
          </table:table-cell>
          <table:table-cell office:value-type="float" office:value="85.666600000000003" table:style-name="ce1">
            <text:p>85.6666</text:p>
          </table:table-cell>
          <table:table-cell office:value-type="float" office:value="84.215800000000002" table:style-name="ce1">
            <text:p>84.2158</text:p>
          </table:table-cell>
          <table:table-cell office:value-type="float" office:value="83.872399999999999" table:style-name="ce1">
            <text:p>83.8724</text:p>
          </table:table-cell>
          <table:table-cell office:value-type="float" office:value="84.050600000000003" table:style-name="ce1">
            <text:p>84.0506</text:p>
          </table:table-cell>
          <table:table-cell office:value-type="float" office:value="85.182699999999997" table:style-name="ce1">
            <text:p>85.1827</text:p>
          </table:table-cell>
          <table:table-cell office:value-type="float" office:value="84.507300000000001" table:style-name="ce1">
            <text:p>84.5073</text:p>
          </table:table-cell>
          <table:table-cell office:value-type="float" office:value="84.986500000000007" table:style-name="ce1">
            <text:p>84.9865</text:p>
          </table:table-cell>
          <table:table-cell office:value-type="float" office:value="85.121200000000002" table:style-name="ce1">
            <text:p>85.1212</text:p>
          </table:table-cell>
          <table:table-cell office:value-type="float" office:value="84.308300000000003" table:style-name="ce1">
            <text:p>84.3083</text:p>
          </table:table-cell>
          <table:table-cell office:value-type="float" office:value="84.003799999999998" table:style-name="ce1">
            <text:p>84.0038</text:p>
          </table:table-cell>
          <table:table-cell office:value-type="float" office:value="84.415999999999997" table:style-name="ce1">
            <text:p>84.416</text:p>
          </table:table-cell>
          <table:table-cell office:value-type="float" office:value="83.627600000000001" table:style-name="ce1">
            <text:p>83.6276</text:p>
          </table:table-cell>
          <table:table-cell office:value-type="float" office:value="84.325199999999995" table:style-name="ce1">
            <text:p>84.3252</text:p>
          </table:table-cell>
          <table:table-cell office:value-type="float" office:value="84.363299999999995" table:style-name="ce1">
            <text:p>84.3633</text:p>
          </table:table-cell>
          <table:table-cell office:value-type="float" office:value="83.7898" table:style-name="ce1">
            <text:p>83.7898</text:p>
          </table:table-cell>
          <table:table-cell office:value-type="float" office:value="83.696100000000001" table:style-name="ce1">
            <text:p>83.6961</text:p>
          </table:table-cell>
          <table:table-cell office:value-type="float" office:value="84.104200000000006" table:style-name="ce1">
            <text:p>84.1042</text:p>
          </table:table-cell>
          <table:table-cell office:value-type="float" office:value="83.735100000000003" table:style-name="ce1">
            <text:p>83.7351</text:p>
          </table:table-cell>
          <table:table-cell office:value-type="float" office:value="84.957599999999999" table:style-name="ce1">
            <text:p>84.9576</text:p>
          </table:table-cell>
          <table:table-cell office:value-type="float" office:value="84.528700000000001" table:style-name="ce1">
            <text:p>84.5287</text:p>
          </table:table-cell>
          <table:table-cell office:value-type="float" office:value="84.377300000000005" table:style-name="ce1">
            <text:p>84.3773</text:p>
          </table:table-cell>
          <table:table-cell office:value-type="float" office:value="84.196100000000001" table:style-name="ce1">
            <text:p>84.1961</text:p>
          </table:table-cell>
          <table:table-cell office:value-type="float" office:value="84.814400000000006" table:style-name="ce1">
            <text:p>84.8144</text:p>
          </table:table-cell>
          <table:table-cell office:value-type="float" office:value="84.850099999999998" table:style-name="ce1">
            <text:p>84.8501</text:p>
          </table:table-cell>
          <table:table-cell office:value-type="float" office:value="85.088399999999993" table:style-name="ce1">
            <text:p>85.0884</text:p>
          </table:table-cell>
          <table:table-cell office:value-type="float" office:value="84.317599999999999" table:style-name="ce1">
            <text:p>84.3176</text:p>
          </table:table-cell>
          <table:table-cell office:value-type="float" office:value="84.495900000000006" table:style-name="ce1">
            <text:p>84.4959</text:p>
          </table:table-cell>
          <table:table-cell office:value-type="float" office:value="84.1511" table:style-name="ce1">
            <text:p>84.1511</text:p>
          </table:table-cell>
          <table:table-cell office:value-type="float" office:value="84.162499999999994" table:style-name="ce1">
            <text:p>84.1625</text:p>
          </table:table-cell>
          <table:table-cell table:style-name="ce1"/>
          <table:table-cell office:value-type="float" office:value="84.410765517241387" table:formula="of:=AVERAGE([.C9:.AE9])" table:style-name="ce1">
            <text:p>84.4107655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9 thread(s)</text:p>
          </table:table-cell>
          <table:table-cell office:value-type="float" office:value="84.703500000000005" table:style-name="ce1">
            <text:p>84.7035</text:p>
          </table:table-cell>
          <table:table-cell office:value-type="float" office:value="84.692599999999999" table:style-name="ce1">
            <text:p>84.6926</text:p>
          </table:table-cell>
          <table:table-cell office:value-type="float" office:value="84.062100000000001" table:style-name="ce1">
            <text:p>84.0621</text:p>
          </table:table-cell>
          <table:table-cell office:value-type="float" office:value="85.554500000000004" table:style-name="ce1">
            <text:p>85.5545</text:p>
          </table:table-cell>
          <table:table-cell office:value-type="float" office:value="83.6768" table:style-name="ce1">
            <text:p>83.6768</text:p>
          </table:table-cell>
          <table:table-cell office:value-type="float" office:value="89.386399999999995" table:style-name="ce1">
            <text:p>89.3864</text:p>
          </table:table-cell>
          <table:table-cell office:value-type="float" office:value="83.366500000000002" table:style-name="ce1">
            <text:p>83.3665</text:p>
          </table:table-cell>
          <table:table-cell office:value-type="float" office:value="84.271100000000004" table:style-name="ce1">
            <text:p>84.2711</text:p>
          </table:table-cell>
          <table:table-cell office:value-type="float" office:value="83.774900000000002" table:style-name="ce1">
            <text:p>83.7749</text:p>
          </table:table-cell>
          <table:table-cell office:value-type="float" office:value="83.578999999999994" table:style-name="ce1">
            <text:p>83.579</text:p>
          </table:table-cell>
          <table:table-cell office:value-type="float" office:value="84.3703" table:style-name="ce1">
            <text:p>84.3703</text:p>
          </table:table-cell>
          <table:table-cell office:value-type="float" office:value="84.523700000000005" table:style-name="ce1">
            <text:p>84.5237</text:p>
          </table:table-cell>
          <table:table-cell office:value-type="float" office:value="85.435599999999994" table:style-name="ce1">
            <text:p>85.4356</text:p>
          </table:table-cell>
          <table:table-cell office:value-type="float" office:value="85.330200000000005" table:style-name="ce1">
            <text:p>85.3302</text:p>
          </table:table-cell>
          <table:table-cell office:value-type="float" office:value="83.660399999999996" table:style-name="ce1">
            <text:p>83.6604</text:p>
          </table:table-cell>
          <table:table-cell office:value-type="float" office:value="84.329300000000003" table:style-name="ce1">
            <text:p>84.3293</text:p>
          </table:table-cell>
          <table:table-cell office:value-type="float" office:value="84.235100000000003" table:style-name="ce1">
            <text:p>84.2351</text:p>
          </table:table-cell>
          <table:table-cell office:value-type="float" office:value="84.285399999999996" table:style-name="ce1">
            <text:p>84.2854</text:p>
          </table:table-cell>
          <table:table-cell office:value-type="float" office:value="84.287499999999994" table:style-name="ce1">
            <text:p>84.2875</text:p>
          </table:table-cell>
          <table:table-cell office:value-type="float" office:value="84.070300000000003" table:style-name="ce1">
            <text:p>84.0703</text:p>
          </table:table-cell>
          <table:table-cell office:value-type="float" office:value="85.181799999999996" table:style-name="ce1">
            <text:p>85.1818</text:p>
          </table:table-cell>
          <table:table-cell office:value-type="float" office:value="83.651899999999998" table:style-name="ce1">
            <text:p>83.6519</text:p>
          </table:table-cell>
          <table:table-cell office:value-type="float" office:value="84.251800000000003" table:style-name="ce1">
            <text:p>84.2518</text:p>
          </table:table-cell>
          <table:table-cell office:value-type="float" office:value="84.140500000000003" table:style-name="ce1">
            <text:p>84.1405</text:p>
          </table:table-cell>
          <table:table-cell office:value-type="float" office:value="84.043899999999994" table:style-name="ce1">
            <text:p>84.0439</text:p>
          </table:table-cell>
          <table:table-cell office:value-type="float" office:value="85.027799999999999" table:style-name="ce1">
            <text:p>85.0278</text:p>
          </table:table-cell>
          <table:table-cell office:value-type="float" office:value="83.936800000000005" table:style-name="ce1">
            <text:p>83.9368</text:p>
          </table:table-cell>
          <table:table-cell office:value-type="float" office:value="83.204599999999999" table:style-name="ce1">
            <text:p>83.2046</text:p>
          </table:table-cell>
          <table:table-cell office:value-type="float" office:value="83.213999999999999" table:style-name="ce1">
            <text:p>83.214</text:p>
          </table:table-cell>
          <table:table-cell office:value-type="float" office:value="85.031300000000002" table:style-name="ce1">
            <text:p>85.0313</text:p>
          </table:table-cell>
          <table:table-cell table:style-name="ce1"/>
          <table:table-cell office:value-type="float" office:value="84.43365862068967" table:formula="of:=AVERAGE([.C10:.AE10])" table:style-name="ce1">
            <text:p>84.43365862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0 thread(s)</text:p>
          </table:table-cell>
          <table:table-cell office:value-type="float" office:value="83.753200000000007" table:style-name="ce1">
            <text:p>83.7532</text:p>
          </table:table-cell>
          <table:table-cell office:value-type="float" office:value="83.469800000000006" table:style-name="ce1">
            <text:p>83.4698</text:p>
          </table:table-cell>
          <table:table-cell office:value-type="float" office:value="83.4101" table:style-name="ce1">
            <text:p>83.4101</text:p>
          </table:table-cell>
          <table:table-cell office:value-type="float" office:value="83.699700000000007" table:style-name="ce1">
            <text:p>83.6997</text:p>
          </table:table-cell>
          <table:table-cell office:value-type="float" office:value="83.158100000000005" table:style-name="ce1">
            <text:p>83.1581</text:p>
          </table:table-cell>
          <table:table-cell office:value-type="float" office:value="82.398700000000005" table:style-name="ce1">
            <text:p>82.3987</text:p>
          </table:table-cell>
          <table:table-cell office:value-type="float" office:value="84.051199999999994" table:style-name="ce1">
            <text:p>84.0512</text:p>
          </table:table-cell>
          <table:table-cell office:value-type="float" office:value="83.590800000000002" table:style-name="ce1">
            <text:p>83.5908</text:p>
          </table:table-cell>
          <table:table-cell office:value-type="float" office:value="83.017300000000006" table:style-name="ce1">
            <text:p>83.0173</text:p>
          </table:table-cell>
          <table:table-cell office:value-type="float" office:value="83.639300000000006" table:style-name="ce1">
            <text:p>83.6393</text:p>
          </table:table-cell>
          <table:table-cell office:value-type="float" office:value="83.331400000000002" table:style-name="ce1">
            <text:p>83.3314</text:p>
          </table:table-cell>
          <table:table-cell office:value-type="float" office:value="83.660399999999996" table:style-name="ce1">
            <text:p>83.6604</text:p>
          </table:table-cell>
          <table:table-cell office:value-type="float" office:value="83.442599999999999" table:style-name="ce1">
            <text:p>83.4426</text:p>
          </table:table-cell>
          <table:table-cell office:value-type="float" office:value="83.206400000000002" table:style-name="ce1">
            <text:p>83.2064</text:p>
          </table:table-cell>
          <table:table-cell office:value-type="float" office:value="83.295400000000001" table:style-name="ce1">
            <text:p>83.2954</text:p>
          </table:table-cell>
          <table:table-cell office:value-type="float" office:value="83.725399999999993" table:style-name="ce1">
            <text:p>83.7254</text:p>
          </table:table-cell>
          <table:table-cell office:value-type="float" office:value="83.281000000000006" table:style-name="ce1">
            <text:p>83.281</text:p>
          </table:table-cell>
          <table:table-cell office:value-type="float" office:value="84.037499999999994" table:style-name="ce1">
            <text:p>84.0375</text:p>
          </table:table-cell>
          <table:table-cell office:value-type="float" office:value="83.657799999999995" table:style-name="ce1">
            <text:p>83.6578</text:p>
          </table:table-cell>
          <table:table-cell office:value-type="float" office:value="87.085499999999996" table:style-name="ce1">
            <text:p>87.0855</text:p>
          </table:table-cell>
          <table:table-cell office:value-type="float" office:value="84.088099999999997" table:style-name="ce1">
            <text:p>84.0881</text:p>
          </table:table-cell>
          <table:table-cell office:value-type="float" office:value="83.063199999999995" table:style-name="ce1">
            <text:p>83.0632</text:p>
          </table:table-cell>
          <table:table-cell office:value-type="float" office:value="84.399299999999997" table:style-name="ce1">
            <text:p>84.3993</text:p>
          </table:table-cell>
          <table:table-cell office:value-type="float" office:value="82.572000000000003" table:style-name="ce1">
            <text:p>82.572</text:p>
          </table:table-cell>
          <table:table-cell office:value-type="float" office:value="83.666899999999998" table:style-name="ce1">
            <text:p>83.6669</text:p>
          </table:table-cell>
          <table:table-cell office:value-type="float" office:value="83.200500000000005" table:style-name="ce1">
            <text:p>83.2005</text:p>
          </table:table-cell>
          <table:table-cell office:value-type="float" office:value="83.371799999999993" table:style-name="ce1">
            <text:p>83.3718</text:p>
          </table:table-cell>
          <table:table-cell office:value-type="float" office:value="83.715800000000002" table:style-name="ce1">
            <text:p>83.7158</text:p>
          </table:table-cell>
          <table:table-cell office:value-type="float" office:value="82.625" table:style-name="ce1">
            <text:p>82.625</text:p>
          </table:table-cell>
          <table:table-cell office:value-type="float" office:value="84.572299999999998" table:style-name="ce1">
            <text:p>84.5723</text:p>
          </table:table-cell>
          <table:table-cell table:style-name="ce1"/>
          <table:table-cell office:value-type="float" office:value="83.601148275862059" table:formula="of:=AVERAGE([.C11:.AE11])" table:style-name="ce1">
            <text:p>83.6011482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1 thread(s)</text:p>
          </table:table-cell>
          <table:table-cell office:value-type="float" office:value="83.413899999999998" table:style-name="ce1">
            <text:p>83.4139</text:p>
          </table:table-cell>
          <table:table-cell office:value-type="float" office:value="84.262600000000006" table:style-name="ce1">
            <text:p>84.2626</text:p>
          </table:table-cell>
          <table:table-cell office:value-type="float" office:value="83.973699999999994" table:style-name="ce1">
            <text:p>83.9737</text:p>
          </table:table-cell>
          <table:table-cell office:value-type="float" office:value="81.999399999999994" table:style-name="ce1">
            <text:p>81.9994</text:p>
          </table:table-cell>
          <table:table-cell office:value-type="float" office:value="82.247699999999995" table:style-name="ce1">
            <text:p>82.2477</text:p>
          </table:table-cell>
          <table:table-cell office:value-type="float" office:value="82.110100000000003" table:style-name="ce1">
            <text:p>82.1101</text:p>
          </table:table-cell>
          <table:table-cell office:value-type="float" office:value="83.220699999999994" table:style-name="ce1">
            <text:p>83.2207</text:p>
          </table:table-cell>
          <table:table-cell office:value-type="float" office:value="83.918599999999998" table:style-name="ce1">
            <text:p>83.9186</text:p>
          </table:table-cell>
          <table:table-cell office:value-type="float" office:value="84.225099999999998" table:style-name="ce1">
            <text:p>84.2251</text:p>
          </table:table-cell>
          <table:table-cell office:value-type="float" office:value="82.606300000000005" table:style-name="ce1">
            <text:p>82.6063</text:p>
          </table:table-cell>
          <table:table-cell office:value-type="float" office:value="82.050600000000003" table:style-name="ce1">
            <text:p>82.0506</text:p>
          </table:table-cell>
          <table:table-cell office:value-type="float" office:value="83.687399999999997" table:style-name="ce1">
            <text:p>83.6874</text:p>
          </table:table-cell>
          <table:table-cell office:value-type="float" office:value="83.819699999999997" table:style-name="ce1">
            <text:p>83.8197</text:p>
          </table:table-cell>
          <table:table-cell office:value-type="float" office:value="83.340500000000006" table:style-name="ce1">
            <text:p>83.3405</text:p>
          </table:table-cell>
          <table:table-cell office:value-type="float" office:value="83.906000000000006" table:style-name="ce1">
            <text:p>83.906</text:p>
          </table:table-cell>
          <table:table-cell office:value-type="float" office:value="82.884100000000004" table:style-name="ce1">
            <text:p>82.8841</text:p>
          </table:table-cell>
          <table:table-cell office:value-type="float" office:value="83.7333" table:style-name="ce1">
            <text:p>83.7333</text:p>
          </table:table-cell>
          <table:table-cell office:value-type="float" office:value="83.066199999999995" table:style-name="ce1">
            <text:p>83.0662</text:p>
          </table:table-cell>
          <table:table-cell office:value-type="float" office:value="83.511399999999995" table:style-name="ce1">
            <text:p>83.5114</text:p>
          </table:table-cell>
          <table:table-cell office:value-type="float" office:value="84.123199999999997" table:style-name="ce1">
            <text:p>84.1232</text:p>
          </table:table-cell>
          <table:table-cell office:value-type="float" office:value="83.852800000000002" table:style-name="ce1">
            <text:p>83.8528</text:p>
          </table:table-cell>
          <table:table-cell office:value-type="float" office:value="83.211699999999993" table:style-name="ce1">
            <text:p>83.2117</text:p>
          </table:table-cell>
          <table:table-cell office:value-type="float" office:value="82.716899999999995" table:style-name="ce1">
            <text:p>82.7169</text:p>
          </table:table-cell>
          <table:table-cell office:value-type="float" office:value="84.687399999999997" table:style-name="ce1">
            <text:p>84.6874</text:p>
          </table:table-cell>
          <table:table-cell office:value-type="float" office:value="82.6434" table:style-name="ce1">
            <text:p>82.6434</text:p>
          </table:table-cell>
          <table:table-cell office:value-type="float" office:value="82.9786" table:style-name="ce1">
            <text:p>82.9786</text:p>
          </table:table-cell>
          <table:table-cell office:value-type="float" office:value="83.066999999999993" table:style-name="ce1">
            <text:p>83.067</text:p>
          </table:table-cell>
          <table:table-cell office:value-type="float" office:value="85.195599999999999" table:style-name="ce1">
            <text:p>85.1956</text:p>
          </table:table-cell>
          <table:table-cell office:value-type="float" office:value="82.9739" table:style-name="ce1">
            <text:p>82.9739</text:p>
          </table:table-cell>
          <table:table-cell office:value-type="float" office:value="83.607100000000003" table:style-name="ce1">
            <text:p>83.6071</text:p>
          </table:table-cell>
          <table:table-cell table:style-name="ce1"/>
          <table:table-cell office:value-type="float" office:value="83.366241379310352" table:formula="of:=AVERAGE([.C12:.AE12])" table:style-name="ce1">
            <text:p>83.3662413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2 thread(s)</text:p>
          </table:table-cell>
          <table:table-cell office:value-type="float" office:value="83.003500000000003" table:style-name="ce1">
            <text:p>83.0035</text:p>
          </table:table-cell>
          <table:table-cell office:value-type="float" office:value="84.185000000000002" table:style-name="ce1">
            <text:p>84.185</text:p>
          </table:table-cell>
          <table:table-cell office:value-type="float" office:value="83.260499999999993" table:style-name="ce1">
            <text:p>83.2605</text:p>
          </table:table-cell>
          <table:table-cell office:value-type="float" office:value="83.182699999999997" table:style-name="ce1">
            <text:p>83.1827</text:p>
          </table:table-cell>
          <table:table-cell office:value-type="float" office:value="83.455200000000005" table:style-name="ce1">
            <text:p>83.4552</text:p>
          </table:table-cell>
          <table:table-cell office:value-type="float" office:value="82.273099999999999" table:style-name="ce1">
            <text:p>82.2731</text:p>
          </table:table-cell>
          <table:table-cell office:value-type="float" office:value="81.985399999999998" table:style-name="ce1">
            <text:p>81.9854</text:p>
          </table:table-cell>
          <table:table-cell office:value-type="float" office:value="83.342500000000001" table:style-name="ce1">
            <text:p>83.3425</text:p>
          </table:table-cell>
          <table:table-cell office:value-type="float" office:value="82.802700000000002" table:style-name="ce1">
            <text:p>82.8027</text:p>
          </table:table-cell>
          <table:table-cell office:value-type="float" office:value="83.250600000000006" table:style-name="ce1">
            <text:p>83.2506</text:p>
          </table:table-cell>
          <table:table-cell office:value-type="float" office:value="85.254099999999994" table:style-name="ce1">
            <text:p>85.2541</text:p>
          </table:table-cell>
          <table:table-cell office:value-type="float" office:value="83.225999999999999" table:style-name="ce1">
            <text:p>83.226</text:p>
          </table:table-cell>
          <table:table-cell office:value-type="float" office:value="83.424499999999995" table:style-name="ce1">
            <text:p>83.4245</text:p>
          </table:table-cell>
          <table:table-cell office:value-type="float" office:value="84.509100000000004" table:style-name="ce1">
            <text:p>84.5091</text:p>
          </table:table-cell>
          <table:table-cell office:value-type="float" office:value="83.903400000000005" table:style-name="ce1">
            <text:p>83.9034</text:p>
          </table:table-cell>
          <table:table-cell office:value-type="float" office:value="84.915700000000001" table:style-name="ce1">
            <text:p>84.9157</text:p>
          </table:table-cell>
          <table:table-cell office:value-type="float" office:value="84.072299999999998" table:style-name="ce1">
            <text:p>84.0723</text:p>
          </table:table-cell>
          <table:table-cell office:value-type="float" office:value="83.709599999999995" table:style-name="ce1">
            <text:p>83.7096</text:p>
          </table:table-cell>
          <table:table-cell office:value-type="float" office:value="83.833699999999993" table:style-name="ce1">
            <text:p>83.8337</text:p>
          </table:table-cell>
          <table:table-cell office:value-type="float" office:value="83.229500000000002" table:style-name="ce1">
            <text:p>83.2295</text:p>
          </table:table-cell>
          <table:table-cell office:value-type="float" office:value="83.466300000000004" table:style-name="ce1">
            <text:p>83.4663</text:p>
          </table:table-cell>
          <table:table-cell office:value-type="float" office:value="83.840999999999994" table:style-name="ce1">
            <text:p>83.841</text:p>
          </table:table-cell>
          <table:table-cell office:value-type="float" office:value="83.677099999999996" table:style-name="ce1">
            <text:p>83.6771</text:p>
          </table:table-cell>
          <table:table-cell office:value-type="float" office:value="83.707599999999999" table:style-name="ce1">
            <text:p>83.7076</text:p>
          </table:table-cell>
          <table:table-cell office:value-type="float" office:value="83.594300000000004" table:style-name="ce1">
            <text:p>83.5943</text:p>
          </table:table-cell>
          <table:table-cell office:value-type="float" office:value="83.630300000000005" table:style-name="ce1">
            <text:p>83.6303</text:p>
          </table:table-cell>
          <table:table-cell office:value-type="float" office:value="83.584599999999995" table:style-name="ce1">
            <text:p>83.5846</text:p>
          </table:table-cell>
          <table:table-cell office:value-type="float" office:value="84.190899999999999" table:style-name="ce1">
            <text:p>84.1909</text:p>
          </table:table-cell>
          <table:table-cell office:value-type="float" office:value="83.671800000000005" table:style-name="ce1">
            <text:p>83.6718</text:p>
          </table:table-cell>
          <table:table-cell office:value-type="float" office:value="84.662499999999994" table:style-name="ce1">
            <text:p>84.6625</text:p>
          </table:table-cell>
          <table:table-cell table:style-name="ce1"/>
          <table:table-cell office:value-type="float" office:value="83.649724137931017" table:formula="of:=AVERAGE([.C13:.AE13])" table:style-name="ce1">
            <text:p>83.64972414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3 thread(s)</text:p>
          </table:table-cell>
          <table:table-cell office:value-type="float" office:value="88.263199999999998" table:style-name="ce1">
            <text:p>88.2632</text:p>
          </table:table-cell>
          <table:table-cell office:value-type="float" office:value="83.115300000000005" table:style-name="ce1">
            <text:p>83.1153</text:p>
          </table:table-cell>
          <table:table-cell office:value-type="float" office:value="82.466899999999995" table:style-name="ce1">
            <text:p>82.4669</text:p>
          </table:table-cell>
          <table:table-cell office:value-type="float" office:value="83.450199999999995" table:style-name="ce1">
            <text:p>83.4502</text:p>
          </table:table-cell>
          <table:table-cell office:value-type="float" office:value="83.763499999999993" table:style-name="ce1">
            <text:p>83.7635</text:p>
          </table:table-cell>
          <table:table-cell office:value-type="float" office:value="83.078199999999995" table:style-name="ce1">
            <text:p>83.0782</text:p>
          </table:table-cell>
          <table:table-cell office:value-type="float" office:value="83.562100000000001" table:style-name="ce1">
            <text:p>83.5621</text:p>
          </table:table-cell>
          <table:table-cell office:value-type="float" office:value="83.333699999999993" table:style-name="ce1">
            <text:p>83.3337</text:p>
          </table:table-cell>
          <table:table-cell office:value-type="float" office:value="83.037800000000004" table:style-name="ce1">
            <text:p>83.0378</text:p>
          </table:table-cell>
          <table:table-cell office:value-type="float" office:value="83.066199999999995" table:style-name="ce1">
            <text:p>83.0662</text:p>
          </table:table-cell>
          <table:table-cell office:value-type="float" office:value="83.1584" table:style-name="ce1">
            <text:p>83.1584</text:p>
          </table:table-cell>
          <table:table-cell office:value-type="float" office:value="83.110399999999998" table:style-name="ce1">
            <text:p>83.1104</text:p>
          </table:table-cell>
          <table:table-cell office:value-type="float" office:value="83.769300000000001" table:style-name="ce1">
            <text:p>83.7693</text:p>
          </table:table-cell>
          <table:table-cell office:value-type="float" office:value="83.226900000000001" table:style-name="ce1">
            <text:p>83.2269</text:p>
          </table:table-cell>
          <table:table-cell office:value-type="float" office:value="84.4315" table:style-name="ce1">
            <text:p>84.4315</text:p>
          </table:table-cell>
          <table:table-cell office:value-type="float" office:value="83.366200000000006" table:style-name="ce1">
            <text:p>83.3662</text:p>
          </table:table-cell>
          <table:table-cell office:value-type="float" office:value="83.3583" table:style-name="ce1">
            <text:p>83.3583</text:p>
          </table:table-cell>
          <table:table-cell office:value-type="float" office:value="83.6631" table:style-name="ce1">
            <text:p>83.6631</text:p>
          </table:table-cell>
          <table:table-cell office:value-type="float" office:value="84.150800000000004" table:style-name="ce1">
            <text:p>84.1508</text:p>
          </table:table-cell>
          <table:table-cell office:value-type="float" office:value="84.045100000000005" table:style-name="ce1">
            <text:p>84.0451</text:p>
          </table:table-cell>
          <table:table-cell office:value-type="float" office:value="82.762600000000006" table:style-name="ce1">
            <text:p>82.7626</text:p>
          </table:table-cell>
          <table:table-cell office:value-type="float" office:value="84.224199999999996" table:style-name="ce1">
            <text:p>84.2242</text:p>
          </table:table-cell>
          <table:table-cell office:value-type="float" office:value="83.894300000000001" table:style-name="ce1">
            <text:p>83.8943</text:p>
          </table:table-cell>
          <table:table-cell office:value-type="float" office:value="83.958699999999993" table:style-name="ce1">
            <text:p>83.9587</text:p>
          </table:table-cell>
          <table:table-cell office:value-type="float" office:value="83.574700000000007" table:style-name="ce1">
            <text:p>83.5747</text:p>
          </table:table-cell>
          <table:table-cell office:value-type="float" office:value="82.874099999999999" table:style-name="ce1">
            <text:p>82.8741</text:p>
          </table:table-cell>
          <table:table-cell office:value-type="float" office:value="83.328699999999998" table:style-name="ce1">
            <text:p>83.3287</text:p>
          </table:table-cell>
          <table:table-cell office:value-type="float" office:value="83.615899999999996" table:style-name="ce1">
            <text:p>83.6159</text:p>
          </table:table-cell>
          <table:table-cell office:value-type="float" office:value="83.529600000000002" table:style-name="ce1">
            <text:p>83.5296</text:p>
          </table:table-cell>
          <table:table-cell office:value-type="float" office:value="84.082599999999999" table:style-name="ce1">
            <text:p>84.0826</text:p>
          </table:table-cell>
          <table:table-cell table:style-name="ce1"/>
          <table:table-cell office:value-type="float" office:value="83.482734482758602" table:formula="of:=AVERAGE([.C14:.AE14])" table:style-name="ce1">
            <text:p>83.48273448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4 thread(s)</text:p>
          </table:table-cell>
          <table:table-cell office:value-type="float" office:value="82.725700000000003" table:style-name="ce1">
            <text:p>82.7257</text:p>
          </table:table-cell>
          <table:table-cell office:value-type="float" office:value="82.644900000000007" table:style-name="ce1">
            <text:p>82.6449</text:p>
          </table:table-cell>
          <table:table-cell office:value-type="float" office:value="82.76" table:style-name="ce1">
            <text:p>82.76</text:p>
          </table:table-cell>
          <table:table-cell office:value-type="float" office:value="83.477199999999996" table:style-name="ce1">
            <text:p>83.4772</text:p>
          </table:table-cell>
          <table:table-cell office:value-type="float" office:value="82.953500000000005" table:style-name="ce1">
            <text:p>82.9535</text:p>
          </table:table-cell>
          <table:table-cell office:value-type="float" office:value="82.590500000000006" table:style-name="ce1">
            <text:p>82.5905</text:p>
          </table:table-cell>
          <table:table-cell office:value-type="float" office:value="82.935000000000002" table:style-name="ce1">
            <text:p>82.935</text:p>
          </table:table-cell>
          <table:table-cell office:value-type="float" office:value="82.7834" table:style-name="ce1">
            <text:p>82.7834</text:p>
          </table:table-cell>
          <table:table-cell office:value-type="float" office:value="82.760800000000003" table:style-name="ce1">
            <text:p>82.7608</text:p>
          </table:table-cell>
          <table:table-cell office:value-type="float" office:value="82.780199999999994" table:style-name="ce1">
            <text:p>82.7802</text:p>
          </table:table-cell>
          <table:table-cell office:value-type="float" office:value="82.795699999999997" table:style-name="ce1">
            <text:p>82.7957</text:p>
          </table:table-cell>
          <table:table-cell office:value-type="float" office:value="82.982399999999998" table:style-name="ce1">
            <text:p>82.9824</text:p>
          </table:table-cell>
          <table:table-cell office:value-type="float" office:value="91.042500000000004" table:style-name="ce1">
            <text:p>91.0425</text:p>
          </table:table-cell>
          <table:table-cell office:value-type="float" office:value="82.810299999999998" table:style-name="ce1">
            <text:p>82.8103</text:p>
          </table:table-cell>
          <table:table-cell office:value-type="float" office:value="82.499399999999994" table:style-name="ce1">
            <text:p>82.4994</text:p>
          </table:table-cell>
          <table:table-cell office:value-type="float" office:value="83.209299999999999" table:style-name="ce1">
            <text:p>83.2093</text:p>
          </table:table-cell>
          <table:table-cell office:value-type="float" office:value="82.904899999999998" table:style-name="ce1">
            <text:p>82.9049</text:p>
          </table:table-cell>
          <table:table-cell office:value-type="float" office:value="82.783100000000005" table:style-name="ce1">
            <text:p>82.7831</text:p>
          </table:table-cell>
          <table:table-cell office:value-type="float" office:value="83.669799999999995" table:style-name="ce1">
            <text:p>83.6698</text:p>
          </table:table-cell>
          <table:table-cell office:value-type="float" office:value="82.855099999999993" table:style-name="ce1">
            <text:p>82.8551</text:p>
          </table:table-cell>
          <table:table-cell office:value-type="float" office:value="81.949399999999997" table:style-name="ce1">
            <text:p>81.9494</text:p>
          </table:table-cell>
          <table:table-cell office:value-type="float" office:value="83.228300000000004" table:style-name="ce1">
            <text:p>83.2283</text:p>
          </table:table-cell>
          <table:table-cell office:value-type="float" office:value="82.226900000000001" table:style-name="ce1">
            <text:p>82.2269</text:p>
          </table:table-cell>
          <table:table-cell office:value-type="float" office:value="82.653099999999995" table:style-name="ce1">
            <text:p>82.6531</text:p>
          </table:table-cell>
          <table:table-cell office:value-type="float" office:value="82.6999" table:style-name="ce1">
            <text:p>82.6999</text:p>
          </table:table-cell>
          <table:table-cell office:value-type="float" office:value="82.834299999999999" table:style-name="ce1">
            <text:p>82.8343</text:p>
          </table:table-cell>
          <table:table-cell office:value-type="float" office:value="82.594300000000004" table:style-name="ce1">
            <text:p>82.5943</text:p>
          </table:table-cell>
          <table:table-cell office:value-type="float" office:value="83.1982" table:style-name="ce1">
            <text:p>83.1982</text:p>
          </table:table-cell>
          <table:table-cell office:value-type="float" office:value="83.305599999999998" table:style-name="ce1">
            <text:p>83.3056</text:p>
          </table:table-cell>
          <table:table-cell office:value-type="float" office:value="82.880300000000005" table:style-name="ce1">
            <text:p>82.8803</text:p>
          </table:table-cell>
          <table:table-cell table:style-name="ce1"/>
          <table:table-cell office:value-type="float" office:value="83.131320689655183" table:formula="of:=AVERAGE([.C15:.AE15])" table:style-name="ce1">
            <text:p>83.13132069</text:p>
          </table:table-cell>
          <table:table-cell table:number-columns-repeated="16351"/>
        </table:table-row>
        <table:table-row table:style-name="ro1">
          <table:table-cell office:value-type="string" table:style-name="ce2">
            <text:p>15 thread(s)</text:p>
          </table:table-cell>
          <table:table-cell office:value-type="float" office:value="82.332800000000006" table:style-name="ce1">
            <text:p>82.3328</text:p>
          </table:table-cell>
          <table:table-cell office:value-type="float" office:value="82.149900000000002" table:style-name="ce1">
            <text:p>82.1499</text:p>
          </table:table-cell>
          <table:table-cell office:value-type="float" office:value="82.536900000000003" table:style-name="ce1">
            <text:p>82.5369</text:p>
          </table:table-cell>
          <table:table-cell office:value-type="float" office:value="81.886700000000005" table:style-name="ce1">
            <text:p>81.8867</text:p>
          </table:table-cell>
          <table:table-cell office:value-type="float" office:value="82.160700000000006" table:style-name="ce1">
            <text:p>82.1607</text:p>
          </table:table-cell>
          <table:table-cell office:value-type="float" office:value="81.948800000000006" table:style-name="ce1">
            <text:p>81.9488</text:p>
          </table:table-cell>
          <table:table-cell office:value-type="float" office:value="82.560599999999994" table:style-name="ce1">
            <text:p>82.5606</text:p>
          </table:table-cell>
          <table:table-cell office:value-type="float" office:value="82.424800000000005" table:style-name="ce1">
            <text:p>82.4248</text:p>
          </table:table-cell>
          <table:table-cell office:value-type="float" office:value="82.058800000000005" table:style-name="ce1">
            <text:p>82.0588</text:p>
          </table:table-cell>
          <table:table-cell office:value-type="float" office:value="90.072900000000004" table:style-name="ce1">
            <text:p>90.0729</text:p>
          </table:table-cell>
          <table:table-cell office:value-type="float" office:value="82.555599999999998" table:style-name="ce1">
            <text:p>82.5556</text:p>
          </table:table-cell>
          <table:table-cell office:value-type="float" office:value="82.762" table:style-name="ce1">
            <text:p>82.762</text:p>
          </table:table-cell>
          <table:table-cell office:value-type="float" office:value="82.569100000000006" table:style-name="ce1">
            <text:p>82.5691</text:p>
          </table:table-cell>
          <table:table-cell office:value-type="float" office:value="82.2898" table:style-name="ce1">
            <text:p>82.2898</text:p>
          </table:table-cell>
          <table:table-cell office:value-type="float" office:value="82.433499999999995" table:style-name="ce1">
            <text:p>82.4335</text:p>
          </table:table-cell>
          <table:table-cell office:value-type="float" office:value="82.432699999999997" table:style-name="ce1">
            <text:p>82.4327</text:p>
          </table:table-cell>
          <table:table-cell office:value-type="float" office:value="82.357399999999998" table:style-name="ce1">
            <text:p>82.3574</text:p>
          </table:table-cell>
          <table:table-cell office:value-type="float" office:value="82.569400000000002" table:style-name="ce1">
            <text:p>82.5694</text:p>
          </table:table-cell>
          <table:table-cell office:value-type="float" office:value="81.801199999999994" table:style-name="ce1">
            <text:p>81.8012</text:p>
          </table:table-cell>
          <table:table-cell office:value-type="float" office:value="81.597800000000007" table:style-name="ce1">
            <text:p>81.5978</text:p>
          </table:table-cell>
          <table:table-cell office:value-type="float" office:value="82.3352" table:style-name="ce1">
            <text:p>82.3352</text:p>
          </table:table-cell>
          <table:table-cell office:value-type="float" office:value="82.411600000000007" table:style-name="ce1">
            <text:p>82.4116</text:p>
          </table:table-cell>
          <table:table-cell office:value-type="float" office:value="82.3797" table:style-name="ce1">
            <text:p>82.3797</text:p>
          </table:table-cell>
          <table:table-cell office:value-type="float" office:value="81.633799999999994" table:style-name="ce1">
            <text:p>81.6338</text:p>
          </table:table-cell>
          <table:table-cell office:value-type="float" office:value="88.924199999999999" table:style-name="ce1">
            <text:p>88.9242</text:p>
          </table:table-cell>
          <table:table-cell office:value-type="float" office:value="83.7881" table:style-name="ce1">
            <text:p>83.7881</text:p>
          </table:table-cell>
          <table:table-cell office:value-type="float" office:value="83.256699999999995" table:style-name="ce1">
            <text:p>83.2567</text:p>
          </table:table-cell>
          <table:table-cell office:value-type="float" office:value="82.471299999999999" table:style-name="ce1">
            <text:p>82.4713</text:p>
          </table:table-cell>
          <table:table-cell office:value-type="float" office:value="83.137299999999996" table:style-name="ce1">
            <text:p>83.1373</text:p>
          </table:table-cell>
          <table:table-cell office:value-type="float" office:value="82.589299999999994" table:style-name="ce1">
            <text:p>82.5893</text:p>
          </table:table-cell>
          <table:table-cell table:style-name="ce1"/>
          <table:table-cell office:value-type="float" office:value="82.899855172413808" table:formula="of:=AVERAGE([.C16:.AE16])" table:style-name="ce1">
            <text:p>82.89985517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1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Run 1<text:s/>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text:s/>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style-name="ce1"/>
          <table:table-cell office:value-type="string" table:style-name="ce1">
            <text:p>Run 1<text:s/>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text:s/>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number-columns-repeated="16373" table:style-name="ce1"/>
        </table:table-row>
        <table:table-row table:style-name="ro1">
          <table:table-cell office:value-type="float" office:value="95.995027586206902" table:style-name="ce1">
            <text:p>95.99502759</text:p>
          </table:table-cell>
          <table:table-cell office:value-type="float" office:value="95.832848275862062" table:style-name="ce1">
            <text:p>95.83284828</text:p>
          </table:table-cell>
          <table:table-cell office:value-type="float" office:value="96.000727586206906" table:style-name="ce1">
            <text:p>96.00072759</text:p>
          </table:table-cell>
          <table:table-cell office:value-type="float" office:value="96.326741379310363" table:style-name="ce1">
            <text:p>96.32674138</text:p>
          </table:table-cell>
          <table:table-cell office:value-type="float" office:value="96.122851724137931" table:style-name="ce1">
            <text:p>96.12285172</text:p>
          </table:table-cell>
          <table:table-cell table:style-name="ce1"/>
          <table:table-cell office:value-type="float" office:value="95.995027586206902" table:style-name="ce1">
            <text:p>95.99502759</text:p>
          </table:table-cell>
          <table:table-cell office:value-type="float" office:value="95.832848275862062" table:style-name="ce1">
            <text:p>95.83284828</text:p>
          </table:table-cell>
          <table:table-cell office:value-type="float" office:value="96.000727586206906" table:style-name="ce1">
            <text:p>96.00072759</text:p>
          </table:table-cell>
          <table:table-cell table:number-columns-repeated="2" table:style-name="ce1"/>
          <table:table-cell office:value-type="float" office:value="95.942867816091962" table:formula="of:=AVERAGE([.G2:.K2])" table:style-name="ce1">
            <text:p>95.94286782</text:p>
          </table:table-cell>
          <table:table-cell table:number-columns-repeated="16372"/>
        </table:table-row>
        <table:table-row table:style-name="ro1">
          <table:table-cell office:value-type="float" office:value="86.728117241379294" table:style-name="ce1">
            <text:p>86.72811724</text:p>
          </table:table-cell>
          <table:table-cell office:value-type="float" office:value="86.846303448275862" table:style-name="ce1">
            <text:p>86.84630345</text:p>
          </table:table-cell>
          <table:table-cell office:value-type="float" office:value="86.716717241379314" table:style-name="ce1">
            <text:p>86.71671724</text:p>
          </table:table-cell>
          <table:table-cell office:value-type="float" office:value="86.797610344827575" table:style-name="ce1">
            <text:p>86.79761034</text:p>
          </table:table-cell>
          <table:table-cell office:value-type="float" office:value="86.82638965517242" table:style-name="ce1">
            <text:p>86.82638966</text:p>
          </table:table-cell>
          <table:table-cell table:style-name="ce1"/>
          <table:table-cell office:value-type="float" office:value="86.728117241379294" table:style-name="ce1">
            <text:p>86.72811724</text:p>
          </table:table-cell>
          <table:table-cell table:style-name="ce1"/>
          <table:table-cell office:value-type="float" office:value="86.716717241379314" table:style-name="ce1">
            <text:p>86.71671724</text:p>
          </table:table-cell>
          <table:table-cell office:value-type="float" office:value="86.797610344827575" table:style-name="ce1">
            <text:p>86.79761034</text:p>
          </table:table-cell>
          <table:table-cell table:style-name="ce1"/>
          <table:table-cell office:value-type="float" office:value="86.74748160919539" table:formula="of:=AVERAGE([.G3:.K3])" table:style-name="ce1">
            <text:p>86.74748161</text:p>
          </table:table-cell>
          <table:table-cell table:number-columns-repeated="16372"/>
        </table:table-row>
        <table:table-row table:style-name="ro1">
          <table:table-cell office:value-type="float" office:value="83.424027586206861" table:style-name="ce1">
            <text:p>83.42402759</text:p>
          </table:table-cell>
          <table:table-cell office:value-type="float" office:value="83.531786206896555" table:style-name="ce1">
            <text:p>83.53178621</text:p>
          </table:table-cell>
          <table:table-cell office:value-type="float" office:value="83.508420689655182" table:style-name="ce1">
            <text:p>83.50842069</text:p>
          </table:table-cell>
          <table:table-cell office:value-type="float" office:value="83.761886206896534" table:style-name="ce1">
            <text:p>83.76188621</text:p>
          </table:table-cell>
          <table:table-cell office:value-type="float" office:value="83.971055172413799" table:style-name="ce1">
            <text:p>83.97105517</text:p>
          </table:table-cell>
          <table:table-cell table:style-name="ce1"/>
          <table:table-cell office:value-type="float" office:value="83.424027586206861" table:style-name="ce1">
            <text:p>83.42402759</text:p>
          </table:table-cell>
          <table:table-cell office:value-type="float" office:value="83.531786206896555" table:style-name="ce1">
            <text:p>83.53178621</text:p>
          </table:table-cell>
          <table:table-cell office:value-type="float" office:value="83.508420689655182" table:style-name="ce1">
            <text:p>83.50842069</text:p>
          </table:table-cell>
          <table:table-cell table:number-columns-repeated="2" table:style-name="ce1"/>
          <table:table-cell office:value-type="float" office:value="83.488078160919528" table:formula="of:=AVERAGE([.G4:.K4])" table:style-name="ce1">
            <text:p>83.48807816</text:p>
          </table:table-cell>
          <table:table-cell table:number-columns-repeated="16372"/>
        </table:table-row>
        <table:table-row table:style-name="ro1">
          <table:table-cell office:value-type="float" office:value="89.17596551724138" table:style-name="ce1">
            <text:p>89.17596552</text:p>
          </table:table-cell>
          <table:table-cell office:value-type="float" office:value="84.806024137931047" table:style-name="ce1">
            <text:p>84.80602414</text:p>
          </table:table-cell>
          <table:table-cell office:value-type="float" office:value="88.828351724137931" table:style-name="ce1">
            <text:p>88.82835172</text:p>
          </table:table-cell>
          <table:table-cell office:value-type="float" office:value="89.17159655172415" table:style-name="ce1">
            <text:p>89.17159655</text:p>
          </table:table-cell>
          <table:table-cell office:value-type="float" office:value="91.035217241379328" table:style-name="ce1">
            <text:p>91.03521724</text:p>
          </table:table-cell>
          <table:table-cell table:number-columns-repeated="2" table:style-name="ce1"/>
          <table:table-cell office:value-type="float" office:value="84.806024137931047" table:style-name="ce1">
            <text:p>84.80602414</text:p>
          </table:table-cell>
          <table:table-cell office:value-type="float" office:value="88.828351724137931" table:style-name="ce1">
            <text:p>88.82835172</text:p>
          </table:table-cell>
          <table:table-cell office:value-type="float" office:value="89.17159655172415" table:style-name="ce1">
            <text:p>89.17159655</text:p>
          </table:table-cell>
          <table:table-cell table:style-name="ce1"/>
          <table:table-cell office:value-type="float" office:value="87.601990804597719" table:formula="of:=AVERAGE([.G5:.K5])" table:style-name="ce1">
            <text:p>87.6019908</text:p>
          </table:table-cell>
          <table:table-cell table:number-columns-repeated="16372"/>
        </table:table-row>
        <table:table-row table:style-name="ro1">
          <table:table-cell office:value-type="float" office:value="85.852579310344836" table:style-name="ce1">
            <text:p>85.85257931</text:p>
          </table:table-cell>
          <table:table-cell office:value-type="float" office:value="85.87633793103447" table:style-name="ce1">
            <text:p>85.87633793</text:p>
          </table:table-cell>
          <table:table-cell office:value-type="float" office:value="85.790855172413814" table:style-name="ce1">
            <text:p>85.79085517</text:p>
          </table:table-cell>
          <table:table-cell office:value-type="float" office:value="88.234979310344841" table:style-name="ce1">
            <text:p>88.23497931</text:p>
          </table:table-cell>
          <table:table-cell office:value-type="float" office:value="85.796344827586211" table:style-name="ce1">
            <text:p>85.79634483</text:p>
          </table:table-cell>
          <table:table-cell table:style-name="ce1"/>
          <table:table-cell office:value-type="float" office:value="85.852579310344836" table:style-name="ce1">
            <text:p>85.85257931</text:p>
          </table:table-cell>
          <table:table-cell table:style-name="ce1"/>
          <table:table-cell office:value-type="float" office:value="85.790855172413814" table:style-name="ce1">
            <text:p>85.79085517</text:p>
          </table:table-cell>
          <table:table-cell table:style-name="ce1"/>
          <table:table-cell office:value-type="float" office:value="85.796344827586211" table:style-name="ce1">
            <text:p>85.79634483</text:p>
          </table:table-cell>
          <table:table-cell office:value-type="float" office:value="85.813259770114954" table:formula="of:=AVERAGE([.G6:.K6])" table:style-name="ce1">
            <text:p>85.81325977</text:p>
          </table:table-cell>
          <table:table-cell table:number-columns-repeated="16372"/>
        </table:table-row>
        <table:table-row table:style-name="ro1">
          <table:table-cell office:value-type="float" office:value="86.488551724137935" table:style-name="ce1">
            <text:p>86.48855172</text:p>
          </table:table-cell>
          <table:table-cell office:value-type="float" office:value="83.46148275862069" table:style-name="ce1">
            <text:p>83.46148276</text:p>
          </table:table-cell>
          <table:table-cell office:value-type="float" office:value="84.716031034482782" table:style-name="ce1">
            <text:p>84.71603103</text:p>
          </table:table-cell>
          <table:table-cell office:value-type="float" office:value="86.513279310344828" table:style-name="ce1">
            <text:p>86.51327931</text:p>
          </table:table-cell>
          <table:table-cell office:value-type="float" office:value="84.97627931034485" table:style-name="ce1">
            <text:p>84.97627931</text:p>
          </table:table-cell>
          <table:table-cell table:number-columns-repeated="2" table:style-name="ce1"/>
          <table:table-cell office:value-type="float" office:value="83.46148275862069" table:style-name="ce1">
            <text:p>83.46148276</text:p>
          </table:table-cell>
          <table:table-cell office:value-type="float" office:value="84.716031034482782" table:style-name="ce1">
            <text:p>84.71603103</text:p>
          </table:table-cell>
          <table:table-cell table:style-name="ce1"/>
          <table:table-cell office:value-type="float" office:value="84.97627931034485" table:style-name="ce1">
            <text:p>84.97627931</text:p>
          </table:table-cell>
          <table:table-cell office:value-type="float" office:value="84.384597701149445" table:formula="of:=AVERAGE([.G7:.K7])" table:style-name="ce1">
            <text:p>84.3845977</text:p>
          </table:table-cell>
          <table:table-cell table:number-columns-repeated="16372"/>
        </table:table-row>
        <table:table-row table:style-name="ro1">
          <table:table-cell office:value-type="float" office:value="84.235882758620704" table:style-name="ce1">
            <text:p>84.23588276</text:p>
          </table:table-cell>
          <table:table-cell office:value-type="float" office:value="82.937275862068986" table:style-name="ce1">
            <text:p>82.93727586</text:p>
          </table:table-cell>
          <table:table-cell office:value-type="float" office:value="84.022137931034493" table:style-name="ce1">
            <text:p>84.02213793</text:p>
          </table:table-cell>
          <table:table-cell office:value-type="float" office:value="85.928793103448271" table:style-name="ce1">
            <text:p>85.9287931</text:p>
          </table:table-cell>
          <table:table-cell office:value-type="float" office:value="85.906548275862079" table:style-name="ce1">
            <text:p>85.90654828</text:p>
          </table:table-cell>
          <table:table-cell table:style-name="ce1"/>
          <table:table-cell office:value-type="float" office:value="84.235882758620704" table:style-name="ce1">
            <text:p>84.23588276</text:p>
          </table:table-cell>
          <table:table-cell office:value-type="float" office:value="82.937275862068986" table:style-name="ce1">
            <text:p>82.93727586</text:p>
          </table:table-cell>
          <table:table-cell office:value-type="float" office:value="84.022137931034493" table:style-name="ce1">
            <text:p>84.02213793</text:p>
          </table:table-cell>
          <table:table-cell table:number-columns-repeated="2" table:style-name="ce1"/>
          <table:table-cell office:value-type="float" office:value="83.731765517241399" table:formula="of:=AVERAGE([.G8:.K8])" table:style-name="ce1">
            <text:p>83.73176552</text:p>
          </table:table-cell>
          <table:table-cell table:number-columns-repeated="16372"/>
        </table:table-row>
        <table:table-row table:style-name="ro1">
          <table:table-cell office:value-type="float" office:value="84.410765517241387" table:style-name="ce1">
            <text:p>84.41076552</text:p>
          </table:table-cell>
          <table:table-cell office:value-type="float" office:value="82.93064137931033" table:style-name="ce1">
            <text:p>82.93064138</text:p>
          </table:table-cell>
          <table:table-cell office:value-type="float" office:value="84.309396551724149" table:style-name="ce1">
            <text:p>84.30939655</text:p>
          </table:table-cell>
          <table:table-cell office:value-type="float" office:value="83.30357931034483" table:style-name="ce1">
            <text:p>83.30357931</text:p>
          </table:table-cell>
          <table:table-cell office:value-type="float" office:value="83.324524137931022" table:style-name="ce1">
            <text:p>83.32452414</text:p>
          </table:table-cell>
          <table:table-cell table:number-columns-repeated="2" table:style-name="ce1"/>
          <table:table-cell office:value-type="float" office:value="82.93064137931033" table:style-name="ce1">
            <text:p>82.93064138</text:p>
          </table:table-cell>
          <table:table-cell table:style-name="ce1"/>
          <table:table-cell office:value-type="float" office:value="83.30357931034483" table:style-name="ce1">
            <text:p>83.30357931</text:p>
          </table:table-cell>
          <table:table-cell office:value-type="float" office:value="83.324524137931022" table:style-name="ce1">
            <text:p>83.32452414</text:p>
          </table:table-cell>
          <table:table-cell office:value-type="float" office:value="83.186248275862056" table:formula="of:=AVERAGE([.G9:.K9])" table:style-name="ce1">
            <text:p>83.18624828</text:p>
          </table:table-cell>
          <table:table-cell table:number-columns-repeated="16372"/>
        </table:table-row>
        <table:table-row table:style-name="ro1">
          <table:table-cell office:value-type="float" office:value="84.43365862068967" table:style-name="ce1">
            <text:p>84.43365862</text:p>
          </table:table-cell>
          <table:table-cell office:value-type="float" office:value="84.866513793103465" table:style-name="ce1">
            <text:p>84.86651379</text:p>
          </table:table-cell>
          <table:table-cell office:value-type="float" office:value="84.317344827586211" table:style-name="ce1">
            <text:p>84.31734483</text:p>
          </table:table-cell>
          <table:table-cell office:value-type="float" office:value="84.198624137931034" table:style-name="ce1">
            <text:p>84.19862414</text:p>
          </table:table-cell>
          <table:table-cell office:value-type="float" office:value="86.003158620689646" table:style-name="ce1">
            <text:p>86.00315862</text:p>
          </table:table-cell>
          <table:table-cell table:style-name="ce1"/>
          <table:table-cell office:value-type="float" office:value="84.43365862068967" table:style-name="ce1">
            <text:p>84.43365862</text:p>
          </table:table-cell>
          <table:table-cell table:style-name="ce1"/>
          <table:table-cell office:value-type="float" office:value="84.317344827586211" table:style-name="ce1">
            <text:p>84.31734483</text:p>
          </table:table-cell>
          <table:table-cell office:value-type="float" office:value="84.198624137931034" table:style-name="ce1">
            <text:p>84.19862414</text:p>
          </table:table-cell>
          <table:table-cell table:style-name="ce1"/>
          <table:table-cell office:value-type="float" office:value="84.316542528735638" table:formula="of:=AVERAGE([.G10:.K10])" table:style-name="ce1">
            <text:p>84.31654253</text:p>
          </table:table-cell>
          <table:table-cell table:number-columns-repeated="16372"/>
        </table:table-row>
        <table:table-row table:style-name="ro1">
          <table:table-cell office:value-type="float" office:value="83.601148275862059" table:style-name="ce1">
            <text:p>83.60114828</text:p>
          </table:table-cell>
          <table:table-cell office:value-type="float" office:value="83.965889655172418" table:style-name="ce1">
            <text:p>83.96588966</text:p>
          </table:table-cell>
          <table:table-cell office:value-type="float" office:value="84.171275862068967" table:style-name="ce1">
            <text:p>84.17127586</text:p>
          </table:table-cell>
          <table:table-cell office:value-type="float" office:value="84.552093103448257" table:style-name="ce1">
            <text:p>84.5520931</text:p>
          </table:table-cell>
          <table:table-cell office:value-type="float" office:value="84.180834482758627" table:style-name="ce1">
            <text:p>84.18083448</text:p>
          </table:table-cell>
          <table:table-cell table:style-name="ce1"/>
          <table:table-cell office:value-type="float" office:value="83.601148275862059" table:style-name="ce1">
            <text:p>83.60114828</text:p>
          </table:table-cell>
          <table:table-cell office:value-type="float" office:value="83.965889655172418" table:style-name="ce1">
            <text:p>83.96588966</text:p>
          </table:table-cell>
          <table:table-cell office:value-type="float" office:value="84.171275862068967" table:style-name="ce1">
            <text:p>84.17127586</text:p>
          </table:table-cell>
          <table:table-cell table:number-columns-repeated="2" table:style-name="ce1"/>
          <table:table-cell office:value-type="float" office:value="83.912771264367805" table:formula="of:=AVERAGE([.G11:.K11])" table:style-name="ce1">
            <text:p>83.91277126</text:p>
          </table:table-cell>
          <table:table-cell table:number-columns-repeated="16372"/>
        </table:table-row>
        <table:table-row table:style-name="ro1">
          <table:table-cell office:value-type="float" office:value="83.366241379310352" table:style-name="ce1">
            <text:p>83.36624138</text:p>
          </table:table-cell>
          <table:table-cell office:value-type="float" office:value="83.410137931034484" table:style-name="ce1">
            <text:p>83.41013793</text:p>
          </table:table-cell>
          <table:table-cell office:value-type="float" office:value="83.062589655172445" table:style-name="ce1">
            <text:p>83.06258966</text:p>
          </table:table-cell>
          <table:table-cell office:value-type="float" office:value="83.662782758620665" table:style-name="ce1">
            <text:p>83.66278276</text:p>
          </table:table-cell>
          <table:table-cell office:value-type="float" office:value="83.864027586206902" table:style-name="ce1">
            <text:p>83.86402759</text:p>
          </table:table-cell>
          <table:table-cell table:style-name="ce1"/>
          <table:table-cell office:value-type="float" office:value="83.366241379310352" table:style-name="ce1">
            <text:p>83.36624138</text:p>
          </table:table-cell>
          <table:table-cell office:value-type="float" office:value="83.410137931034484" table:style-name="ce1">
            <text:p>83.41013793</text:p>
          </table:table-cell>
          <table:table-cell office:value-type="float" office:value="83.062589655172445" table:style-name="ce1">
            <text:p>83.06258966</text:p>
          </table:table-cell>
          <table:table-cell table:number-columns-repeated="2" table:style-name="ce1"/>
          <table:table-cell office:value-type="float" office:value="83.279656321839099" table:formula="of:=AVERAGE([.G12:.K12])" table:style-name="ce1">
            <text:p>83.27965632</text:p>
          </table:table-cell>
          <table:table-cell table:number-columns-repeated="16372"/>
        </table:table-row>
        <table:table-row table:style-name="ro1">
          <table:table-cell office:value-type="float" office:value="83.649724137931017" table:style-name="ce1">
            <text:p>83.64972414</text:p>
          </table:table-cell>
          <table:table-cell office:value-type="float" office:value="83.899589655172434" table:style-name="ce1">
            <text:p>83.89958966</text:p>
          </table:table-cell>
          <table:table-cell office:value-type="float" office:value="83.907558620689656" table:style-name="ce1">
            <text:p>83.90755862</text:p>
          </table:table-cell>
          <table:table-cell office:value-type="float" office:value="83.409703448275863" table:style-name="ce1">
            <text:p>83.40970345</text:p>
          </table:table-cell>
          <table:table-cell office:value-type="float" office:value="83.319534482758641" table:style-name="ce1">
            <text:p>83.31953448</text:p>
          </table:table-cell>
          <table:table-cell table:style-name="ce1"/>
          <table:table-cell office:value-type="float" office:value="83.649724137931017" table:style-name="ce1">
            <text:p>83.64972414</text:p>
          </table:table-cell>
          <table:table-cell table:number-columns-repeated="2" table:style-name="ce1"/>
          <table:table-cell office:value-type="float" office:value="83.409703448275863" table:style-name="ce1">
            <text:p>83.40970345</text:p>
          </table:table-cell>
          <table:table-cell office:value-type="float" office:value="83.319534482758641" table:style-name="ce1">
            <text:p>83.31953448</text:p>
          </table:table-cell>
          <table:table-cell office:value-type="float" office:value="83.459654022988502" table:formula="of:=AVERAGE([.G13:.K13])" table:style-name="ce1">
            <text:p>83.45965402</text:p>
          </table:table-cell>
          <table:table-cell table:number-columns-repeated="16372"/>
        </table:table-row>
        <table:table-row table:style-name="ro1">
          <table:table-cell office:value-type="float" office:value="83.482734482758602" table:style-name="ce1">
            <text:p>83.48273448</text:p>
          </table:table-cell>
          <table:table-cell office:value-type="float" office:value="83.40835172413793" table:style-name="ce1">
            <text:p>83.40835172</text:p>
          </table:table-cell>
          <table:table-cell office:value-type="float" office:value="83.335286206896555" table:style-name="ce1">
            <text:p>83.33528621</text:p>
          </table:table-cell>
          <table:table-cell office:value-type="float" office:value="83.413703448275868" table:style-name="ce1">
            <text:p>83.41370345</text:p>
          </table:table-cell>
          <table:table-cell office:value-type="float" office:value="83.355248275862067" table:style-name="ce1">
            <text:p>83.35524828</text:p>
          </table:table-cell>
          <table:table-cell table:number-columns-repeated="2" table:style-name="ce1"/>
          <table:table-cell office:value-type="float" office:value="83.40835172413793" table:style-name="ce1">
            <text:p>83.40835172</text:p>
          </table:table-cell>
          <table:table-cell office:value-type="float" office:value="83.335286206896555" table:style-name="ce1">
            <text:p>83.33528621</text:p>
          </table:table-cell>
          <table:table-cell table:style-name="ce1"/>
          <table:table-cell office:value-type="float" office:value="83.355248275862067" table:style-name="ce1">
            <text:p>83.35524828</text:p>
          </table:table-cell>
          <table:table-cell office:value-type="float" office:value="83.366295402298846" table:formula="of:=AVERAGE([.G14:.K14])" table:style-name="ce1">
            <text:p>83.3662954</text:p>
          </table:table-cell>
          <table:table-cell table:number-columns-repeated="16372"/>
        </table:table-row>
        <table:table-row table:style-name="ro1">
          <table:table-cell office:value-type="float" office:value="83.131320689655183" table:style-name="ce1">
            <text:p>83.13132069</text:p>
          </table:table-cell>
          <table:table-cell office:value-type="float" office:value="83.174924137931015" table:style-name="ce1">
            <text:p>83.17492414</text:p>
          </table:table-cell>
          <table:table-cell office:value-type="float" office:value="83.479527586206899" table:style-name="ce1">
            <text:p>83.47952759</text:p>
          </table:table-cell>
          <table:table-cell office:value-type="float" office:value="82.827462068965517" table:style-name="ce1">
            <text:p>82.82746207</text:p>
          </table:table-cell>
          <table:table-cell office:value-type="float" office:value="83.366344827586232" table:style-name="ce1">
            <text:p>83.36634483</text:p>
          </table:table-cell>
          <table:table-cell table:style-name="ce1"/>
          <table:table-cell office:value-type="float" office:value="83.131320689655183" table:style-name="ce1">
            <text:p>83.13132069</text:p>
          </table:table-cell>
          <table:table-cell office:value-type="float" office:value="83.174924137931015" table:style-name="ce1">
            <text:p>83.17492414</text:p>
          </table:table-cell>
          <table:table-cell table:style-name="ce1"/>
          <table:table-cell office:value-type="float" office:value="82.827462068965517" table:style-name="ce1">
            <text:p>82.82746207</text:p>
          </table:table-cell>
          <table:table-cell table:style-name="ce1"/>
          <table:table-cell office:value-type="float" office:value="83.044568965517229" table:formula="of:=AVERAGE([.G15:.K15])" table:style-name="ce1">
            <text:p>83.04456897</text:p>
          </table:table-cell>
          <table:table-cell table:number-columns-repeated="16372"/>
        </table:table-row>
        <table:table-row table:style-name="ro1">
          <table:table-cell office:value-type="float" office:value="82.899855172413808" table:style-name="ce1">
            <text:p>82.89985517</text:p>
          </table:table-cell>
          <table:table-cell office:value-type="float" office:value="83.269244827586192" table:style-name="ce1">
            <text:p>83.26924483</text:p>
          </table:table-cell>
          <table:table-cell office:value-type="float" office:value="82.853327586206888" table:style-name="ce1">
            <text:p>82.85332759</text:p>
          </table:table-cell>
          <table:table-cell office:value-type="float" office:value="83.207624137931035" table:style-name="ce1">
            <text:p>83.20762414</text:p>
          </table:table-cell>
          <table:table-cell office:value-type="float" office:value="83.564913793103457" table:style-name="ce1">
            <text:p>83.56491379</text:p>
          </table:table-cell>
          <table:table-cell table:style-name="ce1"/>
          <table:table-cell office:value-type="float" office:value="82.899855172413808" table:style-name="ce1">
            <text:p>82.89985517</text:p>
          </table:table-cell>
          <table:table-cell table:style-name="ce1"/>
          <table:table-cell office:value-type="float" office:value="82.853327586206888" table:style-name="ce1">
            <text:p>82.85332759</text:p>
          </table:table-cell>
          <table:table-cell office:value-type="float" office:value="83.207624137931035" table:style-name="ce1">
            <text:p>83.20762414</text:p>
          </table:table-cell>
          <table:table-cell table:style-name="ce1"/>
          <table:table-cell office:value-type="float" office:value="82.986935632183915" table:formula="of:=AVERAGE([.G16:.K16])" table:style-name="ce1">
            <text:p>82.98693563</text:p>
          </table:table-cell>
          <table:table-cell table:number-columns-repeated="16372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Ark6.A1:Ark6.AE16" table:name="db__5" table:display-filter-buttons="true" table:on-update-keep-size="false" table:on-update-keep-styles="true" table:refresh-delay="false">
          <table:database-source-sql table:database-name="Provider=Microsoft.Mashup.OleDb.1;Data Source=$Workbook$;Location=db (5);Extended Properties=&quot;&quot;" table:sql-statement="SELECT * FROM [db (5)]"/>
        </table:database-range>
        <table:database-range table:target-range-address="Ark5.A1:Ark5.AE16" table:name="db__4" table:display-filter-buttons="true" table:on-update-keep-size="false" table:on-update-keep-styles="true" table:refresh-delay="false">
          <table:database-source-sql table:database-name="Provider=Microsoft.Mashup.OleDb.1;Data Source=$Workbook$;Location=db (4);Extended Properties=&quot;&quot;" table:sql-statement="SELECT * FROM [db (4)]"/>
        </table:database-range>
        <table:database-range table:target-range-address="Ark4.A1:Ark4.AE16" table:name="db__3" table:display-filter-buttons="true" table:on-update-keep-size="false" table:on-update-keep-styles="true" table:refresh-delay="false">
          <table:database-source-sql table:database-name="Provider=Microsoft.Mashup.OleDb.1;Data Source=$Workbook$;Location=db (3);Extended Properties=&quot;&quot;" table:sql-statement="SELECT * FROM [db (3)]"/>
        </table:database-range>
        <table:database-range table:target-range-address="Ark3.A1:Ark3.AE16" table:name="db__2" table:display-filter-buttons="true" table:on-update-keep-size="false" table:on-update-keep-styles="true" table:refresh-delay="false">
          <table:database-source-sql table:database-name="Provider=Microsoft.Mashup.OleDb.1;Data Source=$Workbook$;Location=db (2);Extended Properties=&quot;&quot;" table:sql-statement="SELECT * FROM [db (2)]"/>
        </table:database-range>
        <table:database-range table:target-range-address="Ark2.A1:Ark2.AE16" table:name="db" table:display-filter-buttons="true" table:on-update-keep-size="false" table:on-update-keep-styles="true" table:refresh-delay="false">
          <table:database-source-sql table:database-name="Provider=Microsoft.Mashup.OleDb.1;Data Source=$Workbook$;Location=db;Extended Properties=&quot;&quot;" table:sql-statement="SELECT * FROM [db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Alexander Brandborg</meta:initial-creator>
    <dc:creator>Alexander Brandborg</dc:creator>
    <meta:creation-date>2018-06-04T17:07:58Z</meta:creation-date>
    <dc:date>2018-06-04T17:25:24Z</dc:date>
  </office:meta>
</office:document-meta>
</file>